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lsteady_sleep_realsteady" table:style-name="ta1">
        <table:shapes>
          <draw:frame draw:z-index="0" draw:style-name="gr1" draw:text-style-name="P1" svg:width="6.2988in" svg:height="3.5429in" svg:x="1.7508in" svg:y="0.0394in">
            <draw:object draw:notify-on-update-of-ranges="realsteady_sleep_realsteady.A1:realsteady_sleep_realsteady.A1 realsteady_sleep_realsteady.A2:realsteady_sleep_realsteady.A475 realsteady_sleep_realsteady.B1:realsteady_sleep_realsteady.B1 realsteady_sleep_realsteady.B2:realsteady_sleep_realsteady.B4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eye_voltage</text:p>
          </table:table-cell>
          <table:table-cell office:value-type="string" calcext:value-type="string">
            <text:p>eye_voltage_thr</text:p>
          </table:table-cell>
          <table:table-cell office:value-type="string" calcext:value-type="string">
            <text:p>eye_c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x_nod_f</text:p>
          </table:table-cell>
          <table:table-cell office:value-type="string" calcext:value-type="string">
            <text:p>max_nod_p</text:p>
          </table:table-cell>
          <table:table-cell office:value-type="string" calcext:value-type="string">
            <text:p>buzz</text:p>
          </table:table-cell>
        </table:table-row>
        <table:table-row table:style-name="ro1">
          <table:table-cell office:value-type="float" office:value="324.97699" calcext:value-type="float">
            <text:p>324.97699</text:p>
          </table:table-cell>
          <table:table-cell office:value-type="float" office:value="1.3095" calcext:value-type="float">
            <text:p>1.3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99" calcext:value-type="float">
            <text:p>-14.299</text:p>
          </table:table-cell>
          <table:table-cell office:value-type="float" office:value="-9.299" calcext:value-type="float">
            <text:p>-9.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076996" calcext:value-type="float">
            <text:p>325.076996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79" calcext:value-type="float">
            <text:p>-14.279</text:p>
          </table:table-cell>
          <table:table-cell office:value-type="float" office:value="-9.279" calcext:value-type="float">
            <text:p>-9.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178009" calcext:value-type="float">
            <text:p>325.178009</text:p>
          </table:table-cell>
          <table:table-cell office:value-type="float" office:value="1.2902" calcext:value-type="float">
            <text:p>1.2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383" calcext:value-type="float">
            <text:p>-14.383</text:p>
          </table:table-cell>
          <table:table-cell office:value-type="float" office:value="-9.383" calcext:value-type="float">
            <text:p>-9.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278992" calcext:value-type="float">
            <text:p>325.278992</text:p>
          </table:table-cell>
          <table:table-cell office:value-type="float" office:value="1.295" calcext:value-type="float">
            <text:p>1.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563" calcext:value-type="float">
            <text:p>-14.563</text:p>
          </table:table-cell>
          <table:table-cell office:value-type="float" office:value="-9.563" calcext:value-type="float">
            <text:p>-9.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380005" calcext:value-type="float">
            <text:p>325.380005</text:p>
          </table:table-cell>
          <table:table-cell office:value-type="float" office:value="1.2918" calcext:value-type="float">
            <text:p>1.2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91" calcext:value-type="float">
            <text:p>-14.291</text:p>
          </table:table-cell>
          <table:table-cell office:value-type="float" office:value="-9.291" calcext:value-type="float">
            <text:p>-9.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480011" calcext:value-type="float">
            <text:p>325.480011</text:p>
          </table:table-cell>
          <table:table-cell office:value-type="float" office:value="1.2942" calcext:value-type="float">
            <text:p>1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87" calcext:value-type="float">
            <text:p>-13.887</text:p>
          </table:table-cell>
          <table:table-cell office:value-type="float" office:value="-8.887" calcext:value-type="float">
            <text:p>-8.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580994" calcext:value-type="float">
            <text:p>325.580994</text:p>
          </table:table-cell>
          <table:table-cell office:value-type="float" office:value="1.2942" calcext:value-type="float">
            <text:p>1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81" calcext:value-type="float">
            <text:p>-14.081</text:p>
          </table:table-cell>
          <table:table-cell office:value-type="float" office:value="-9.081" calcext:value-type="float">
            <text:p>-9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682007" calcext:value-type="float">
            <text:p>325.682007</text:p>
          </table:table-cell>
          <table:table-cell office:value-type="float" office:value="1.2942" calcext:value-type="float">
            <text:p>1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31" calcext:value-type="float">
            <text:p>-14.231</text:p>
          </table:table-cell>
          <table:table-cell office:value-type="float" office:value="-9.231" calcext:value-type="float">
            <text:p>-9.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782013" calcext:value-type="float">
            <text:p>325.782013</text:p>
          </table:table-cell>
          <table:table-cell office:value-type="float" office:value="1.2821" calcext:value-type="float">
            <text:p>1.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33" calcext:value-type="float">
            <text:p>-14.133</text:p>
          </table:table-cell>
          <table:table-cell office:value-type="float" office:value="-9.133" calcext:value-type="float">
            <text:p>-9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882996" calcext:value-type="float">
            <text:p>325.882996</text:p>
          </table:table-cell>
          <table:table-cell office:value-type="float" office:value="1.2942" calcext:value-type="float">
            <text:p>1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54" calcext:value-type="float">
            <text:p>-14.054</text:p>
          </table:table-cell>
          <table:table-cell office:value-type="float" office:value="-9.054" calcext:value-type="float">
            <text:p>-9.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.983002" calcext:value-type="float">
            <text:p>325.983002</text:p>
          </table:table-cell>
          <table:table-cell office:value-type="float" office:value="1.2894" calcext:value-type="float">
            <text:p>1.2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79" calcext:value-type="float">
            <text:p>-14.179</text:p>
          </table:table-cell>
          <table:table-cell office:value-type="float" office:value="-9.179" calcext:value-type="float">
            <text:p>-9.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084015" calcext:value-type="float">
            <text:p>326.084015</text:p>
          </table:table-cell>
          <table:table-cell office:value-type="float" office:value="1.2918" calcext:value-type="float">
            <text:p>1.2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32" calcext:value-type="float">
            <text:p>-14.132</text:p>
          </table:table-cell>
          <table:table-cell office:value-type="float" office:value="-9.132" calcext:value-type="float">
            <text:p>-9.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184998" calcext:value-type="float">
            <text:p>326.184998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52" calcext:value-type="float">
            <text:p>-13.952</text:p>
          </table:table-cell>
          <table:table-cell office:value-type="float" office:value="-8.952" calcext:value-type="float">
            <text:p>-8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286011" calcext:value-type="float">
            <text:p>326.286011</text:p>
          </table:table-cell>
          <table:table-cell office:value-type="float" office:value="1.2926" calcext:value-type="float">
            <text:p>1.2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67" calcext:value-type="float">
            <text:p>-13.967</text:p>
          </table:table-cell>
          <table:table-cell office:value-type="float" office:value="-8.967" calcext:value-type="float">
            <text:p>-8.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385986" calcext:value-type="float">
            <text:p>326.385986</text:p>
          </table:table-cell>
          <table:table-cell office:value-type="float" office:value="1.2918" calcext:value-type="float">
            <text:p>1.2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16" calcext:value-type="float">
            <text:p>-14.016</text:p>
          </table:table-cell>
          <table:table-cell office:value-type="float" office:value="-9.016" calcext:value-type="float">
            <text:p>-9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485992" calcext:value-type="float">
            <text:p>326.485992</text:p>
          </table:table-cell>
          <table:table-cell office:value-type="float" office:value="1.2902" calcext:value-type="float">
            <text:p>1.2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28" calcext:value-type="float">
            <text:p>-14.028</text:p>
          </table:table-cell>
          <table:table-cell office:value-type="float" office:value="-9.028" calcext:value-type="float">
            <text:p>-9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587006" calcext:value-type="float">
            <text:p>326.587006</text:p>
          </table:table-cell>
          <table:table-cell office:value-type="float" office:value="1.2765" calcext:value-type="float">
            <text:p>1.2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44" calcext:value-type="float">
            <text:p>-13.944</text:p>
          </table:table-cell>
          <table:table-cell office:value-type="float" office:value="-8.944" calcext:value-type="float">
            <text:p>-8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687988" calcext:value-type="float">
            <text:p>326.687988</text:p>
          </table:table-cell>
          <table:table-cell office:value-type="float" office:value="1.3144" calcext:value-type="float">
            <text:p>1.3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3" calcext:value-type="float">
            <text:p>-14.03</text:p>
          </table:table-cell>
          <table:table-cell office:value-type="float" office:value="-9.03" calcext:value-type="float">
            <text:p>-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787994" calcext:value-type="float">
            <text:p>326.787994</text:p>
          </table:table-cell>
          <table:table-cell office:value-type="float" office:value="1.2878" calcext:value-type="float">
            <text:p>1.2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81" calcext:value-type="float">
            <text:p>-13.881</text:p>
          </table:table-cell>
          <table:table-cell office:value-type="float" office:value="-8.881" calcext:value-type="float">
            <text:p>-8.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888" calcext:value-type="float">
            <text:p>326.888</text:p>
          </table:table-cell>
          <table:table-cell office:value-type="float" office:value="1.2853" calcext:value-type="float">
            <text:p>1.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08" calcext:value-type="float">
            <text:p>-13.908</text:p>
          </table:table-cell>
          <table:table-cell office:value-type="float" office:value="-8.908" calcext:value-type="float">
            <text:p>-8.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.989014" calcext:value-type="float">
            <text:p>326.989014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9" calcext:value-type="float">
            <text:p>-14.09</text:p>
          </table:table-cell>
          <table:table-cell office:value-type="float" office:value="-9.09" calcext:value-type="float">
            <text:p>-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089996" calcext:value-type="float">
            <text:p>327.089996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54" calcext:value-type="float">
            <text:p>-13.954</text:p>
          </table:table-cell>
          <table:table-cell office:value-type="float" office:value="-8.954" calcext:value-type="float">
            <text:p>-8.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190002" calcext:value-type="float">
            <text:p>327.190002</text:p>
          </table:table-cell>
          <table:table-cell office:value-type="float" office:value="1.2902" calcext:value-type="float">
            <text:p>1.2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3" calcext:value-type="float">
            <text:p>-14.03</text:p>
          </table:table-cell>
          <table:table-cell office:value-type="float" office:value="-9.03" calcext:value-type="float">
            <text:p>-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290985" calcext:value-type="float">
            <text:p>327.290985</text:p>
          </table:table-cell>
          <table:table-cell office:value-type="float" office:value="1.2926" calcext:value-type="float">
            <text:p>1.2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38" calcext:value-type="float">
            <text:p>-14.238</text:p>
          </table:table-cell>
          <table:table-cell office:value-type="float" office:value="-9.238" calcext:value-type="float">
            <text:p>-9.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390991" calcext:value-type="float">
            <text:p>327.390991</text:p>
          </table:table-cell>
          <table:table-cell office:value-type="float" office:value="1.2789" calcext:value-type="float">
            <text:p>1.2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79" calcext:value-type="float">
            <text:p>-14.179</text:p>
          </table:table-cell>
          <table:table-cell office:value-type="float" office:value="-9.179" calcext:value-type="float">
            <text:p>-9.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490997" calcext:value-type="float">
            <text:p>327.490997</text:p>
          </table:table-cell>
          <table:table-cell office:value-type="float" office:value="1.2902" calcext:value-type="float">
            <text:p>1.2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29" calcext:value-type="float">
            <text:p>-14.129</text:p>
          </table:table-cell>
          <table:table-cell office:value-type="float" office:value="-9.129" calcext:value-type="float">
            <text:p>-9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59201" calcext:value-type="float">
            <text:p>327.59201</text:p>
          </table:table-cell>
          <table:table-cell office:value-type="float" office:value="1.287" calcext:value-type="float">
            <text:p>1.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99" calcext:value-type="float">
            <text:p>-14.099</text:p>
          </table:table-cell>
          <table:table-cell office:value-type="float" office:value="-9.099" calcext:value-type="float">
            <text:p>-9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692993" calcext:value-type="float">
            <text:p>327.692993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85" calcext:value-type="float">
            <text:p>-14.085</text:p>
          </table:table-cell>
          <table:table-cell office:value-type="float" office:value="-9.085" calcext:value-type="float">
            <text:p>-9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794006" calcext:value-type="float">
            <text:p>327.794006</text:p>
          </table:table-cell>
          <table:table-cell office:value-type="float" office:value="1.2918" calcext:value-type="float">
            <text:p>1.2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05" calcext:value-type="float">
            <text:p>-14.005</text:p>
          </table:table-cell>
          <table:table-cell office:value-type="float" office:value="-9.005" calcext:value-type="float">
            <text:p>-9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894989" calcext:value-type="float">
            <text:p>327.894989</text:p>
          </table:table-cell>
          <table:table-cell office:value-type="float" office:value="1.2821" calcext:value-type="float">
            <text:p>1.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39" calcext:value-type="float">
            <text:p>-14.239</text:p>
          </table:table-cell>
          <table:table-cell office:value-type="float" office:value="-9.239" calcext:value-type="float">
            <text:p>-9.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.994995" calcext:value-type="float">
            <text:p>327.994995</text:p>
          </table:table-cell>
          <table:table-cell office:value-type="float" office:value="1.2837" calcext:value-type="float">
            <text:p>1.2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47" calcext:value-type="float">
            <text:p>-14.047</text:p>
          </table:table-cell>
          <table:table-cell office:value-type="float" office:value="-9.047" calcext:value-type="float">
            <text:p>-9.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095001" calcext:value-type="float">
            <text:p>328.095001</text:p>
          </table:table-cell>
          <table:table-cell office:value-type="float" office:value="1.2845" calcext:value-type="float">
            <text:p>1.2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52" calcext:value-type="float">
            <text:p>-13.852</text:p>
          </table:table-cell>
          <table:table-cell office:value-type="float" office:value="-8.852" calcext:value-type="float">
            <text:p>-8.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196014" calcext:value-type="float">
            <text:p>328.196014</text:p>
          </table:table-cell>
          <table:table-cell office:value-type="float" office:value="1.3224" calcext:value-type="float">
            <text:p>1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35" calcext:value-type="float">
            <text:p>-13.935</text:p>
          </table:table-cell>
          <table:table-cell office:value-type="float" office:value="-8.935" calcext:value-type="float">
            <text:p>-8.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29599" calcext:value-type="float">
            <text:p>328.29599</text:p>
          </table:table-cell>
          <table:table-cell office:value-type="float" office:value="1.3426" calcext:value-type="float">
            <text:p>1.3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57" calcext:value-type="float">
            <text:p>-13.957</text:p>
          </table:table-cell>
          <table:table-cell office:value-type="float" office:value="-8.957" calcext:value-type="float">
            <text:p>-8.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395996" calcext:value-type="float">
            <text:p>328.395996</text:p>
          </table:table-cell>
          <table:table-cell office:value-type="float" office:value="1.3555" calcext:value-type="float">
            <text:p>1.3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38" calcext:value-type="float">
            <text:p>-13.938</text:p>
          </table:table-cell>
          <table:table-cell office:value-type="float" office:value="-8.938" calcext:value-type="float">
            <text:p>-8.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496002" calcext:value-type="float">
            <text:p>328.496002</text:p>
          </table:table-cell>
          <table:table-cell office:value-type="float" office:value="1.3522" calcext:value-type="float">
            <text:p>1.3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19" calcext:value-type="float">
            <text:p>-14.019</text:p>
          </table:table-cell>
          <table:table-cell office:value-type="float" office:value="-9.019" calcext:value-type="float">
            <text:p>-9.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596008" calcext:value-type="float">
            <text:p>328.596008</text:p>
          </table:table-cell>
          <table:table-cell office:value-type="float" office:value="1.3547" calcext:value-type="float">
            <text:p>1.3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98" calcext:value-type="float">
            <text:p>-14.098</text:p>
          </table:table-cell>
          <table:table-cell office:value-type="float" office:value="-9.098" calcext:value-type="float">
            <text:p>-9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696014" calcext:value-type="float">
            <text:p>328.696014</text:p>
          </table:table-cell>
          <table:table-cell office:value-type="float" office:value="1.3522" calcext:value-type="float">
            <text:p>1.3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27" calcext:value-type="float">
            <text:p>-14.127</text:p>
          </table:table-cell>
          <table:table-cell office:value-type="float" office:value="-9.127" calcext:value-type="float">
            <text:p>-9.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79599" calcext:value-type="float">
            <text:p>328.79599</text:p>
          </table:table-cell>
          <table:table-cell office:value-type="float" office:value="1.3498" calcext:value-type="float">
            <text:p>1.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3" calcext:value-type="float">
            <text:p>-14.03</text:p>
          </table:table-cell>
          <table:table-cell office:value-type="float" office:value="-9.03" calcext:value-type="float">
            <text:p>-9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895996" calcext:value-type="float">
            <text:p>328.895996</text:p>
          </table:table-cell>
          <table:table-cell office:value-type="float" office:value="1.3595" calcext:value-type="float">
            <text:p>1.3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22" calcext:value-type="float">
            <text:p>-14.022</text:p>
          </table:table-cell>
          <table:table-cell office:value-type="float" office:value="-9.022" calcext:value-type="float">
            <text:p>-9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.997009" calcext:value-type="float">
            <text:p>328.997009</text:p>
          </table:table-cell>
          <table:table-cell office:value-type="float" office:value="1.3538" calcext:value-type="float">
            <text:p>1.3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35" calcext:value-type="float">
            <text:p>-14.135</text:p>
          </table:table-cell>
          <table:table-cell office:value-type="float" office:value="-9.135" calcext:value-type="float">
            <text:p>-9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096985" calcext:value-type="float">
            <text:p>329.096985</text:p>
          </table:table-cell>
          <table:table-cell office:value-type="float" office:value="1.3506" calcext:value-type="float">
            <text:p>1.3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01" calcext:value-type="float">
            <text:p>-13.901</text:p>
          </table:table-cell>
          <table:table-cell office:value-type="float" office:value="-8.901" calcext:value-type="float">
            <text:p>-8.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197998" calcext:value-type="float">
            <text:p>329.197998</text:p>
          </table:table-cell>
          <table:table-cell office:value-type="float" office:value="1.3651" calcext:value-type="float">
            <text:p>1.3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58" calcext:value-type="float">
            <text:p>-13.858</text:p>
          </table:table-cell>
          <table:table-cell office:value-type="float" office:value="-8.858" calcext:value-type="float">
            <text:p>-8.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299011" calcext:value-type="float">
            <text:p>329.299011</text:p>
          </table:table-cell>
          <table:table-cell office:value-type="float" office:value="1.3458" calcext:value-type="float">
            <text:p>1.3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01" calcext:value-type="float">
            <text:p>-13.901</text:p>
          </table:table-cell>
          <table:table-cell office:value-type="float" office:value="-8.901" calcext:value-type="float">
            <text:p>-8.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399994" calcext:value-type="float">
            <text:p>329.399994</text:p>
          </table:table-cell>
          <table:table-cell office:value-type="float" office:value="1.299" calcext:value-type="float">
            <text:p>1.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47" calcext:value-type="float">
            <text:p>-13.947</text:p>
          </table:table-cell>
          <table:table-cell office:value-type="float" office:value="-8.947" calcext:value-type="float">
            <text:p>-8.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501007" calcext:value-type="float">
            <text:p>329.501007</text:p>
          </table:table-cell>
          <table:table-cell office:value-type="float" office:value="1.3039" calcext:value-type="float">
            <text:p>1.3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4" calcext:value-type="float">
            <text:p>-14.04</text:p>
          </table:table-cell>
          <table:table-cell office:value-type="float" office:value="-9.04" calcext:value-type="float">
            <text:p>-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601013" calcext:value-type="float">
            <text:p>329.601013</text:p>
          </table:table-cell>
          <table:table-cell office:value-type="float" office:value="1.3079" calcext:value-type="float">
            <text:p>1.3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32" calcext:value-type="float">
            <text:p>-14.132</text:p>
          </table:table-cell>
          <table:table-cell office:value-type="float" office:value="-9.132" calcext:value-type="float">
            <text:p>-9.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700989" calcext:value-type="float">
            <text:p>329.700989</text:p>
          </table:table-cell>
          <table:table-cell office:value-type="float" office:value="1.3055" calcext:value-type="float">
            <text:p>1.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67" calcext:value-type="float">
            <text:p>-14.167</text:p>
          </table:table-cell>
          <table:table-cell office:value-type="float" office:value="-9.167" calcext:value-type="float">
            <text:p>-9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802002" calcext:value-type="float">
            <text:p>329.802002</text:p>
          </table:table-cell>
          <table:table-cell office:value-type="float" office:value="1.3047" calcext:value-type="float">
            <text:p>1.3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135" calcext:value-type="float">
            <text:p>-14.135</text:p>
          </table:table-cell>
          <table:table-cell office:value-type="float" office:value="-9.135" calcext:value-type="float">
            <text:p>-9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.903015" calcext:value-type="float">
            <text:p>329.903015</text:p>
          </table:table-cell>
          <table:table-cell office:value-type="float" office:value="1.2942" calcext:value-type="float">
            <text:p>1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66" calcext:value-type="float">
            <text:p>-14.066</text:p>
          </table:table-cell>
          <table:table-cell office:value-type="float" office:value="-9.066" calcext:value-type="float">
            <text:p>-9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003998" calcext:value-type="float">
            <text:p>330.003998</text:p>
          </table:table-cell>
          <table:table-cell office:value-type="float" office:value="1.299" calcext:value-type="float">
            <text:p>1.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13" calcext:value-type="float">
            <text:p>-14.013</text:p>
          </table:table-cell>
          <table:table-cell office:value-type="float" office:value="-9.013" calcext:value-type="float">
            <text:p>-9.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105011" calcext:value-type="float">
            <text:p>330.105011</text:p>
          </table:table-cell>
          <table:table-cell office:value-type="float" office:value="1.2902" calcext:value-type="float">
            <text:p>1.2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47" calcext:value-type="float">
            <text:p>-14.247</text:p>
          </table:table-cell>
          <table:table-cell office:value-type="float" office:value="-9.247" calcext:value-type="float">
            <text:p>-9.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205994" calcext:value-type="float">
            <text:p>330.205994</text:p>
          </table:table-cell>
          <table:table-cell office:value-type="float" office:value="1.2942" calcext:value-type="float">
            <text:p>1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326" calcext:value-type="float">
            <text:p>-14.326</text:p>
          </table:table-cell>
          <table:table-cell office:value-type="float" office:value="-9.326" calcext:value-type="float">
            <text:p>-9.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307007" calcext:value-type="float">
            <text:p>330.307007</text:p>
          </table:table-cell>
          <table:table-cell office:value-type="float" office:value="1.3224" calcext:value-type="float">
            <text:p>1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85" calcext:value-type="float">
            <text:p>-14.085</text:p>
          </table:table-cell>
          <table:table-cell office:value-type="float" office:value="-9.085" calcext:value-type="float">
            <text:p>-9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40799" calcext:value-type="float">
            <text:p>330.40799</text:p>
          </table:table-cell>
          <table:table-cell office:value-type="float" office:value="1.3321" calcext:value-type="float">
            <text:p>1.3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24" calcext:value-type="float">
            <text:p>-14.024</text:p>
          </table:table-cell>
          <table:table-cell office:value-type="float" office:value="-9.024" calcext:value-type="float">
            <text:p>-9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507996" calcext:value-type="float">
            <text:p>330.507996</text:p>
          </table:table-cell>
          <table:table-cell office:value-type="float" office:value="1.3506" calcext:value-type="float">
            <text:p>1.3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56" calcext:value-type="float">
            <text:p>-13.956</text:p>
          </table:table-cell>
          <table:table-cell office:value-type="float" office:value="-8.956" calcext:value-type="float">
            <text:p>-8.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608002" calcext:value-type="float">
            <text:p>330.608002</text:p>
          </table:table-cell>
          <table:table-cell office:value-type="float" office:value="1.3184" calcext:value-type="float">
            <text:p>1.3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09" calcext:value-type="float">
            <text:p>-13.909</text:p>
          </table:table-cell>
          <table:table-cell office:value-type="float" office:value="-8.909" calcext:value-type="float">
            <text:p>-8.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709015" calcext:value-type="float">
            <text:p>330.709015</text:p>
          </table:table-cell>
          <table:table-cell office:value-type="float" office:value="1.3289" calcext:value-type="float">
            <text:p>1.3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28" calcext:value-type="float">
            <text:p>-13.928</text:p>
          </table:table-cell>
          <table:table-cell office:value-type="float" office:value="-8.928" calcext:value-type="float">
            <text:p>-8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80899" calcext:value-type="float">
            <text:p>330.80899</text:p>
          </table:table-cell>
          <table:table-cell office:value-type="float" office:value="1.3321" calcext:value-type="float">
            <text:p>1.3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43" calcext:value-type="float">
            <text:p>-13.843</text:p>
          </table:table-cell>
          <table:table-cell office:value-type="float" office:value="-8.843" calcext:value-type="float">
            <text:p>-8.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.908997" calcext:value-type="float">
            <text:p>330.908997</text:p>
          </table:table-cell>
          <table:table-cell office:value-type="float" office:value="1.2918" calcext:value-type="float">
            <text:p>1.2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39" calcext:value-type="float">
            <text:p>-13.739</text:p>
          </table:table-cell>
          <table:table-cell office:value-type="float" office:value="-8.739" calcext:value-type="float">
            <text:p>-8.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009003" calcext:value-type="float">
            <text:p>331.009003</text:p>
          </table:table-cell>
          <table:table-cell office:value-type="float" office:value="1.3007" calcext:value-type="float">
            <text:p>1.3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32" calcext:value-type="float">
            <text:p>-13.632</text:p>
          </table:table-cell>
          <table:table-cell office:value-type="float" office:value="-8.632" calcext:value-type="float">
            <text:p>-8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109009" calcext:value-type="float">
            <text:p>331.109009</text:p>
          </table:table-cell>
          <table:table-cell office:value-type="float" office:value="1.3393" calcext:value-type="float">
            <text:p>1.3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08" calcext:value-type="float">
            <text:p>-13.608</text:p>
          </table:table-cell>
          <table:table-cell office:value-type="float" office:value="-8.608" calcext:value-type="float">
            <text:p>-8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209015" calcext:value-type="float">
            <text:p>331.209015</text:p>
          </table:table-cell>
          <table:table-cell office:value-type="float" office:value="1.3023" calcext:value-type="float">
            <text:p>1.3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86" calcext:value-type="float">
            <text:p>-13.586</text:p>
          </table:table-cell>
          <table:table-cell office:value-type="float" office:value="-8.586" calcext:value-type="float">
            <text:p>-8.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30899" calcext:value-type="float">
            <text:p>331.30899</text:p>
          </table:table-cell>
          <table:table-cell office:value-type="float" office:value="1.287" calcext:value-type="float">
            <text:p>1.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73" calcext:value-type="float">
            <text:p>-13.673</text:p>
          </table:table-cell>
          <table:table-cell office:value-type="float" office:value="-8.673" calcext:value-type="float">
            <text:p>-8.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410004" calcext:value-type="float">
            <text:p>331.410004</text:p>
          </table:table-cell>
          <table:table-cell office:value-type="float" office:value="1.2837" calcext:value-type="float">
            <text:p>1.2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24" calcext:value-type="float">
            <text:p>-13.724</text:p>
          </table:table-cell>
          <table:table-cell office:value-type="float" office:value="-8.724" calcext:value-type="float">
            <text:p>-8.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510986" calcext:value-type="float">
            <text:p>331.510986</text:p>
          </table:table-cell>
          <table:table-cell office:value-type="float" office:value="1.2789" calcext:value-type="float">
            <text:p>1.2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48" calcext:value-type="float">
            <text:p>-13.648</text:p>
          </table:table-cell>
          <table:table-cell office:value-type="float" office:value="-8.648" calcext:value-type="float">
            <text:p>-8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610992" calcext:value-type="float">
            <text:p>331.610992</text:p>
          </table:table-cell>
          <table:table-cell office:value-type="float" office:value="1.287" calcext:value-type="float">
            <text:p>1.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78" calcext:value-type="float">
            <text:p>-13.778</text:p>
          </table:table-cell>
          <table:table-cell office:value-type="float" office:value="-8.778" calcext:value-type="float">
            <text:p>-8.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712006" calcext:value-type="float">
            <text:p>331.712006</text:p>
          </table:table-cell>
          <table:table-cell office:value-type="float" office:value="1.2853" calcext:value-type="float">
            <text:p>1.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99" calcext:value-type="float">
            <text:p>-13.699</text:p>
          </table:table-cell>
          <table:table-cell office:value-type="float" office:value="-8.699" calcext:value-type="float">
            <text:p>-8.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812012" calcext:value-type="float">
            <text:p>331.812012</text:p>
          </table:table-cell>
          <table:table-cell office:value-type="float" office:value="1.3087" calcext:value-type="float">
            <text:p>1.3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17" calcext:value-type="float">
            <text:p>-13.717</text:p>
          </table:table-cell>
          <table:table-cell office:value-type="float" office:value="-8.717" calcext:value-type="float">
            <text:p>-8.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.911987" calcext:value-type="float">
            <text:p>331.911987</text:p>
          </table:table-cell>
          <table:table-cell office:value-type="float" office:value="1.3595" calcext:value-type="float">
            <text:p>1.3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64" calcext:value-type="float">
            <text:p>-13.764</text:p>
          </table:table-cell>
          <table:table-cell office:value-type="float" office:value="-8.764" calcext:value-type="float">
            <text:p>-8.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013" calcext:value-type="float">
            <text:p>332.013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66" calcext:value-type="float">
            <text:p>-13.766</text:p>
          </table:table-cell>
          <table:table-cell office:value-type="float" office:value="-8.766" calcext:value-type="float">
            <text:p>-8.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113007" calcext:value-type="float">
            <text:p>332.113007</text:p>
          </table:table-cell>
          <table:table-cell office:value-type="float" office:value="1.2805" calcext:value-type="float">
            <text:p>1.2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3" calcext:value-type="float">
            <text:p>-13.93</text:p>
          </table:table-cell>
          <table:table-cell office:value-type="float" office:value="-8.93" calcext:value-type="float">
            <text:p>-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213989" calcext:value-type="float">
            <text:p>332.213989</text:p>
          </table:table-cell>
          <table:table-cell office:value-type="float" office:value="1.3281" calcext:value-type="float">
            <text:p>1.3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62" calcext:value-type="float">
            <text:p>-13.862</text:p>
          </table:table-cell>
          <table:table-cell office:value-type="float" office:value="-8.862" calcext:value-type="float">
            <text:p>-8.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315002" calcext:value-type="float">
            <text:p>332.315002</text:p>
          </table:table-cell>
          <table:table-cell office:value-type="float" office:value="1.3152" calcext:value-type="float">
            <text:p>1.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12" calcext:value-type="float">
            <text:p>-13.812</text:p>
          </table:table-cell>
          <table:table-cell office:value-type="float" office:value="-8.812" calcext:value-type="float">
            <text:p>-8.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415985" calcext:value-type="float">
            <text:p>332.415985</text:p>
          </table:table-cell>
          <table:table-cell office:value-type="float" office:value="1.3361" calcext:value-type="float">
            <text:p>1.3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85" calcext:value-type="float">
            <text:p>-13.785</text:p>
          </table:table-cell>
          <table:table-cell office:value-type="float" office:value="-8.785" calcext:value-type="float">
            <text:p>-8.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515991" calcext:value-type="float">
            <text:p>332.515991</text:p>
          </table:table-cell>
          <table:table-cell office:value-type="float" office:value="1.3256" calcext:value-type="float">
            <text:p>1.3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59" calcext:value-type="float">
            <text:p>-13.759</text:p>
          </table:table-cell>
          <table:table-cell office:value-type="float" office:value="-8.759" calcext:value-type="float">
            <text:p>-8.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615997" calcext:value-type="float">
            <text:p>332.615997</text:p>
          </table:table-cell>
          <table:table-cell office:value-type="float" office:value="1.3224" calcext:value-type="float">
            <text:p>1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5" calcext:value-type="float">
            <text:p>-13.75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71701" calcext:value-type="float">
            <text:p>332.71701</text:p>
          </table:table-cell>
          <table:table-cell office:value-type="float" office:value="1.3232" calcext:value-type="float">
            <text:p>1.3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14" calcext:value-type="float">
            <text:p>-13.714</text:p>
          </table:table-cell>
          <table:table-cell office:value-type="float" office:value="-8.714" calcext:value-type="float">
            <text:p>-8.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816986" calcext:value-type="float">
            <text:p>332.816986</text:p>
          </table:table-cell>
          <table:table-cell office:value-type="float" office:value="1.3232" calcext:value-type="float">
            <text:p>1.3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87" calcext:value-type="float">
            <text:p>-13.787</text:p>
          </table:table-cell>
          <table:table-cell office:value-type="float" office:value="-8.787" calcext:value-type="float">
            <text:p>-8.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917999" calcext:value-type="float">
            <text:p>332.917999</text:p>
          </table:table-cell>
          <table:table-cell office:value-type="float" office:value="1.3248" calcext:value-type="float">
            <text:p>1.3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43" calcext:value-type="float">
            <text:p>-13.743</text:p>
          </table:table-cell>
          <table:table-cell office:value-type="float" office:value="-8.743" calcext:value-type="float">
            <text:p>-8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018005" calcext:value-type="float">
            <text:p>333.018005</text:p>
          </table:table-cell>
          <table:table-cell office:value-type="float" office:value="1.3869" calcext:value-type="float">
            <text:p>1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26" calcext:value-type="float">
            <text:p>-13.826</text:p>
          </table:table-cell>
          <table:table-cell office:value-type="float" office:value="-8.826" calcext:value-type="float">
            <text:p>-8.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118988" calcext:value-type="float">
            <text:p>333.118988</text:p>
          </table:table-cell>
          <table:table-cell office:value-type="float" office:value="1.3256" calcext:value-type="float">
            <text:p>1.3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22" calcext:value-type="float">
            <text:p>-13.722</text:p>
          </table:table-cell>
          <table:table-cell office:value-type="float" office:value="-8.722" calcext:value-type="float">
            <text:p>-8.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218994" calcext:value-type="float">
            <text:p>333.218994</text:p>
          </table:table-cell>
          <table:table-cell office:value-type="float" office:value="1.3248" calcext:value-type="float">
            <text:p>1.3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29" calcext:value-type="float">
            <text:p>-13.729</text:p>
          </table:table-cell>
          <table:table-cell office:value-type="float" office:value="-8.729" calcext:value-type="float">
            <text:p>-8.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319" calcext:value-type="float">
            <text:p>333.319</text:p>
          </table:table-cell>
          <table:table-cell office:value-type="float" office:value="1.3248" calcext:value-type="float">
            <text:p>1.3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17" calcext:value-type="float">
            <text:p>-13.717</text:p>
          </table:table-cell>
          <table:table-cell office:value-type="float" office:value="-8.717" calcext:value-type="float">
            <text:p>-8.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420013" calcext:value-type="float">
            <text:p>333.420013</text:p>
          </table:table-cell>
          <table:table-cell office:value-type="float" office:value="1.3635" calcext:value-type="float">
            <text:p>1.3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54" calcext:value-type="float">
            <text:p>-13.754</text:p>
          </table:table-cell>
          <table:table-cell office:value-type="float" office:value="-8.754" calcext:value-type="float">
            <text:p>-8.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519989" calcext:value-type="float">
            <text:p>333.519989</text:p>
          </table:table-cell>
          <table:table-cell office:value-type="float" office:value="1.3321" calcext:value-type="float">
            <text:p>1.3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828" calcext:value-type="float">
            <text:p>-13.828</text:p>
          </table:table-cell>
          <table:table-cell office:value-type="float" office:value="-8.828" calcext:value-type="float">
            <text:p>-8.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619995" calcext:value-type="float">
            <text:p>333.619995</text:p>
          </table:table-cell>
          <table:table-cell office:value-type="float" office:value="1.3297" calcext:value-type="float">
            <text:p>1.3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86" calcext:value-type="float">
            <text:p>-13.686</text:p>
          </table:table-cell>
          <table:table-cell office:value-type="float" office:value="-8.686" calcext:value-type="float">
            <text:p>-8.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721008" calcext:value-type="float">
            <text:p>333.721008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23" calcext:value-type="float">
            <text:p>-13.623</text:p>
          </table:table-cell>
          <table:table-cell office:value-type="float" office:value="-8.623" calcext:value-type="float">
            <text:p>-8.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821991" calcext:value-type="float">
            <text:p>333.821991</text:p>
          </table:table-cell>
          <table:table-cell office:value-type="float" office:value="1.3256" calcext:value-type="float">
            <text:p>1.3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58" calcext:value-type="float">
            <text:p>-13.658</text:p>
          </table:table-cell>
          <table:table-cell office:value-type="float" office:value="-8.658" calcext:value-type="float">
            <text:p>-8.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.923004" calcext:value-type="float">
            <text:p>333.923004</text:p>
          </table:table-cell>
          <table:table-cell office:value-type="float" office:value="1.4352" calcext:value-type="float">
            <text:p>1.4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89" calcext:value-type="float">
            <text:p>-13.589</text:p>
          </table:table-cell>
          <table:table-cell office:value-type="float" office:value="-8.589" calcext:value-type="float">
            <text:p>-8.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023987" calcext:value-type="float">
            <text:p>334.023987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66" calcext:value-type="float">
            <text:p>-13.666</text:p>
          </table:table-cell>
          <table:table-cell office:value-type="float" office:value="-8.666" calcext:value-type="float">
            <text:p>-8.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123993" calcext:value-type="float">
            <text:p>334.123993</text:p>
          </table:table-cell>
          <table:table-cell office:value-type="float" office:value="1.3232" calcext:value-type="float">
            <text:p>1.3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99" calcext:value-type="float">
            <text:p>-13.599</text:p>
          </table:table-cell>
          <table:table-cell office:value-type="float" office:value="-8.599" calcext:value-type="float">
            <text:p>-8.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225006" calcext:value-type="float">
            <text:p>334.225006</text:p>
          </table:table-cell>
          <table:table-cell office:value-type="float" office:value="1.3482" calcext:value-type="float">
            <text:p>1.3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85" calcext:value-type="float">
            <text:p>-13.585</text:p>
          </table:table-cell>
          <table:table-cell office:value-type="float" office:value="-8.585" calcext:value-type="float">
            <text:p>-8.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325989" calcext:value-type="float">
            <text:p>334.325989</text:p>
          </table:table-cell>
          <table:table-cell office:value-type="float" office:value="1.3079" calcext:value-type="float">
            <text:p>1.3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09" calcext:value-type="float">
            <text:p>-13.409</text:p>
          </table:table-cell>
          <table:table-cell office:value-type="float" office:value="-8.409" calcext:value-type="float">
            <text:p>-8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425995" calcext:value-type="float">
            <text:p>334.425995</text:p>
          </table:table-cell>
          <table:table-cell office:value-type="float" office:value="1.316" calcext:value-type="float">
            <text:p>1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24" calcext:value-type="float">
            <text:p>-13.324</text:p>
          </table:table-cell>
          <table:table-cell office:value-type="float" office:value="-8.324" calcext:value-type="float">
            <text:p>-8.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527008" calcext:value-type="float">
            <text:p>334.527008</text:p>
          </table:table-cell>
          <table:table-cell office:value-type="float" office:value="1.3095" calcext:value-type="float">
            <text:p>1.3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76" calcext:value-type="float">
            <text:p>-13.376</text:p>
          </table:table-cell>
          <table:table-cell office:value-type="float" office:value="-8.376" calcext:value-type="float">
            <text:p>-8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627991" calcext:value-type="float">
            <text:p>334.627991</text:p>
          </table:table-cell>
          <table:table-cell office:value-type="float" office:value="1.3176" calcext:value-type="float">
            <text:p>1.3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73" calcext:value-type="float">
            <text:p>-13.273</text:p>
          </table:table-cell>
          <table:table-cell office:value-type="float" office:value="-8.273" calcext:value-type="float">
            <text:p>-8.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727997" calcext:value-type="float">
            <text:p>334.727997</text:p>
          </table:table-cell>
          <table:table-cell office:value-type="float" office:value="1.3152" calcext:value-type="float">
            <text:p>1.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29" calcext:value-type="float">
            <text:p>-13.329</text:p>
          </table:table-cell>
          <table:table-cell office:value-type="float" office:value="-8.329" calcext:value-type="float">
            <text:p>-8.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828003" calcext:value-type="float">
            <text:p>334.828003</text:p>
          </table:table-cell>
          <table:table-cell office:value-type="float" office:value="1.3216" calcext:value-type="float">
            <text:p>1.3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17" calcext:value-type="float">
            <text:p>-13.417</text:p>
          </table:table-cell>
          <table:table-cell office:value-type="float" office:value="-8.417" calcext:value-type="float">
            <text:p>-8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.928009" calcext:value-type="float">
            <text:p>334.928009</text:p>
          </table:table-cell>
          <table:table-cell office:value-type="float" office:value="1.3039" calcext:value-type="float">
            <text:p>1.3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15" calcext:value-type="float">
            <text:p>-13.315</text:p>
          </table:table-cell>
          <table:table-cell office:value-type="float" office:value="-8.315" calcext:value-type="float">
            <text:p>-8.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028992" calcext:value-type="float">
            <text:p>335.028992</text:p>
          </table:table-cell>
          <table:table-cell office:value-type="float" office:value="1.3144" calcext:value-type="float">
            <text:p>1.3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29" calcext:value-type="float">
            <text:p>-13.329</text:p>
          </table:table-cell>
          <table:table-cell office:value-type="float" office:value="-8.329" calcext:value-type="float">
            <text:p>-8.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128998" calcext:value-type="float">
            <text:p>335.128998</text:p>
          </table:table-cell>
          <table:table-cell office:value-type="float" office:value="1.3152" calcext:value-type="float">
            <text:p>1.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59" calcext:value-type="float">
            <text:p>-13.259</text:p>
          </table:table-cell>
          <table:table-cell office:value-type="float" office:value="-8.259" calcext:value-type="float">
            <text:p>-8.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230011" calcext:value-type="float">
            <text:p>335.230011</text:p>
          </table:table-cell>
          <table:table-cell office:value-type="float" office:value="1.3055" calcext:value-type="float">
            <text:p>1.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13" calcext:value-type="float">
            <text:p>-13.413</text:p>
          </table:table-cell>
          <table:table-cell office:value-type="float" office:value="-8.413" calcext:value-type="float">
            <text:p>-8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329987" calcext:value-type="float">
            <text:p>335.329987</text:p>
          </table:table-cell>
          <table:table-cell office:value-type="float" office:value="1.3192" calcext:value-type="float">
            <text:p>1.3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13" calcext:value-type="float">
            <text:p>-13.513</text:p>
          </table:table-cell>
          <table:table-cell office:value-type="float" office:value="-8.513" calcext:value-type="float">
            <text:p>-8.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429993" calcext:value-type="float">
            <text:p>335.429993</text:p>
          </table:table-cell>
          <table:table-cell office:value-type="float" office:value="1.3345" calcext:value-type="float">
            <text:p>1.3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67" calcext:value-type="float">
            <text:p>-13.567</text:p>
          </table:table-cell>
          <table:table-cell office:value-type="float" office:value="-8.567" calcext:value-type="float">
            <text:p>-8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531006" calcext:value-type="float">
            <text:p>335.531006</text:p>
          </table:table-cell>
          <table:table-cell office:value-type="float" office:value="1.3208" calcext:value-type="float">
            <text:p>1.3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73" calcext:value-type="float">
            <text:p>-13.473</text:p>
          </table:table-cell>
          <table:table-cell office:value-type="float" office:value="-8.473" calcext:value-type="float">
            <text:p>-8.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631012" calcext:value-type="float">
            <text:p>335.631012</text:p>
          </table:table-cell>
          <table:table-cell office:value-type="float" office:value="1.3619" calcext:value-type="float">
            <text:p>1.3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85" calcext:value-type="float">
            <text:p>-13.485</text:p>
          </table:table-cell>
          <table:table-cell office:value-type="float" office:value="-8.485" calcext:value-type="float">
            <text:p>-8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731995" calcext:value-type="float">
            <text:p>335.731995</text:p>
          </table:table-cell>
          <table:table-cell office:value-type="float" office:value="1.3144" calcext:value-type="float">
            <text:p>1.3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43" calcext:value-type="float">
            <text:p>-13.443</text:p>
          </table:table-cell>
          <table:table-cell office:value-type="float" office:value="-8.443" calcext:value-type="float">
            <text:p>-8.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833008" calcext:value-type="float">
            <text:p>335.833008</text:p>
          </table:table-cell>
          <table:table-cell office:value-type="float" office:value="1.3216" calcext:value-type="float">
            <text:p>1.3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8" calcext:value-type="float">
            <text:p>-13.38</text:p>
          </table:table-cell>
          <table:table-cell office:value-type="float" office:value="-8.38" calcext:value-type="float">
            <text:p>-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.933014" calcext:value-type="float">
            <text:p>335.933014</text:p>
          </table:table-cell>
          <table:table-cell office:value-type="float" office:value="1.3232" calcext:value-type="float">
            <text:p>1.3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71" calcext:value-type="float">
            <text:p>-13.471</text:p>
          </table:table-cell>
          <table:table-cell office:value-type="float" office:value="-8.471" calcext:value-type="float">
            <text:p>-8.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033997" calcext:value-type="float">
            <text:p>336.033997</text:p>
          </table:table-cell>
          <table:table-cell office:value-type="float" office:value="1.316" calcext:value-type="float">
            <text:p>1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64" calcext:value-type="float">
            <text:p>-13.364</text:p>
          </table:table-cell>
          <table:table-cell office:value-type="float" office:value="-8.364" calcext:value-type="float">
            <text:p>-8.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134003" calcext:value-type="float">
            <text:p>336.134003</text:p>
          </table:table-cell>
          <table:table-cell office:value-type="float" office:value="1.3071" calcext:value-type="float">
            <text:p>1.3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66" calcext:value-type="float">
            <text:p>-13.466</text:p>
          </table:table-cell>
          <table:table-cell office:value-type="float" office:value="-8.466" calcext:value-type="float">
            <text:p>-8.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234009" calcext:value-type="float">
            <text:p>336.234009</text:p>
          </table:table-cell>
          <table:table-cell office:value-type="float" office:value="1.3216" calcext:value-type="float">
            <text:p>1.3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62" calcext:value-type="float">
            <text:p>-13.362</text:p>
          </table:table-cell>
          <table:table-cell office:value-type="float" office:value="-8.362" calcext:value-type="float">
            <text:p>-8.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334015" calcext:value-type="float">
            <text:p>336.334015</text:p>
          </table:table-cell>
          <table:table-cell office:value-type="float" office:value="1.3297" calcext:value-type="float">
            <text:p>1.3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09" calcext:value-type="float">
            <text:p>-13.509</text:p>
          </table:table-cell>
          <table:table-cell office:value-type="float" office:value="-8.509" calcext:value-type="float">
            <text:p>-8.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434998" calcext:value-type="float">
            <text:p>336.434998</text:p>
          </table:table-cell>
          <table:table-cell office:value-type="float" office:value="1.3273" calcext:value-type="float">
            <text:p>1.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13" calcext:value-type="float">
            <text:p>-13.613</text:p>
          </table:table-cell>
          <table:table-cell office:value-type="float" office:value="-8.613" calcext:value-type="float">
            <text:p>-8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536011" calcext:value-type="float">
            <text:p>336.536011</text:p>
          </table:table-cell>
          <table:table-cell office:value-type="float" office:value="1.3216" calcext:value-type="float">
            <text:p>1.3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85" calcext:value-type="float">
            <text:p>-13.485</text:p>
          </table:table-cell>
          <table:table-cell office:value-type="float" office:value="-8.485" calcext:value-type="float">
            <text:p>-8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635986" calcext:value-type="float">
            <text:p>336.635986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45" calcext:value-type="float">
            <text:p>-13.545</text:p>
          </table:table-cell>
          <table:table-cell office:value-type="float" office:value="-8.545" calcext:value-type="float">
            <text:p>-8.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737" calcext:value-type="float">
            <text:p>336.737</text:p>
          </table:table-cell>
          <table:table-cell office:value-type="float" office:value="1.3256" calcext:value-type="float">
            <text:p>1.3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16" calcext:value-type="float">
            <text:p>-13.516</text:p>
          </table:table-cell>
          <table:table-cell office:value-type="float" office:value="-8.516" calcext:value-type="float">
            <text:p>-8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837006" calcext:value-type="float">
            <text:p>336.837006</text:p>
          </table:table-cell>
          <table:table-cell office:value-type="float" office:value="1.3224" calcext:value-type="float">
            <text:p>1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5" calcext:value-type="float">
            <text:p>-13.75</text:p>
          </table:table-cell>
          <table:table-cell office:value-type="float" office:value="-8.75" calcext:value-type="float">
            <text:p>-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.937012" calcext:value-type="float">
            <text:p>336.937012</text:p>
          </table:table-cell>
          <table:table-cell office:value-type="float" office:value="1.3248" calcext:value-type="float">
            <text:p>1.3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54" calcext:value-type="float">
            <text:p>-13.654</text:p>
          </table:table-cell>
          <table:table-cell office:value-type="float" office:value="-8.654" calcext:value-type="float">
            <text:p>-8.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037994" calcext:value-type="float">
            <text:p>337.037994</text:p>
          </table:table-cell>
          <table:table-cell office:value-type="float" office:value="1.3353" calcext:value-type="float">
            <text:p>1.3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99" calcext:value-type="float">
            <text:p>-13.599</text:p>
          </table:table-cell>
          <table:table-cell office:value-type="float" office:value="-8.599" calcext:value-type="float">
            <text:p>-8.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138" calcext:value-type="float">
            <text:p>337.138</text:p>
          </table:table-cell>
          <table:table-cell office:value-type="float" office:value="1.3273" calcext:value-type="float">
            <text:p>1.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02" calcext:value-type="float">
            <text:p>-13.502</text:p>
          </table:table-cell>
          <table:table-cell office:value-type="float" office:value="-8.502" calcext:value-type="float">
            <text:p>-8.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239014" calcext:value-type="float">
            <text:p>337.239014</text:p>
          </table:table-cell>
          <table:table-cell office:value-type="float" office:value="1.3216" calcext:value-type="float">
            <text:p>1.3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62" calcext:value-type="float">
            <text:p>-13.462</text:p>
          </table:table-cell>
          <table:table-cell office:value-type="float" office:value="-8.462" calcext:value-type="float">
            <text:p>-8.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339996" calcext:value-type="float">
            <text:p>337.339996</text:p>
          </table:table-cell>
          <table:table-cell office:value-type="float" office:value="1.3216" calcext:value-type="float">
            <text:p>1.3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49" calcext:value-type="float">
            <text:p>-13.549</text:p>
          </table:table-cell>
          <table:table-cell office:value-type="float" office:value="-8.549" calcext:value-type="float">
            <text:p>-8.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44101" calcext:value-type="float">
            <text:p>337.44101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37" calcext:value-type="float">
            <text:p>-13.537</text:p>
          </table:table-cell>
          <table:table-cell office:value-type="float" office:value="-8.537" calcext:value-type="float">
            <text:p>-8.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541992" calcext:value-type="float">
            <text:p>337.541992</text:p>
          </table:table-cell>
          <table:table-cell office:value-type="float" office:value="1.3273" calcext:value-type="float">
            <text:p>1.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46" calcext:value-type="float">
            <text:p>-13.546</text:p>
          </table:table-cell>
          <table:table-cell office:value-type="float" office:value="-8.546" calcext:value-type="float">
            <text:p>-8.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641998" calcext:value-type="float">
            <text:p>337.641998</text:p>
          </table:table-cell>
          <table:table-cell office:value-type="float" office:value="1.3184" calcext:value-type="float">
            <text:p>1.3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75" calcext:value-type="float">
            <text:p>-13.475</text:p>
          </table:table-cell>
          <table:table-cell office:value-type="float" office:value="-8.475" calcext:value-type="float">
            <text:p>-8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742004" calcext:value-type="float">
            <text:p>337.742004</text:p>
          </table:table-cell>
          <table:table-cell office:value-type="float" office:value="1.3176" calcext:value-type="float">
            <text:p>1.3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97" calcext:value-type="float">
            <text:p>-13.497</text:p>
          </table:table-cell>
          <table:table-cell office:value-type="float" office:value="-8.497" calcext:value-type="float">
            <text:p>-8.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842987" calcext:value-type="float">
            <text:p>337.842987</text:p>
          </table:table-cell>
          <table:table-cell office:value-type="float" office:value="1.3442" calcext:value-type="float">
            <text:p>1.3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84" calcext:value-type="float">
            <text:p>-13.584</text:p>
          </table:table-cell>
          <table:table-cell office:value-type="float" office:value="-8.584" calcext:value-type="float">
            <text:p>-8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.942993" calcext:value-type="float">
            <text:p>337.942993</text:p>
          </table:table-cell>
          <table:table-cell office:value-type="float" office:value="1.3208" calcext:value-type="float">
            <text:p>1.3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23" calcext:value-type="float">
            <text:p>-13.523</text:p>
          </table:table-cell>
          <table:table-cell office:value-type="float" office:value="-8.523" calcext:value-type="float">
            <text:p>-8.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042999" calcext:value-type="float">
            <text:p>338.042999</text:p>
          </table:table-cell>
          <table:table-cell office:value-type="float" office:value="1.3273" calcext:value-type="float">
            <text:p>1.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84" calcext:value-type="float">
            <text:p>-13.384</text:p>
          </table:table-cell>
          <table:table-cell office:value-type="float" office:value="-8.384" calcext:value-type="float">
            <text:p>-8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143005" calcext:value-type="float">
            <text:p>338.143005</text:p>
          </table:table-cell>
          <table:table-cell office:value-type="float" office:value="1.3377" calcext:value-type="float">
            <text:p>1.3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81" calcext:value-type="float">
            <text:p>-13.381</text:p>
          </table:table-cell>
          <table:table-cell office:value-type="float" office:value="-8.381" calcext:value-type="float">
            <text:p>-8.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243988" calcext:value-type="float">
            <text:p>338.243988</text:p>
          </table:table-cell>
          <table:table-cell office:value-type="float" office:value="1.3385" calcext:value-type="float">
            <text:p>1.3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58" calcext:value-type="float">
            <text:p>-13.358</text:p>
          </table:table-cell>
          <table:table-cell office:value-type="float" office:value="-8.358" calcext:value-type="float">
            <text:p>-8.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343994" calcext:value-type="float">
            <text:p>338.343994</text:p>
          </table:table-cell>
          <table:table-cell office:value-type="float" office:value="1.3466" calcext:value-type="float">
            <text:p>1.3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75" calcext:value-type="float">
            <text:p>-13.575</text:p>
          </table:table-cell>
          <table:table-cell office:value-type="float" office:value="-8.575" calcext:value-type="float">
            <text:p>-8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445007" calcext:value-type="float">
            <text:p>338.445007</text:p>
          </table:table-cell>
          <table:table-cell office:value-type="float" office:value="1.3232" calcext:value-type="float">
            <text:p>1.3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02" calcext:value-type="float">
            <text:p>-13.502</text:p>
          </table:table-cell>
          <table:table-cell office:value-type="float" office:value="-8.502" calcext:value-type="float">
            <text:p>-8.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54599" calcext:value-type="float">
            <text:p>338.54599</text:p>
          </table:table-cell>
          <table:table-cell office:value-type="float" office:value="1.3224" calcext:value-type="float">
            <text:p>1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7" calcext:value-type="float">
            <text:p>-13.57</text:p>
          </table:table-cell>
          <table:table-cell office:value-type="float" office:value="-8.57" calcext:value-type="float">
            <text:p>-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647003" calcext:value-type="float">
            <text:p>338.647003</text:p>
          </table:table-cell>
          <table:table-cell office:value-type="float" office:value="1.3232" calcext:value-type="float">
            <text:p>1.3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92" calcext:value-type="float">
            <text:p>-13.392</text:p>
          </table:table-cell>
          <table:table-cell office:value-type="float" office:value="-8.392" calcext:value-type="float">
            <text:p>-8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747986" calcext:value-type="float">
            <text:p>338.747986</text:p>
          </table:table-cell>
          <table:table-cell office:value-type="float" office:value="1.3136" calcext:value-type="float">
            <text:p>1.3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9" calcext:value-type="float">
            <text:p>-13.49</text:p>
          </table:table-cell>
          <table:table-cell office:value-type="float" office:value="-8.49" calcext:value-type="float">
            <text:p>-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848999" calcext:value-type="float">
            <text:p>338.848999</text:p>
          </table:table-cell>
          <table:table-cell office:value-type="float" office:value="1.3329" calcext:value-type="float">
            <text:p>1.3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31" calcext:value-type="float">
            <text:p>-13.431</text:p>
          </table:table-cell>
          <table:table-cell office:value-type="float" office:value="-8.431" calcext:value-type="float">
            <text:p>-8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.950012" calcext:value-type="float">
            <text:p>338.950012</text:p>
          </table:table-cell>
          <table:table-cell office:value-type="float" office:value="1.3506" calcext:value-type="float">
            <text:p>1.3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19" calcext:value-type="float">
            <text:p>-13.519</text:p>
          </table:table-cell>
          <table:table-cell office:value-type="float" office:value="-8.519" calcext:value-type="float">
            <text:p>-8.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050995" calcext:value-type="float">
            <text:p>339.050995</text:p>
          </table:table-cell>
          <table:table-cell office:value-type="float" office:value="1.3289" calcext:value-type="float">
            <text:p>1.3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  <table:table-cell office:value-type="float" office:value="-8.45" calcext:value-type="float">
            <text:p>-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152008" calcext:value-type="float">
            <text:p>339.152008</text:p>
          </table:table-cell>
          <table:table-cell office:value-type="float" office:value="1.3256" calcext:value-type="float">
            <text:p>1.3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" calcext:value-type="float">
            <text:p>-13.3</text:p>
          </table:table-cell>
          <table:table-cell office:value-type="float" office:value="-8.3" calcext:value-type="float">
            <text:p>-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252991" calcext:value-type="float">
            <text:p>339.252991</text:p>
          </table:table-cell>
          <table:table-cell office:value-type="float" office:value="1.3264" calcext:value-type="float">
            <text:p>1.3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46" calcext:value-type="float">
            <text:p>-13.346</text:p>
          </table:table-cell>
          <table:table-cell office:value-type="float" office:value="-8.346" calcext:value-type="float">
            <text:p>-8.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354004" calcext:value-type="float">
            <text:p>339.354004</text:p>
          </table:table-cell>
          <table:table-cell office:value-type="float" office:value="1.3256" calcext:value-type="float">
            <text:p>1.3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98" calcext:value-type="float">
            <text:p>-13.398</text:p>
          </table:table-cell>
          <table:table-cell office:value-type="float" office:value="-8.398" calcext:value-type="float">
            <text:p>-8.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45401" calcext:value-type="float">
            <text:p>339.45401</text:p>
          </table:table-cell>
          <table:table-cell office:value-type="float" office:value="1.3256" calcext:value-type="float">
            <text:p>1.3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25" calcext:value-type="float">
            <text:p>-13.425</text:p>
          </table:table-cell>
          <table:table-cell office:value-type="float" office:value="-8.425" calcext:value-type="float">
            <text:p>-8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553986" calcext:value-type="float">
            <text:p>339.553986</text:p>
          </table:table-cell>
          <table:table-cell office:value-type="float" office:value="1.3651" calcext:value-type="float">
            <text:p>1.3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72" calcext:value-type="float">
            <text:p>-13.472</text:p>
          </table:table-cell>
          <table:table-cell office:value-type="float" office:value="-8.472" calcext:value-type="float">
            <text:p>-8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654999" calcext:value-type="float">
            <text:p>339.654999</text:p>
          </table:table-cell>
          <table:table-cell office:value-type="float" office:value="1.3385" calcext:value-type="float">
            <text:p>1.3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55" calcext:value-type="float">
            <text:p>-13.455</text:p>
          </table:table-cell>
          <table:table-cell office:value-type="float" office:value="-8.455" calcext:value-type="float">
            <text:p>-8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756012" calcext:value-type="float">
            <text:p>339.756012</text:p>
          </table:table-cell>
          <table:table-cell office:value-type="float" office:value="1.3974" calcext:value-type="float">
            <text:p>1.3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-8.542" calcext:value-type="float">
            <text:p>-8.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856995" calcext:value-type="float">
            <text:p>339.856995</text:p>
          </table:table-cell>
          <table:table-cell office:value-type="float" office:value="1.4046" calcext:value-type="float">
            <text:p>1.4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67" calcext:value-type="float">
            <text:p>-13.367</text:p>
          </table:table-cell>
          <table:table-cell office:value-type="float" office:value="-8.367" calcext:value-type="float">
            <text:p>-8.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958008" calcext:value-type="float">
            <text:p>339.958008</text:p>
          </table:table-cell>
          <table:table-cell office:value-type="float" office:value="1.4014" calcext:value-type="float">
            <text:p>1.4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9" calcext:value-type="float">
            <text:p>-13.29</text:p>
          </table:table-cell>
          <table:table-cell office:value-type="float" office:value="-8.29" calcext:value-type="float">
            <text:p>-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05899" calcext:value-type="float">
            <text:p>340.05899</text:p>
          </table:table-cell>
          <table:table-cell office:value-type="float" office:value="1.4038" calcext:value-type="float">
            <text:p>1.4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31" calcext:value-type="float">
            <text:p>-13.331</text:p>
          </table:table-cell>
          <table:table-cell office:value-type="float" office:value="-8.331" calcext:value-type="float">
            <text:p>-8.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158997" calcext:value-type="float">
            <text:p>340.158997</text:p>
          </table:table-cell>
          <table:table-cell office:value-type="float" office:value="1.4248" calcext:value-type="float">
            <text:p>1.4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46" calcext:value-type="float">
            <text:p>-13.346</text:p>
          </table:table-cell>
          <table:table-cell office:value-type="float" office:value="-8.346" calcext:value-type="float">
            <text:p>-8.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26001" calcext:value-type="float">
            <text:p>340.26001</text:p>
          </table:table-cell>
          <table:table-cell office:value-type="float" office:value="1.4054" calcext:value-type="float">
            <text:p>1.4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98" calcext:value-type="float">
            <text:p>-13.298</text:p>
          </table:table-cell>
          <table:table-cell office:value-type="float" office:value="-8.298" calcext:value-type="float">
            <text:p>-8.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360992" calcext:value-type="float">
            <text:p>340.360992</text:p>
          </table:table-cell>
          <table:table-cell office:value-type="float" office:value="1.3555" calcext:value-type="float">
            <text:p>1.3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17" calcext:value-type="float">
            <text:p>-13.217</text:p>
          </table:table-cell>
          <table:table-cell office:value-type="float" office:value="-8.217" calcext:value-type="float">
            <text:p>-8.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460999" calcext:value-type="float">
            <text:p>340.460999</text:p>
          </table:table-cell>
          <table:table-cell office:value-type="float" office:value="1.2596" calcext:value-type="float">
            <text:p>1.2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49" calcext:value-type="float">
            <text:p>-13.249</text:p>
          </table:table-cell>
          <table:table-cell office:value-type="float" office:value="-8.249" calcext:value-type="float">
            <text:p>-8.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561005" calcext:value-type="float">
            <text:p>340.561005</text:p>
          </table:table-cell>
          <table:table-cell office:value-type="float" office:value="1.2499" calcext:value-type="float">
            <text:p>1.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39" calcext:value-type="float">
            <text:p>-13.239</text:p>
          </table:table-cell>
          <table:table-cell office:value-type="float" office:value="-8.239" calcext:value-type="float">
            <text:p>-8.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661011" calcext:value-type="float">
            <text:p>340.661011</text:p>
          </table:table-cell>
          <table:table-cell office:value-type="float" office:value="1.1959" calcext:value-type="float">
            <text:p>1.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11" calcext:value-type="float">
            <text:p>-13.311</text:p>
          </table:table-cell>
          <table:table-cell office:value-type="float" office:value="-8.311" calcext:value-type="float">
            <text:p>-8.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761993" calcext:value-type="float">
            <text:p>340.761993</text:p>
          </table:table-cell>
          <table:table-cell office:value-type="float" office:value="1.1999" calcext:value-type="float">
            <text:p>1.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96" calcext:value-type="float">
            <text:p>-13.196</text:p>
          </table:table-cell>
          <table:table-cell office:value-type="float" office:value="-8.196" calcext:value-type="float">
            <text:p>-8.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862" calcext:value-type="float">
            <text:p>340.862</text:p>
          </table:table-cell>
          <table:table-cell office:value-type="float" office:value="1.1967" calcext:value-type="float">
            <text:p>1.1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18" calcext:value-type="float">
            <text:p>-13.118</text:p>
          </table:table-cell>
          <table:table-cell office:value-type="float" office:value="-8.118" calcext:value-type="float">
            <text:p>-8.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963013" calcext:value-type="float">
            <text:p>340.963013</text:p>
          </table:table-cell>
          <table:table-cell office:value-type="float" office:value="1.2112" calcext:value-type="float">
            <text:p>1.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47" calcext:value-type="float">
            <text:p>-13.147</text:p>
          </table:table-cell>
          <table:table-cell office:value-type="float" office:value="-8.147" calcext:value-type="float">
            <text:p>-8.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063995" calcext:value-type="float">
            <text:p>341.063995</text:p>
          </table:table-cell>
          <table:table-cell office:value-type="float" office:value="1.2322" calcext:value-type="float">
            <text:p>1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51" calcext:value-type="float">
            <text:p>-12.951</text:p>
          </table:table-cell>
          <table:table-cell office:value-type="float" office:value="-7.951" calcext:value-type="float">
            <text:p>-7.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165985" calcext:value-type="float">
            <text:p>341.165985</text:p>
          </table:table-cell>
          <table:table-cell office:value-type="float" office:value="1.2539" calcext:value-type="float">
            <text:p>1.2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32" calcext:value-type="float">
            <text:p>-13.232</text:p>
          </table:table-cell>
          <table:table-cell office:value-type="float" office:value="-8.232" calcext:value-type="float">
            <text:p>-8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265991" calcext:value-type="float">
            <text:p>341.265991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06" calcext:value-type="float">
            <text:p>-13.106</text:p>
          </table:table-cell>
          <table:table-cell office:value-type="float" office:value="-8.106" calcext:value-type="float">
            <text:p>-8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367004" calcext:value-type="float">
            <text:p>341.367004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53" calcext:value-type="float">
            <text:p>-13.253</text:p>
          </table:table-cell>
          <table:table-cell office:value-type="float" office:value="-8.253" calcext:value-type="float">
            <text:p>-8.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467987" calcext:value-type="float">
            <text:p>341.467987</text:p>
          </table:table-cell>
          <table:table-cell office:value-type="float" office:value="1.2491" calcext:value-type="float">
            <text:p>1.2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82" calcext:value-type="float">
            <text:p>-13.282</text:p>
          </table:table-cell>
          <table:table-cell office:value-type="float" office:value="-8.282" calcext:value-type="float">
            <text:p>-8.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567993" calcext:value-type="float">
            <text:p>341.567993</text:p>
          </table:table-cell>
          <table:table-cell office:value-type="float" office:value="1.2491" calcext:value-type="float">
            <text:p>1.2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06" calcext:value-type="float">
            <text:p>-13.206</text:p>
          </table:table-cell>
          <table:table-cell office:value-type="float" office:value="-8.206" calcext:value-type="float">
            <text:p>-8.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667999" calcext:value-type="float">
            <text:p>341.667999</text:p>
          </table:table-cell>
          <table:table-cell office:value-type="float" office:value="1.2362" calcext:value-type="float">
            <text:p>1.2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39" calcext:value-type="float">
            <text:p>-13.239</text:p>
          </table:table-cell>
          <table:table-cell office:value-type="float" office:value="-8.239" calcext:value-type="float">
            <text:p>-8.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769012" calcext:value-type="float">
            <text:p>341.769012</text:p>
          </table:table-cell>
          <table:table-cell office:value-type="float" office:value="1.2459" calcext:value-type="float">
            <text:p>1.2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14" calcext:value-type="float">
            <text:p>-13.214</text:p>
          </table:table-cell>
          <table:table-cell office:value-type="float" office:value="-8.214" calcext:value-type="float">
            <text:p>-8.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868988" calcext:value-type="float">
            <text:p>341.868988</text:p>
          </table:table-cell>
          <table:table-cell office:value-type="float" office:value="1.2499" calcext:value-type="float">
            <text:p>1.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99" calcext:value-type="float">
            <text:p>-13.299</text:p>
          </table:table-cell>
          <table:table-cell office:value-type="float" office:value="-8.299" calcext:value-type="float">
            <text:p>-8.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.970001" calcext:value-type="float">
            <text:p>341.970001</text:p>
          </table:table-cell>
          <table:table-cell office:value-type="float" office:value="1.2692" calcext:value-type="float">
            <text:p>1.2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17" calcext:value-type="float">
            <text:p>-13.217</text:p>
          </table:table-cell>
          <table:table-cell office:value-type="float" office:value="-8.217" calcext:value-type="float">
            <text:p>-8.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070007" calcext:value-type="float">
            <text:p>342.070007</text:p>
          </table:table-cell>
          <table:table-cell office:value-type="float" office:value="1.2531" calcext:value-type="float">
            <text:p>1.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45" calcext:value-type="float">
            <text:p>-13.345</text:p>
          </table:table-cell>
          <table:table-cell office:value-type="float" office:value="-8.345" calcext:value-type="float">
            <text:p>-8.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17099" calcext:value-type="float">
            <text:p>342.17099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22" calcext:value-type="float">
            <text:p>-13.422</text:p>
          </table:table-cell>
          <table:table-cell office:value-type="float" office:value="-8.422" calcext:value-type="float">
            <text:p>-8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270996" calcext:value-type="float">
            <text:p>342.270996</text:p>
          </table:table-cell>
          <table:table-cell office:value-type="float" office:value="1.2515" calcext:value-type="float">
            <text:p>1.2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57" calcext:value-type="float">
            <text:p>-13.557</text:p>
          </table:table-cell>
          <table:table-cell office:value-type="float" office:value="-8.557" calcext:value-type="float">
            <text:p>-8.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372009" calcext:value-type="float">
            <text:p>342.372009</text:p>
          </table:table-cell>
          <table:table-cell office:value-type="float" office:value="1.2499" calcext:value-type="float">
            <text:p>1.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61" calcext:value-type="float">
            <text:p>-13.561</text:p>
          </table:table-cell>
          <table:table-cell office:value-type="float" office:value="-8.561" calcext:value-type="float">
            <text:p>-8.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472992" calcext:value-type="float">
            <text:p>342.472992</text:p>
          </table:table-cell>
          <table:table-cell office:value-type="float" office:value="1.2499" calcext:value-type="float">
            <text:p>1.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87" calcext:value-type="float">
            <text:p>-13.487</text:p>
          </table:table-cell>
          <table:table-cell office:value-type="float" office:value="-8.487" calcext:value-type="float">
            <text:p>-8.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572998" calcext:value-type="float">
            <text:p>342.572998</text:p>
          </table:table-cell>
          <table:table-cell office:value-type="float" office:value="1.2257" calcext:value-type="float">
            <text:p>1.2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09" calcext:value-type="float">
            <text:p>-13.409</text:p>
          </table:table-cell>
          <table:table-cell office:value-type="float" office:value="-8.409" calcext:value-type="float">
            <text:p>-8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673004" calcext:value-type="float">
            <text:p>342.673004</text:p>
          </table:table-cell>
          <table:table-cell office:value-type="float" office:value="1.2491" calcext:value-type="float">
            <text:p>1.2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95" calcext:value-type="float">
            <text:p>-13.495</text:p>
          </table:table-cell>
          <table:table-cell office:value-type="float" office:value="-8.495" calcext:value-type="float">
            <text:p>-8.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77301" calcext:value-type="float">
            <text:p>342.77301</text:p>
          </table:table-cell>
          <table:table-cell office:value-type="float" office:value="1.2845" calcext:value-type="float">
            <text:p>1.2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67" calcext:value-type="float">
            <text:p>-13.467</text:p>
          </table:table-cell>
          <table:table-cell office:value-type="float" office:value="-8.467" calcext:value-type="float">
            <text:p>-8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872986" calcext:value-type="float">
            <text:p>342.872986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367" calcext:value-type="float">
            <text:p>-13.367</text:p>
          </table:table-cell>
          <table:table-cell office:value-type="float" office:value="-8.367" calcext:value-type="float">
            <text:p>-8.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.973999" calcext:value-type="float">
            <text:p>342.973999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67" calcext:value-type="float">
            <text:p>-13.167</text:p>
          </table:table-cell>
          <table:table-cell office:value-type="float" office:value="-8.167" calcext:value-type="float">
            <text:p>-8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075012" calcext:value-type="float">
            <text:p>343.075012</text:p>
          </table:table-cell>
          <table:table-cell office:value-type="float" office:value="1.2459" calcext:value-type="float">
            <text:p>1.2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41" calcext:value-type="float">
            <text:p>-13.141</text:p>
          </table:table-cell>
          <table:table-cell office:value-type="float" office:value="-8.141" calcext:value-type="float">
            <text:p>-8.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174988" calcext:value-type="float">
            <text:p>343.174988</text:p>
          </table:table-cell>
          <table:table-cell office:value-type="float" office:value="1.2733" calcext:value-type="float">
            <text:p>1.2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24" calcext:value-type="float">
            <text:p>-13.124</text:p>
          </table:table-cell>
          <table:table-cell office:value-type="float" office:value="-8.124" calcext:value-type="float">
            <text:p>-8.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274994" calcext:value-type="float">
            <text:p>343.274994</text:p>
          </table:table-cell>
          <table:table-cell office:value-type="float" office:value="1.2451" calcext:value-type="float">
            <text:p>1.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86" calcext:value-type="float">
            <text:p>-13.086</text:p>
          </table:table-cell>
          <table:table-cell office:value-type="float" office:value="-8.086" calcext:value-type="float">
            <text:p>-8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375" calcext:value-type="float">
            <text:p>343.375</text:p>
          </table:table-cell>
          <table:table-cell office:value-type="float" office:value="1.2628" calcext:value-type="float">
            <text:p>1.2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51" calcext:value-type="float">
            <text:p>-13.151</text:p>
          </table:table-cell>
          <table:table-cell office:value-type="float" office:value="-8.151" calcext:value-type="float">
            <text:p>-8.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476013" calcext:value-type="float">
            <text:p>343.476013</text:p>
          </table:table-cell>
          <table:table-cell office:value-type="float" office:value="1.2418" calcext:value-type="float">
            <text:p>1.2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11" calcext:value-type="float">
            <text:p>-13.011</text:p>
          </table:table-cell>
          <table:table-cell office:value-type="float" office:value="-8.011" calcext:value-type="float">
            <text:p>-8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576996" calcext:value-type="float">
            <text:p>343.576996</text:p>
          </table:table-cell>
          <table:table-cell office:value-type="float" office:value="1.2418" calcext:value-type="float">
            <text:p>1.2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81" calcext:value-type="float">
            <text:p>-13.181</text:p>
          </table:table-cell>
          <table:table-cell office:value-type="float" office:value="-8.181" calcext:value-type="float">
            <text:p>-8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677002" calcext:value-type="float">
            <text:p>343.677002</text:p>
          </table:table-cell>
          <table:table-cell office:value-type="float" office:value="1.2515" calcext:value-type="float">
            <text:p>1.2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03" calcext:value-type="float">
            <text:p>-13.003</text:p>
          </table:table-cell>
          <table:table-cell office:value-type="float" office:value="-8.003" calcext:value-type="float">
            <text:p>-8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777008" calcext:value-type="float">
            <text:p>343.777008</text:p>
          </table:table-cell>
          <table:table-cell office:value-type="float" office:value="1.2451" calcext:value-type="float">
            <text:p>1.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19" calcext:value-type="float">
            <text:p>-13.119</text:p>
          </table:table-cell>
          <table:table-cell office:value-type="float" office:value="-8.119" calcext:value-type="float">
            <text:p>-8.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877991" calcext:value-type="float">
            <text:p>343.877991</text:p>
          </table:table-cell>
          <table:table-cell office:value-type="float" office:value="1.2434" calcext:value-type="float">
            <text:p>1.2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82" calcext:value-type="float">
            <text:p>-12.882</text:p>
          </table:table-cell>
          <table:table-cell office:value-type="float" office:value="-7.882" calcext:value-type="float">
            <text:p>-7.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.979004" calcext:value-type="float">
            <text:p>343.979004</text:p>
          </table:table-cell>
          <table:table-cell office:value-type="float" office:value="1.2588" calcext:value-type="float">
            <text:p>1.2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91" calcext:value-type="float">
            <text:p>-12.991</text:p>
          </table:table-cell>
          <table:table-cell office:value-type="float" office:value="-7.991" calcext:value-type="float">
            <text:p>-7.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079987" calcext:value-type="float">
            <text:p>344.079987</text:p>
          </table:table-cell>
          <table:table-cell office:value-type="float" office:value="1.2459" calcext:value-type="float">
            <text:p>1.2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05" calcext:value-type="float">
            <text:p>-13.005</text:p>
          </table:table-cell>
          <table:table-cell office:value-type="float" office:value="-8.005" calcext:value-type="float">
            <text:p>-8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181" calcext:value-type="float">
            <text:p>344.181</text:p>
          </table:table-cell>
          <table:table-cell office:value-type="float" office:value="1.2241" calcext:value-type="float">
            <text:p>1.2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62" calcext:value-type="float">
            <text:p>-12.962</text:p>
          </table:table-cell>
          <table:table-cell office:value-type="float" office:value="-7.962" calcext:value-type="float">
            <text:p>-7.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281006" calcext:value-type="float">
            <text:p>344.281006</text:p>
          </table:table-cell>
          <table:table-cell office:value-type="float" office:value="1.237" calcext:value-type="float">
            <text:p>1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96" calcext:value-type="float">
            <text:p>-13.096</text:p>
          </table:table-cell>
          <table:table-cell office:value-type="float" office:value="-8.096" calcext:value-type="float">
            <text:p>-8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381012" calcext:value-type="float">
            <text:p>344.381012</text:p>
          </table:table-cell>
          <table:table-cell office:value-type="float" office:value="1.2451" calcext:value-type="float">
            <text:p>1.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91" calcext:value-type="float">
            <text:p>-12.991</text:p>
          </table:table-cell>
          <table:table-cell office:value-type="float" office:value="-7.991" calcext:value-type="float">
            <text:p>-7.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480988" calcext:value-type="float">
            <text:p>344.480988</text:p>
          </table:table-cell>
          <table:table-cell office:value-type="float" office:value="1.2434" calcext:value-type="float">
            <text:p>1.2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61" calcext:value-type="float">
            <text:p>-13.161</text:p>
          </table:table-cell>
          <table:table-cell office:value-type="float" office:value="-8.161" calcext:value-type="float">
            <text:p>-8.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582001" calcext:value-type="float">
            <text:p>344.582001</text:p>
          </table:table-cell>
          <table:table-cell office:value-type="float" office:value="1.2265" calcext:value-type="float">
            <text:p>1.2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36" calcext:value-type="float">
            <text:p>-13.036</text:p>
          </table:table-cell>
          <table:table-cell office:value-type="float" office:value="-8.036" calcext:value-type="float">
            <text:p>-8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683014" calcext:value-type="float">
            <text:p>344.683014</text:p>
          </table:table-cell>
          <table:table-cell office:value-type="float" office:value="1.2305" calcext:value-type="float">
            <text:p>1.2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83" calcext:value-type="float">
            <text:p>-12.983</text:p>
          </table:table-cell>
          <table:table-cell office:value-type="float" office:value="-7.983" calcext:value-type="float">
            <text:p>-7.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78299" calcext:value-type="float">
            <text:p>344.78299</text:p>
          </table:table-cell>
          <table:table-cell office:value-type="float" office:value="1.2459" calcext:value-type="float">
            <text:p>1.2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06" calcext:value-type="float">
            <text:p>-13.006</text:p>
          </table:table-cell>
          <table:table-cell office:value-type="float" office:value="-8.006" calcext:value-type="float">
            <text:p>-8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884003" calcext:value-type="float">
            <text:p>344.884003</text:p>
          </table:table-cell>
          <table:table-cell office:value-type="float" office:value="1.2523" calcext:value-type="float">
            <text:p>1.2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54" calcext:value-type="float">
            <text:p>-12.954</text:p>
          </table:table-cell>
          <table:table-cell office:value-type="float" office:value="-7.954" calcext:value-type="float">
            <text:p>-7.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984009" calcext:value-type="float">
            <text:p>344.984009</text:p>
          </table:table-cell>
          <table:table-cell office:value-type="float" office:value="1.2354" calcext:value-type="float">
            <text:p>1.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47" calcext:value-type="float">
            <text:p>-13.047</text:p>
          </table:table-cell>
          <table:table-cell office:value-type="float" office:value="-8.047" calcext:value-type="float">
            <text:p>-8.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084991" calcext:value-type="float">
            <text:p>345.084991</text:p>
          </table:table-cell>
          <table:table-cell office:value-type="float" office:value="1.2402" calcext:value-type="float">
            <text:p>1.2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81" calcext:value-type="float">
            <text:p>-13.081</text:p>
          </table:table-cell>
          <table:table-cell office:value-type="float" office:value="-8.081" calcext:value-type="float">
            <text:p>-8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186005" calcext:value-type="float">
            <text:p>345.186005</text:p>
          </table:table-cell>
          <table:table-cell office:value-type="float" office:value="1.2547" calcext:value-type="float">
            <text:p>1.2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72" calcext:value-type="float">
            <text:p>-13.072</text:p>
          </table:table-cell>
          <table:table-cell office:value-type="float" office:value="-8.072" calcext:value-type="float">
            <text:p>-8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286987" calcext:value-type="float">
            <text:p>345.286987</text:p>
          </table:table-cell>
          <table:table-cell office:value-type="float" office:value="1.2531" calcext:value-type="float">
            <text:p>1.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36" calcext:value-type="float">
            <text:p>-13.036</text:p>
          </table:table-cell>
          <table:table-cell office:value-type="float" office:value="-8.036" calcext:value-type="float">
            <text:p>-8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388" calcext:value-type="float">
            <text:p>345.388</text:p>
          </table:table-cell>
          <table:table-cell office:value-type="float" office:value="1.241" calcext:value-type="float">
            <text:p>1.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83" calcext:value-type="float">
            <text:p>-13.183</text:p>
          </table:table-cell>
          <table:table-cell office:value-type="float" office:value="-8.183" calcext:value-type="float">
            <text:p>-8.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488007" calcext:value-type="float">
            <text:p>345.488007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07" calcext:value-type="float">
            <text:p>-13.107</text:p>
          </table:table-cell>
          <table:table-cell office:value-type="float" office:value="-8.107" calcext:value-type="float">
            <text:p>-8.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588989" calcext:value-type="float">
            <text:p>345.588989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56" calcext:value-type="float">
            <text:p>-13.156</text:p>
          </table:table-cell>
          <table:table-cell office:value-type="float" office:value="-8.156" calcext:value-type="float">
            <text:p>-8.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690002" calcext:value-type="float">
            <text:p>345.690002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67" calcext:value-type="float">
            <text:p>-13.167</text:p>
          </table:table-cell>
          <table:table-cell office:value-type="float" office:value="-8.167" calcext:value-type="float">
            <text:p>-8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790009" calcext:value-type="float">
            <text:p>345.790009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71" calcext:value-type="float">
            <text:p>-13.071</text:p>
          </table:table-cell>
          <table:table-cell office:value-type="float" office:value="-8.071" calcext:value-type="float">
            <text:p>-8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890991" calcext:value-type="float">
            <text:p>345.890991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86" calcext:value-type="float">
            <text:p>-13.186</text:p>
          </table:table-cell>
          <table:table-cell office:value-type="float" office:value="-8.186" calcext:value-type="float">
            <text:p>-8.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.990997" calcext:value-type="float">
            <text:p>345.990997</text:p>
          </table:table-cell>
          <table:table-cell office:value-type="float" office:value="1.2451" calcext:value-type="float">
            <text:p>1.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59" calcext:value-type="float">
            <text:p>-13.159</text:p>
          </table:table-cell>
          <table:table-cell office:value-type="float" office:value="-8.159" calcext:value-type="float">
            <text:p>-8.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09201" calcext:value-type="float">
            <text:p>346.09201</text:p>
          </table:table-cell>
          <table:table-cell office:value-type="float" office:value="1.2467" calcext:value-type="float">
            <text:p>1.2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25" calcext:value-type="float">
            <text:p>-13.225</text:p>
          </table:table-cell>
          <table:table-cell office:value-type="float" office:value="-8.225" calcext:value-type="float">
            <text:p>-8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191986" calcext:value-type="float">
            <text:p>346.191986</text:p>
          </table:table-cell>
          <table:table-cell office:value-type="float" office:value="1.3224" calcext:value-type="float">
            <text:p>1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243" calcext:value-type="float">
            <text:p>-13.243</text:p>
          </table:table-cell>
          <table:table-cell office:value-type="float" office:value="-8.243" calcext:value-type="float">
            <text:p>-8.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291992" calcext:value-type="float">
            <text:p>346.291992</text:p>
          </table:table-cell>
          <table:table-cell office:value-type="float" office:value="1.2531" calcext:value-type="float">
            <text:p>1.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71" calcext:value-type="float">
            <text:p>-13.071</text:p>
          </table:table-cell>
          <table:table-cell office:value-type="float" office:value="-8.071" calcext:value-type="float">
            <text:p>-8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393005" calcext:value-type="float">
            <text:p>346.393005</text:p>
          </table:table-cell>
          <table:table-cell office:value-type="float" office:value="1.2475" calcext:value-type="float">
            <text:p>1.2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04" calcext:value-type="float">
            <text:p>-13.104</text:p>
          </table:table-cell>
          <table:table-cell office:value-type="float" office:value="-8.104" calcext:value-type="float">
            <text:p>-8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493988" calcext:value-type="float">
            <text:p>346.493988</text:p>
          </table:table-cell>
          <table:table-cell office:value-type="float" office:value="1.2467" calcext:value-type="float">
            <text:p>1.2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16" calcext:value-type="float">
            <text:p>-13.116</text:p>
          </table:table-cell>
          <table:table-cell office:value-type="float" office:value="-8.116" calcext:value-type="float">
            <text:p>-8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595001" calcext:value-type="float">
            <text:p>346.595001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83" calcext:value-type="float">
            <text:p>-13.083</text:p>
          </table:table-cell>
          <table:table-cell office:value-type="float" office:value="-8.083" calcext:value-type="float">
            <text:p>-8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696014" calcext:value-type="float">
            <text:p>346.696014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37" calcext:value-type="float">
            <text:p>-12.837</text:p>
          </table:table-cell>
          <table:table-cell office:value-type="float" office:value="-7.837" calcext:value-type="float">
            <text:p>-7.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79599" calcext:value-type="float">
            <text:p>346.79599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89" calcext:value-type="float">
            <text:p>-12.889</text:p>
          </table:table-cell>
          <table:table-cell office:value-type="float" office:value="-7.889" calcext:value-type="float">
            <text:p>-7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895996" calcext:value-type="float">
            <text:p>346.895996</text:p>
          </table:table-cell>
          <table:table-cell office:value-type="float" office:value="1.2475" calcext:value-type="float">
            <text:p>1.2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34" calcext:value-type="float">
            <text:p>-12.934</text:p>
          </table:table-cell>
          <table:table-cell office:value-type="float" office:value="-7.934" calcext:value-type="float">
            <text:p>-7.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.996002" calcext:value-type="float">
            <text:p>346.996002</text:p>
          </table:table-cell>
          <table:table-cell office:value-type="float" office:value="1.2338" calcext:value-type="float">
            <text:p>1.2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12" calcext:value-type="float">
            <text:p>-12.812</text:p>
          </table:table-cell>
          <table:table-cell office:value-type="float" office:value="-7.812" calcext:value-type="float">
            <text:p>-7.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096985" calcext:value-type="float">
            <text:p>347.096985</text:p>
          </table:table-cell>
          <table:table-cell office:value-type="float" office:value="1.233" calcext:value-type="float">
            <text:p>1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812" calcext:value-type="float">
            <text:p>-12.812</text:p>
          </table:table-cell>
          <table:table-cell office:value-type="float" office:value="-7.812" calcext:value-type="float">
            <text:p>-7.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196991" calcext:value-type="float">
            <text:p>347.196991</text:p>
          </table:table-cell>
          <table:table-cell office:value-type="float" office:value="1.2467" calcext:value-type="float">
            <text:p>1.2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726" calcext:value-type="float">
            <text:p>-12.726</text:p>
          </table:table-cell>
          <table:table-cell office:value-type="float" office:value="-7.726" calcext:value-type="float">
            <text:p>-7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296997" calcext:value-type="float">
            <text:p>347.296997</text:p>
          </table:table-cell>
          <table:table-cell office:value-type="float" office:value="1.2354" calcext:value-type="float">
            <text:p>1.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69" calcext:value-type="float">
            <text:p>-12.569</text:p>
          </table:table-cell>
          <table:table-cell office:value-type="float" office:value="-7.569" calcext:value-type="float">
            <text:p>-7.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398987" calcext:value-type="float">
            <text:p>347.398987</text:p>
          </table:table-cell>
          <table:table-cell office:value-type="float" office:value="1.2249" calcext:value-type="float">
            <text:p>1.2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5" calcext:value-type="float">
            <text:p>-12.55</text:p>
          </table:table-cell>
          <table:table-cell office:value-type="float" office:value="-7.55" calcext:value-type="float">
            <text:p>-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83" calcext:value-type="float">
            <text:p>-12.483</text:p>
          </table:table-cell>
          <table:table-cell office:value-type="float" office:value="-7.483" calcext:value-type="float">
            <text:p>-7.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600006" calcext:value-type="float">
            <text:p>347.600006</text:p>
          </table:table-cell>
          <table:table-cell office:value-type="float" office:value="1.2418" calcext:value-type="float">
            <text:p>1.2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1" calcext:value-type="float">
            <text:p>-12.31</text:p>
          </table:table-cell>
          <table:table-cell office:value-type="float" office:value="-7.31" calcext:value-type="float">
            <text:p>-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700989" calcext:value-type="float">
            <text:p>347.700989</text:p>
          </table:table-cell>
          <table:table-cell office:value-type="float" office:value="1.2555" calcext:value-type="float">
            <text:p>1.2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39" calcext:value-type="float">
            <text:p>-12.339</text:p>
          </table:table-cell>
          <table:table-cell office:value-type="float" office:value="-7.339" calcext:value-type="float">
            <text:p>-7.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800995" calcext:value-type="float">
            <text:p>347.800995</text:p>
          </table:table-cell>
          <table:table-cell office:value-type="float" office:value="1.2362" calcext:value-type="float">
            <text:p>1.2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94" calcext:value-type="float">
            <text:p>-12.494</text:p>
          </table:table-cell>
          <table:table-cell office:value-type="float" office:value="-7.494" calcext:value-type="float">
            <text:p>-7.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.902008" calcext:value-type="float">
            <text:p>347.902008</text:p>
          </table:table-cell>
          <table:table-cell office:value-type="float" office:value="1.2596" calcext:value-type="float">
            <text:p>1.2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84" calcext:value-type="float">
            <text:p>-12.384</text:p>
          </table:table-cell>
          <table:table-cell office:value-type="float" office:value="-7.384" calcext:value-type="float">
            <text:p>-7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002991" calcext:value-type="float">
            <text:p>348.002991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7" calcext:value-type="float">
            <text:p>-12.357</text:p>
          </table:table-cell>
          <table:table-cell office:value-type="float" office:value="-7.357" calcext:value-type="float">
            <text:p>-7.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104004" calcext:value-type="float">
            <text:p>348.104004</text:p>
          </table:table-cell>
          <table:table-cell office:value-type="float" office:value="1.2507" calcext:value-type="float">
            <text:p>1.2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04" calcext:value-type="float">
            <text:p>-12.304</text:p>
          </table:table-cell>
          <table:table-cell office:value-type="float" office:value="-7.304" calcext:value-type="float">
            <text:p>-7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204987" calcext:value-type="float">
            <text:p>348.204987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2" calcext:value-type="float">
            <text:p>-12.352</text:p>
          </table:table-cell>
          <table:table-cell office:value-type="float" office:value="-7.352" calcext:value-type="float">
            <text:p>-7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304993" calcext:value-type="float">
            <text:p>348.304993</text:p>
          </table:table-cell>
          <table:table-cell office:value-type="float" office:value="1.2338" calcext:value-type="float">
            <text:p>1.2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41" calcext:value-type="float">
            <text:p>-12.441</text:p>
          </table:table-cell>
          <table:table-cell office:value-type="float" office:value="-7.441" calcext:value-type="float">
            <text:p>-7.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404999" calcext:value-type="float">
            <text:p>348.404999</text:p>
          </table:table-cell>
          <table:table-cell office:value-type="float" office:value="1.262" calcext:value-type="float">
            <text:p>1.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4" calcext:value-type="float">
            <text:p>-12.354</text:p>
          </table:table-cell>
          <table:table-cell office:value-type="float" office:value="-7.354" calcext:value-type="float">
            <text:p>-7.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506012" calcext:value-type="float">
            <text:p>348.506012</text:p>
          </table:table-cell>
          <table:table-cell office:value-type="float" office:value="1.237" calcext:value-type="float">
            <text:p>1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39" calcext:value-type="float">
            <text:p>-12.339</text:p>
          </table:table-cell>
          <table:table-cell office:value-type="float" office:value="-7.339" calcext:value-type="float">
            <text:p>-7.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606995" calcext:value-type="float">
            <text:p>348.606995</text:p>
          </table:table-cell>
          <table:table-cell office:value-type="float" office:value="1.233" calcext:value-type="float">
            <text:p>1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29" calcext:value-type="float">
            <text:p>-12.329</text:p>
          </table:table-cell>
          <table:table-cell office:value-type="float" office:value="-7.329" calcext:value-type="float">
            <text:p>-7.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708008" calcext:value-type="float">
            <text:p>348.708008</text:p>
          </table:table-cell>
          <table:table-cell office:value-type="float" office:value="1.237" calcext:value-type="float">
            <text:p>1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06" calcext:value-type="float">
            <text:p>-12.406</text:p>
          </table:table-cell>
          <table:table-cell office:value-type="float" office:value="-7.406" calcext:value-type="float">
            <text:p>-7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80899" calcext:value-type="float">
            <text:p>348.80899</text:p>
          </table:table-cell>
          <table:table-cell office:value-type="float" office:value="1.2338" calcext:value-type="float">
            <text:p>1.2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73" calcext:value-type="float">
            <text:p>-12.373</text:p>
          </table:table-cell>
          <table:table-cell office:value-type="float" office:value="-7.373" calcext:value-type="float">
            <text:p>-7.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908997" calcext:value-type="float">
            <text:p>348.908997</text:p>
          </table:table-cell>
          <table:table-cell office:value-type="float" office:value="1.2346" calcext:value-type="float">
            <text:p>1.2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03" calcext:value-type="float">
            <text:p>-12.403</text:p>
          </table:table-cell>
          <table:table-cell office:value-type="float" office:value="-7.403" calcext:value-type="float">
            <text:p>-7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009003" calcext:value-type="float">
            <text:p>349.009003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03" calcext:value-type="float">
            <text:p>-12.503</text:p>
          </table:table-cell>
          <table:table-cell office:value-type="float" office:value="-7.503" calcext:value-type="float">
            <text:p>-7.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109009" calcext:value-type="float">
            <text:p>349.109009</text:p>
          </table:table-cell>
          <table:table-cell office:value-type="float" office:value="1.2475" calcext:value-type="float">
            <text:p>1.2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75" calcext:value-type="float">
            <text:p>-12.375</text:p>
          </table:table-cell>
          <table:table-cell office:value-type="float" office:value="-7.375" calcext:value-type="float">
            <text:p>-7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209015" calcext:value-type="float">
            <text:p>349.209015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64" calcext:value-type="float">
            <text:p>-12.364</text:p>
          </table:table-cell>
          <table:table-cell office:value-type="float" office:value="-7.364" calcext:value-type="float">
            <text:p>-7.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30899" calcext:value-type="float">
            <text:p>349.30899</text:p>
          </table:table-cell>
          <table:table-cell office:value-type="float" office:value="1.2354" calcext:value-type="float">
            <text:p>1.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55" calcext:value-type="float">
            <text:p>-12.555</text:p>
          </table:table-cell>
          <table:table-cell office:value-type="float" office:value="-7.555" calcext:value-type="float">
            <text:p>-7.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410004" calcext:value-type="float">
            <text:p>349.410004</text:p>
          </table:table-cell>
          <table:table-cell office:value-type="float" office:value="1.2265" calcext:value-type="float">
            <text:p>1.2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55" calcext:value-type="float">
            <text:p>-12.455</text:p>
          </table:table-cell>
          <table:table-cell office:value-type="float" office:value="-7.455" calcext:value-type="float">
            <text:p>-7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510986" calcext:value-type="float">
            <text:p>349.510986</text:p>
          </table:table-cell>
          <table:table-cell office:value-type="float" office:value="1.237" calcext:value-type="float">
            <text:p>1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8" calcext:value-type="float">
            <text:p>-12.48</text:p>
          </table:table-cell>
          <table:table-cell office:value-type="float" office:value="-7.48" calcext:value-type="float">
            <text:p>-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610992" calcext:value-type="float">
            <text:p>349.610992</text:p>
          </table:table-cell>
          <table:table-cell office:value-type="float" office:value="1.233" calcext:value-type="float">
            <text:p>1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98" calcext:value-type="float">
            <text:p>-12.498</text:p>
          </table:table-cell>
          <table:table-cell office:value-type="float" office:value="-7.498" calcext:value-type="float">
            <text:p>-7.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710999" calcext:value-type="float">
            <text:p>349.710999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15" calcext:value-type="float">
            <text:p>-12.415</text:p>
          </table:table-cell>
          <table:table-cell office:value-type="float" office:value="-7.415" calcext:value-type="float">
            <text:p>-7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812012" calcext:value-type="float">
            <text:p>349.812012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31" calcext:value-type="float">
            <text:p>-12.531</text:p>
          </table:table-cell>
          <table:table-cell office:value-type="float" office:value="-7.531" calcext:value-type="float">
            <text:p>-7.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.912994" calcext:value-type="float">
            <text:p>349.912994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5" calcext:value-type="float">
            <text:p>-12.55</text:p>
          </table:table-cell>
          <table:table-cell office:value-type="float" office:value="-7.55" calcext:value-type="float">
            <text:p>-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013" calcext:value-type="float">
            <text:p>350.013</text:p>
          </table:table-cell>
          <table:table-cell office:value-type="float" office:value="1.237" calcext:value-type="float">
            <text:p>1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79" calcext:value-type="float">
            <text:p>-12.379</text:p>
          </table:table-cell>
          <table:table-cell office:value-type="float" office:value="-7.379" calcext:value-type="float">
            <text:p>-7.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113007" calcext:value-type="float">
            <text:p>350.113007</text:p>
          </table:table-cell>
          <table:table-cell office:value-type="float" office:value="1.2346" calcext:value-type="float">
            <text:p>1.2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67" calcext:value-type="float">
            <text:p>-12.567</text:p>
          </table:table-cell>
          <table:table-cell office:value-type="float" office:value="-7.567" calcext:value-type="float">
            <text:p>-7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213013" calcext:value-type="float">
            <text:p>350.213013</text:p>
          </table:table-cell>
          <table:table-cell office:value-type="float" office:value="1.2346" calcext:value-type="float">
            <text:p>1.2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48" calcext:value-type="float">
            <text:p>-12.548</text:p>
          </table:table-cell>
          <table:table-cell office:value-type="float" office:value="-7.548" calcext:value-type="float">
            <text:p>-7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313995" calcext:value-type="float">
            <text:p>350.313995</text:p>
          </table:table-cell>
          <table:table-cell office:value-type="float" office:value="1.262" calcext:value-type="float">
            <text:p>1.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59" calcext:value-type="float">
            <text:p>-12.559</text:p>
          </table:table-cell>
          <table:table-cell office:value-type="float" office:value="-7.559" calcext:value-type="float">
            <text:p>-7.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414001" calcext:value-type="float">
            <text:p>350.414001</text:p>
          </table:table-cell>
          <table:table-cell office:value-type="float" office:value="1.2434" calcext:value-type="float">
            <text:p>1.2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18" calcext:value-type="float">
            <text:p>-12.518</text:p>
          </table:table-cell>
          <table:table-cell office:value-type="float" office:value="-7.518" calcext:value-type="float">
            <text:p>-7.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514008" calcext:value-type="float">
            <text:p>350.514008</text:p>
          </table:table-cell>
          <table:table-cell office:value-type="float" office:value="1.2499" calcext:value-type="float">
            <text:p>1.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88" calcext:value-type="float">
            <text:p>-12.488</text:p>
          </table:table-cell>
          <table:table-cell office:value-type="float" office:value="-7.488" calcext:value-type="float">
            <text:p>-7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61499" calcext:value-type="float">
            <text:p>350.61499</text:p>
          </table:table-cell>
          <table:table-cell office:value-type="float" office:value="1.2338" calcext:value-type="float">
            <text:p>1.2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4" calcext:value-type="float">
            <text:p>-12.54</text:p>
          </table:table-cell>
          <table:table-cell office:value-type="float" office:value="-7.54" calcext:value-type="float">
            <text:p>-7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716003" calcext:value-type="float">
            <text:p>350.716003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24" calcext:value-type="float">
            <text:p>-12.524</text:p>
          </table:table-cell>
          <table:table-cell office:value-type="float" office:value="-7.524" calcext:value-type="float">
            <text:p>-7.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81601" calcext:value-type="float">
            <text:p>350.81601</text:p>
          </table:table-cell>
          <table:table-cell office:value-type="float" office:value="1.2354" calcext:value-type="float">
            <text:p>1.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16" calcext:value-type="float">
            <text:p>-12.516</text:p>
          </table:table-cell>
          <table:table-cell office:value-type="float" office:value="-7.516" calcext:value-type="float">
            <text:p>-7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.915985" calcext:value-type="float">
            <text:p>350.915985</text:p>
          </table:table-cell>
          <table:table-cell office:value-type="float" office:value="1.287" calcext:value-type="float">
            <text:p>1.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99" calcext:value-type="float">
            <text:p>-12.299</text:p>
          </table:table-cell>
          <table:table-cell office:value-type="float" office:value="-7.299" calcext:value-type="float">
            <text:p>-7.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016998" calcext:value-type="float">
            <text:p>351.016998</text:p>
          </table:table-cell>
          <table:table-cell office:value-type="float" office:value="1.2434" calcext:value-type="float">
            <text:p>1.2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2" calcext:value-type="float">
            <text:p>-12.352</text:p>
          </table:table-cell>
          <table:table-cell office:value-type="float" office:value="-7.352" calcext:value-type="float">
            <text:p>-7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118011" calcext:value-type="float">
            <text:p>351.118011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49" calcext:value-type="float">
            <text:p>-12.349</text:p>
          </table:table-cell>
          <table:table-cell office:value-type="float" office:value="-7.349" calcext:value-type="float">
            <text:p>-7.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218994" calcext:value-type="float">
            <text:p>351.218994</text:p>
          </table:table-cell>
          <table:table-cell office:value-type="float" office:value="1.241" calcext:value-type="float">
            <text:p>1.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34" calcext:value-type="float">
            <text:p>-12.334</text:p>
          </table:table-cell>
          <table:table-cell office:value-type="float" office:value="-7.334" calcext:value-type="float">
            <text:p>-7.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319" calcext:value-type="float">
            <text:p>351.319</text:p>
          </table:table-cell>
          <table:table-cell office:value-type="float" office:value="1.241" calcext:value-type="float">
            <text:p>1.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38" calcext:value-type="float">
            <text:p>-12.138</text:p>
          </table:table-cell>
          <table:table-cell office:value-type="float" office:value="-7.138" calcext:value-type="float">
            <text:p>-7.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420013" calcext:value-type="float">
            <text:p>351.420013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63" calcext:value-type="float">
            <text:p>-12.263</text:p>
          </table:table-cell>
          <table:table-cell office:value-type="float" office:value="-7.263" calcext:value-type="float">
            <text:p>-7.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519989" calcext:value-type="float">
            <text:p>351.519989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69" calcext:value-type="float">
            <text:p>-12.069</text:p>
          </table:table-cell>
          <table:table-cell office:value-type="float" office:value="-7.069" calcext:value-type="float">
            <text:p>-7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619995" calcext:value-type="float">
            <text:p>351.619995</text:p>
          </table:table-cell>
          <table:table-cell office:value-type="float" office:value="1.2467" calcext:value-type="float">
            <text:p>1.2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87" calcext:value-type="float">
            <text:p>-12.187</text:p>
          </table:table-cell>
          <table:table-cell office:value-type="float" office:value="-7.187" calcext:value-type="float">
            <text:p>-7.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721008" calcext:value-type="float">
            <text:p>351.721008</text:p>
          </table:table-cell>
          <table:table-cell office:value-type="float" office:value="1.2394" calcext:value-type="float">
            <text:p>1.2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04" calcext:value-type="float">
            <text:p>-12.104</text:p>
          </table:table-cell>
          <table:table-cell office:value-type="float" office:value="-7.104" calcext:value-type="float">
            <text:p>-7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821014" calcext:value-type="float">
            <text:p>351.821014</text:p>
          </table:table-cell>
          <table:table-cell office:value-type="float" office:value="1.2346" calcext:value-type="float">
            <text:p>1.2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54" calcext:value-type="float">
            <text:p>-12.154</text:p>
          </table:table-cell>
          <table:table-cell office:value-type="float" office:value="-7.154" calcext:value-type="float">
            <text:p>-7.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.921997" calcext:value-type="float">
            <text:p>351.921997</text:p>
          </table:table-cell>
          <table:table-cell office:value-type="float" office:value="1.2314" calcext:value-type="float">
            <text:p>1.2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96" calcext:value-type="float">
            <text:p>-12.196</text:p>
          </table:table-cell>
          <table:table-cell office:value-type="float" office:value="-7.196" calcext:value-type="float">
            <text:p>-7.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02301" calcext:value-type="float">
            <text:p>352.02301</text:p>
          </table:table-cell>
          <table:table-cell office:value-type="float" office:value="1.2579" calcext:value-type="float">
            <text:p>1.2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7.12" calcext:value-type="float">
            <text:p>-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123993" calcext:value-type="float">
            <text:p>352.123993</text:p>
          </table:table-cell>
          <table:table-cell office:value-type="float" office:value="1.2491" calcext:value-type="float">
            <text:p>1.2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24" calcext:value-type="float">
            <text:p>-12.124</text:p>
          </table:table-cell>
          <table:table-cell office:value-type="float" office:value="-7.124" calcext:value-type="float">
            <text:p>-7.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223999" calcext:value-type="float">
            <text:p>352.223999</text:p>
          </table:table-cell>
          <table:table-cell office:value-type="float" office:value="1.2322" calcext:value-type="float">
            <text:p>1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64" calcext:value-type="float">
            <text:p>-12.164</text:p>
          </table:table-cell>
          <table:table-cell office:value-type="float" office:value="-7.164" calcext:value-type="float">
            <text:p>-7.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325012" calcext:value-type="float">
            <text:p>352.325012</text:p>
          </table:table-cell>
          <table:table-cell office:value-type="float" office:value="1.2297" calcext:value-type="float">
            <text:p>1.2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53" calcext:value-type="float">
            <text:p>-12.053</text:p>
          </table:table-cell>
          <table:table-cell office:value-type="float" office:value="-7.053" calcext:value-type="float">
            <text:p>-7.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424988" calcext:value-type="float">
            <text:p>352.424988</text:p>
          </table:table-cell>
          <table:table-cell office:value-type="float" office:value="1.3377" calcext:value-type="float">
            <text:p>1.3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6" calcext:value-type="float">
            <text:p>-12.146</text:p>
          </table:table-cell>
          <table:table-cell office:value-type="float" office:value="-7.146" calcext:value-type="float">
            <text:p>-7.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524994" calcext:value-type="float">
            <text:p>352.524994</text:p>
          </table:table-cell>
          <table:table-cell office:value-type="float" office:value="1.2322" calcext:value-type="float">
            <text:p>1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95" calcext:value-type="float">
            <text:p>-12.095</text:p>
          </table:table-cell>
          <table:table-cell office:value-type="float" office:value="-7.095" calcext:value-type="float">
            <text:p>-7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626007" calcext:value-type="float">
            <text:p>352.626007</text:p>
          </table:table-cell>
          <table:table-cell office:value-type="float" office:value="1.2354" calcext:value-type="float">
            <text:p>1.2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2" calcext:value-type="float">
            <text:p>-12.212</text:p>
          </table:table-cell>
          <table:table-cell office:value-type="float" office:value="-7.212" calcext:value-type="float">
            <text:p>-7.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72699" calcext:value-type="float">
            <text:p>352.72699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45" calcext:value-type="float">
            <text:p>-12.345</text:p>
          </table:table-cell>
          <table:table-cell office:value-type="float" office:value="-7.345" calcext:value-type="float">
            <text:p>-7.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828003" calcext:value-type="float">
            <text:p>352.828003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56" calcext:value-type="float">
            <text:p>-12.456</text:p>
          </table:table-cell>
          <table:table-cell office:value-type="float" office:value="-7.456" calcext:value-type="float">
            <text:p>-7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928986" calcext:value-type="float">
            <text:p>352.928986</text:p>
          </table:table-cell>
          <table:table-cell office:value-type="float" office:value="1.2467" calcext:value-type="float">
            <text:p>1.2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69" calcext:value-type="float">
            <text:p>-12.469</text:p>
          </table:table-cell>
          <table:table-cell office:value-type="float" office:value="-7.469" calcext:value-type="float">
            <text:p>-7.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029999" calcext:value-type="float">
            <text:p>353.029999</text:p>
          </table:table-cell>
          <table:table-cell office:value-type="float" office:value="1.2402" calcext:value-type="float">
            <text:p>1.2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1" calcext:value-type="float">
            <text:p>-12.351</text:p>
          </table:table-cell>
          <table:table-cell office:value-type="float" office:value="-7.351" calcext:value-type="float">
            <text:p>-7.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130005" calcext:value-type="float">
            <text:p>353.130005</text:p>
          </table:table-cell>
          <table:table-cell office:value-type="float" office:value="1.2426" calcext:value-type="float">
            <text:p>1.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83" calcext:value-type="float">
            <text:p>-12.383</text:p>
          </table:table-cell>
          <table:table-cell office:value-type="float" office:value="-7.383" calcext:value-type="float">
            <text:p>-7.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230011" calcext:value-type="float">
            <text:p>353.230011</text:p>
          </table:table-cell>
          <table:table-cell office:value-type="float" office:value="1.2386" calcext:value-type="float">
            <text:p>1.2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2" calcext:value-type="float">
            <text:p>-12.212</text:p>
          </table:table-cell>
          <table:table-cell office:value-type="float" office:value="-7.212" calcext:value-type="float">
            <text:p>-7.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329987" calcext:value-type="float">
            <text:p>353.329987</text:p>
          </table:table-cell>
          <table:table-cell office:value-type="float" office:value="1.2507" calcext:value-type="float">
            <text:p>1.2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78" calcext:value-type="float">
            <text:p>-12.278</text:p>
          </table:table-cell>
          <table:table-cell office:value-type="float" office:value="-7.278" calcext:value-type="float">
            <text:p>-7.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431" calcext:value-type="float">
            <text:p>353.431</text:p>
          </table:table-cell>
          <table:table-cell office:value-type="float" office:value="1.2676" calcext:value-type="float">
            <text:p>1.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7" calcext:value-type="float">
            <text:p>-12.147</text:p>
          </table:table-cell>
          <table:table-cell office:value-type="float" office:value="-7.147" calcext:value-type="float">
            <text:p>-7.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531006" calcext:value-type="float">
            <text:p>353.531006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16" calcext:value-type="float">
            <text:p>-12.316</text:p>
          </table:table-cell>
          <table:table-cell office:value-type="float" office:value="-7.316" calcext:value-type="float">
            <text:p>-7.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631989" calcext:value-type="float">
            <text:p>353.631989</text:p>
          </table:table-cell>
          <table:table-cell office:value-type="float" office:value="1.2507" calcext:value-type="float">
            <text:p>1.2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67" calcext:value-type="float">
            <text:p>-12.267</text:p>
          </table:table-cell>
          <table:table-cell office:value-type="float" office:value="-7.267" calcext:value-type="float">
            <text:p>-7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731995" calcext:value-type="float">
            <text:p>353.731995</text:p>
          </table:table-cell>
          <table:table-cell office:value-type="float" office:value="1.2499" calcext:value-type="float">
            <text:p>1.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16" calcext:value-type="float">
            <text:p>-12.316</text:p>
          </table:table-cell>
          <table:table-cell office:value-type="float" office:value="-7.316" calcext:value-type="float">
            <text:p>-7.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832001" calcext:value-type="float">
            <text:p>353.832001</text:p>
          </table:table-cell>
          <table:table-cell office:value-type="float" office:value="1.2797" calcext:value-type="float">
            <text:p>1.2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06" calcext:value-type="float">
            <text:p>-12.306</text:p>
          </table:table-cell>
          <table:table-cell office:value-type="float" office:value="-7.306" calcext:value-type="float">
            <text:p>-7.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.932007" calcext:value-type="float">
            <text:p>353.932007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86" calcext:value-type="float">
            <text:p>-12.286</text:p>
          </table:table-cell>
          <table:table-cell office:value-type="float" office:value="-7.286" calcext:value-type="float">
            <text:p>-7.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032013" calcext:value-type="float">
            <text:p>354.032013</text:p>
          </table:table-cell>
          <table:table-cell office:value-type="float" office:value="1.2346" calcext:value-type="float">
            <text:p>1.2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34" calcext:value-type="float">
            <text:p>-12.334</text:p>
          </table:table-cell>
          <table:table-cell office:value-type="float" office:value="-7.334" calcext:value-type="float">
            <text:p>-7.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132996" calcext:value-type="float">
            <text:p>354.132996</text:p>
          </table:table-cell>
          <table:table-cell office:value-type="float" office:value="1.2499" calcext:value-type="float">
            <text:p>1.2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32" calcext:value-type="float">
            <text:p>-12.332</text:p>
          </table:table-cell>
          <table:table-cell office:value-type="float" office:value="-7.332" calcext:value-type="float">
            <text:p>-7.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234009" calcext:value-type="float">
            <text:p>354.234009</text:p>
          </table:table-cell>
          <table:table-cell office:value-type="float" office:value="1.2539" calcext:value-type="float">
            <text:p>1.2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22" calcext:value-type="float">
            <text:p>-12.322</text:p>
          </table:table-cell>
          <table:table-cell office:value-type="float" office:value="-7.322" calcext:value-type="float">
            <text:p>-7.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334991" calcext:value-type="float">
            <text:p>354.334991</text:p>
          </table:table-cell>
          <table:table-cell office:value-type="float" office:value="1.2491" calcext:value-type="float">
            <text:p>1.2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98" calcext:value-type="float">
            <text:p>-12.298</text:p>
          </table:table-cell>
          <table:table-cell office:value-type="float" office:value="-7.298" calcext:value-type="float">
            <text:p>-7.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436005" calcext:value-type="float">
            <text:p>354.436005</text:p>
          </table:table-cell>
          <table:table-cell office:value-type="float" office:value="1.2281" calcext:value-type="float">
            <text:p>1.2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79" calcext:value-type="float">
            <text:p>-12.379</text:p>
          </table:table-cell>
          <table:table-cell office:value-type="float" office:value="-7.379" calcext:value-type="float">
            <text:p>-7.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536987" calcext:value-type="float">
            <text:p>354.536987</text:p>
          </table:table-cell>
          <table:table-cell office:value-type="float" office:value="1.2467" calcext:value-type="float">
            <text:p>1.2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99" calcext:value-type="float">
            <text:p>-12.399</text:p>
          </table:table-cell>
          <table:table-cell office:value-type="float" office:value="-7.399" calcext:value-type="float">
            <text:p>-7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638" calcext:value-type="float">
            <text:p>354.638</text:p>
          </table:table-cell>
          <table:table-cell office:value-type="float" office:value="1.237" calcext:value-type="float">
            <text:p>1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67" calcext:value-type="float">
            <text:p>-12.267</text:p>
          </table:table-cell>
          <table:table-cell office:value-type="float" office:value="-7.267" calcext:value-type="float">
            <text:p>-7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738007" calcext:value-type="float">
            <text:p>354.738007</text:p>
          </table:table-cell>
          <table:table-cell office:value-type="float" office:value="1.2837" calcext:value-type="float">
            <text:p>1.2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66" calcext:value-type="float">
            <text:p>-12.366</text:p>
          </table:table-cell>
          <table:table-cell office:value-type="float" office:value="-7.366" calcext:value-type="float">
            <text:p>-7.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838013" calcext:value-type="float">
            <text:p>354.838013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4" calcext:value-type="float">
            <text:p>-12.214</text:p>
          </table:table-cell>
          <table:table-cell office:value-type="float" office:value="-7.214" calcext:value-type="float">
            <text:p>-7.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938995" calcext:value-type="float">
            <text:p>354.938995</text:p>
          </table:table-cell>
          <table:table-cell office:value-type="float" office:value="1.2378" calcext:value-type="float">
            <text:p>1.2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96" calcext:value-type="float">
            <text:p>-12.096</text:p>
          </table:table-cell>
          <table:table-cell office:value-type="float" office:value="-7.096" calcext:value-type="float">
            <text:p>-7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039001" calcext:value-type="float">
            <text:p>355.039001</text:p>
          </table:table-cell>
          <table:table-cell office:value-type="float" office:value="1.2515" calcext:value-type="float">
            <text:p>1.2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35" calcext:value-type="float">
            <text:p>-11.935</text:p>
          </table:table-cell>
          <table:table-cell office:value-type="float" office:value="-6.935" calcext:value-type="float">
            <text:p>-6.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139008" calcext:value-type="float">
            <text:p>355.139008</text:p>
          </table:table-cell>
          <table:table-cell office:value-type="float" office:value="1.2563" calcext:value-type="float">
            <text:p>1.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02" calcext:value-type="float">
            <text:p>-11.902</text:p>
          </table:table-cell>
          <table:table-cell office:value-type="float" office:value="-6.902" calcext:value-type="float">
            <text:p>-6.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239014" calcext:value-type="float">
            <text:p>355.239014</text:p>
          </table:table-cell>
          <table:table-cell office:value-type="float" office:value="1.2491" calcext:value-type="float">
            <text:p>1.2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26" calcext:value-type="float">
            <text:p>-11.926</text:p>
          </table:table-cell>
          <table:table-cell office:value-type="float" office:value="-6.926" calcext:value-type="float">
            <text:p>-6.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338989" calcext:value-type="float">
            <text:p>355.338989</text:p>
          </table:table-cell>
          <table:table-cell office:value-type="float" office:value="1.2579" calcext:value-type="float">
            <text:p>1.2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41" calcext:value-type="float">
            <text:p>-11.941</text:p>
          </table:table-cell>
          <table:table-cell office:value-type="float" office:value="-6.941" calcext:value-type="float">
            <text:p>-6.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438995" calcext:value-type="float">
            <text:p>355.438995</text:p>
          </table:table-cell>
          <table:table-cell office:value-type="float" office:value="1.2741" calcext:value-type="float">
            <text:p>1.2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49" calcext:value-type="float">
            <text:p>-11.949</text:p>
          </table:table-cell>
          <table:table-cell office:value-type="float" office:value="-6.949" calcext:value-type="float">
            <text:p>-6.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539001" calcext:value-type="float">
            <text:p>355.539001</text:p>
          </table:table-cell>
          <table:table-cell office:value-type="float" office:value="1.1919" calcext:value-type="float">
            <text:p>1.1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67" calcext:value-type="float">
            <text:p>-11.967</text:p>
          </table:table-cell>
          <table:table-cell office:value-type="float" office:value="-6.967" calcext:value-type="float">
            <text:p>-6.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640015" calcext:value-type="float">
            <text:p>355.640015</text:p>
          </table:table-cell>
          <table:table-cell office:value-type="float" office:value="1.2346" calcext:value-type="float">
            <text:p>1.2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88" calcext:value-type="float">
            <text:p>-11.888</text:p>
          </table:table-cell>
          <table:table-cell office:value-type="float" office:value="-6.888" calcext:value-type="float">
            <text:p>-6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73999" calcext:value-type="float">
            <text:p>355.73999</text:p>
          </table:table-cell>
          <table:table-cell office:value-type="float" office:value="1.295" calcext:value-type="float">
            <text:p>1.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46" calcext:value-type="float">
            <text:p>-11.846</text:p>
          </table:table-cell>
          <table:table-cell office:value-type="float" office:value="-6.846" calcext:value-type="float">
            <text:p>-6.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839996" calcext:value-type="float">
            <text:p>355.839996</text:p>
          </table:table-cell>
          <table:table-cell office:value-type="float" office:value="1.3941" calcext:value-type="float">
            <text:p>1.3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3" calcext:value-type="float">
            <text:p>-11.83</text:p>
          </table:table-cell>
          <table:table-cell office:value-type="float" office:value="-6.83" calcext:value-type="float">
            <text:p>-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94101" calcext:value-type="float">
            <text:p>355.94101</text:p>
          </table:table-cell>
          <table:table-cell office:value-type="float" office:value="1.3885" calcext:value-type="float">
            <text:p>1.3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76" calcext:value-type="float">
            <text:p>-11.776</text:p>
          </table:table-cell>
          <table:table-cell office:value-type="float" office:value="-6.776" calcext:value-type="float">
            <text:p>-6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040985" calcext:value-type="float">
            <text:p>356.040985</text:p>
          </table:table-cell>
          <table:table-cell office:value-type="float" office:value="1.3732" calcext:value-type="float">
            <text:p>1.3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24" calcext:value-type="float">
            <text:p>-11.824</text:p>
          </table:table-cell>
          <table:table-cell office:value-type="float" office:value="-6.824" calcext:value-type="float">
            <text:p>-6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141998" calcext:value-type="float">
            <text:p>356.141998</text:p>
          </table:table-cell>
          <table:table-cell office:value-type="float" office:value="1.3788" calcext:value-type="float">
            <text:p>1.3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4" calcext:value-type="float">
            <text:p>-12.04</text:p>
          </table:table-cell>
          <table:table-cell office:value-type="float" office:value="-7.04" calcext:value-type="float">
            <text:p>-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242004" calcext:value-type="float">
            <text:p>356.242004</text:p>
          </table:table-cell>
          <table:table-cell office:value-type="float" office:value="1.3853" calcext:value-type="float">
            <text:p>1.3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53" calcext:value-type="float">
            <text:p>-11.953</text:p>
          </table:table-cell>
          <table:table-cell office:value-type="float" office:value="-6.953" calcext:value-type="float">
            <text:p>-6.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34201" calcext:value-type="float">
            <text:p>356.34201</text:p>
          </table:table-cell>
          <table:table-cell office:value-type="float" office:value="1.3909" calcext:value-type="float">
            <text:p>1.3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52" calcext:value-type="float">
            <text:p>-12.052</text:p>
          </table:table-cell>
          <table:table-cell office:value-type="float" office:value="-7.052" calcext:value-type="float">
            <text:p>-7.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442993" calcext:value-type="float">
            <text:p>356.442993</text:p>
          </table:table-cell>
          <table:table-cell office:value-type="float" office:value="1.4256" calcext:value-type="float">
            <text:p>1.4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05" calcext:value-type="float">
            <text:p>-12.005</text:p>
          </table:table-cell>
          <table:table-cell office:value-type="float" office:value="-7.005" calcext:value-type="float">
            <text:p>-7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542999" calcext:value-type="float">
            <text:p>356.542999</text:p>
          </table:table-cell>
          <table:table-cell office:value-type="float" office:value="1.3901" calcext:value-type="float">
            <text:p>1.3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04" calcext:value-type="float">
            <text:p>-12.004</text:p>
          </table:table-cell>
          <table:table-cell office:value-type="float" office:value="-7.004" calcext:value-type="float">
            <text:p>-7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643005" calcext:value-type="float">
            <text:p>356.643005</text:p>
          </table:table-cell>
          <table:table-cell office:value-type="float" office:value="1.3974" calcext:value-type="float">
            <text:p>1.3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52" calcext:value-type="float">
            <text:p>-12.152</text:p>
          </table:table-cell>
          <table:table-cell office:value-type="float" office:value="-7.152" calcext:value-type="float">
            <text:p>-7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743988" calcext:value-type="float">
            <text:p>356.743988</text:p>
          </table:table-cell>
          <table:table-cell office:value-type="float" office:value="1.399" calcext:value-type="float">
            <text:p>1.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39" calcext:value-type="float">
            <text:p>-12.139</text:p>
          </table:table-cell>
          <table:table-cell office:value-type="float" office:value="-7.139" calcext:value-type="float">
            <text:p>-7.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843994" calcext:value-type="float">
            <text:p>356.843994</text:p>
          </table:table-cell>
          <table:table-cell office:value-type="float" office:value="1.4288" calcext:value-type="float">
            <text:p>1.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13" calcext:value-type="float">
            <text:p>-12.113</text:p>
          </table:table-cell>
          <table:table-cell office:value-type="float" office:value="-7.113" calcext:value-type="float">
            <text:p>-7.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945007" calcext:value-type="float">
            <text:p>356.945007</text:p>
          </table:table-cell>
          <table:table-cell office:value-type="float" office:value="1.3917" calcext:value-type="float">
            <text:p>1.3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93" calcext:value-type="float">
            <text:p>-11.993</text:p>
          </table:table-cell>
          <table:table-cell office:value-type="float" office:value="-6.993" calcext:value-type="float">
            <text:p>-6.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04599" calcext:value-type="float">
            <text:p>357.04599</text:p>
          </table:table-cell>
          <table:table-cell office:value-type="float" office:value="1.3949" calcext:value-type="float">
            <text:p>1.3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89" calcext:value-type="float">
            <text:p>-12.089</text:p>
          </table:table-cell>
          <table:table-cell office:value-type="float" office:value="-7.089" calcext:value-type="float">
            <text:p>-7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145996" calcext:value-type="float">
            <text:p>357.145996</text:p>
          </table:table-cell>
          <table:table-cell office:value-type="float" office:value="1.3538" calcext:value-type="float">
            <text:p>1.3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24" calcext:value-type="float">
            <text:p>-12.124</text:p>
          </table:table-cell>
          <table:table-cell office:value-type="float" office:value="-7.124" calcext:value-type="float">
            <text:p>-7.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247009" calcext:value-type="float">
            <text:p>357.247009</text:p>
          </table:table-cell>
          <table:table-cell office:value-type="float" office:value="1.3579" calcext:value-type="float">
            <text:p>1.3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53" calcext:value-type="float">
            <text:p>-12.153</text:p>
          </table:table-cell>
          <table:table-cell office:value-type="float" office:value="-7.153" calcext:value-type="float">
            <text:p>-7.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347992" calcext:value-type="float">
            <text:p>357.347992</text:p>
          </table:table-cell>
          <table:table-cell office:value-type="float" office:value="1.3764" calcext:value-type="float">
            <text:p>1.3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29" calcext:value-type="float">
            <text:p>-12.129</text:p>
          </table:table-cell>
          <table:table-cell office:value-type="float" office:value="-7.129" calcext:value-type="float">
            <text:p>-7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447998" calcext:value-type="float">
            <text:p>357.447998</text:p>
          </table:table-cell>
          <table:table-cell office:value-type="float" office:value="1.3498" calcext:value-type="float">
            <text:p>1.3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01" calcext:value-type="float">
            <text:p>-12.201</text:p>
          </table:table-cell>
          <table:table-cell office:value-type="float" office:value="-7.201" calcext:value-type="float">
            <text:p>-7.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548004" calcext:value-type="float">
            <text:p>357.548004</text:p>
          </table:table-cell>
          <table:table-cell office:value-type="float" office:value="1.3748" calcext:value-type="float">
            <text:p>1.3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68" calcext:value-type="float">
            <text:p>-12.168</text:p>
          </table:table-cell>
          <table:table-cell office:value-type="float" office:value="-7.168" calcext:value-type="float">
            <text:p>-7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64801" calcext:value-type="float">
            <text:p>357.64801</text:p>
          </table:table-cell>
          <table:table-cell office:value-type="float" office:value="1.3377" calcext:value-type="float">
            <text:p>1.3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92" calcext:value-type="float">
            <text:p>-12.192</text:p>
          </table:table-cell>
          <table:table-cell office:value-type="float" office:value="-7.192" calcext:value-type="float">
            <text:p>-7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747986" calcext:value-type="float">
            <text:p>357.747986</text:p>
          </table:table-cell>
          <table:table-cell office:value-type="float" office:value="1.2966" calcext:value-type="float">
            <text:p>1.2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42" calcext:value-type="float">
            <text:p>-12.242</text:p>
          </table:table-cell>
          <table:table-cell office:value-type="float" office:value="-7.242" calcext:value-type="float">
            <text:p>-7.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848999" calcext:value-type="float">
            <text:p>357.848999</text:p>
          </table:table-cell>
          <table:table-cell office:value-type="float" office:value="1.287" calcext:value-type="float">
            <text:p>1.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3" calcext:value-type="float">
            <text:p>-12.23</text:p>
          </table:table-cell>
          <table:table-cell office:value-type="float" office:value="-7.23" calcext:value-type="float">
            <text:p>-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.950012" calcext:value-type="float">
            <text:p>357.950012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05" calcext:value-type="float">
            <text:p>-12.205</text:p>
          </table:table-cell>
          <table:table-cell office:value-type="float" office:value="-7.205" calcext:value-type="float">
            <text:p>-7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050995" calcext:value-type="float">
            <text:p>358.050995</text:p>
          </table:table-cell>
          <table:table-cell office:value-type="float" office:value="1.2781" calcext:value-type="float">
            <text:p>1.2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1" calcext:value-type="float">
            <text:p>-12.211</text:p>
          </table:table-cell>
          <table:table-cell office:value-type="float" office:value="-7.211" calcext:value-type="float">
            <text:p>-7.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151001" calcext:value-type="float">
            <text:p>358.151001</text:p>
          </table:table-cell>
          <table:table-cell office:value-type="float" office:value="1.3079" calcext:value-type="float">
            <text:p>1.3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7.111" calcext:value-type="float">
            <text:p>-7.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251007" calcext:value-type="float">
            <text:p>358.251007</text:p>
          </table:table-cell>
          <table:table-cell office:value-type="float" office:value="1.2926" calcext:value-type="float">
            <text:p>1.2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08" calcext:value-type="float">
            <text:p>-12.108</text:p>
          </table:table-cell>
          <table:table-cell office:value-type="float" office:value="-7.108" calcext:value-type="float">
            <text:p>-7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351013" calcext:value-type="float">
            <text:p>358.351013</text:p>
          </table:table-cell>
          <table:table-cell office:value-type="float" office:value="1.3224" calcext:value-type="float">
            <text:p>1.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1" calcext:value-type="float">
            <text:p>-12.11</text:p>
          </table:table-cell>
          <table:table-cell office:value-type="float" office:value="-7.11" calcext:value-type="float">
            <text:p>-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451996" calcext:value-type="float">
            <text:p>358.451996</text:p>
          </table:table-cell>
          <table:table-cell office:value-type="float" office:value="1.3136" calcext:value-type="float">
            <text:p>1.3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97" calcext:value-type="float">
            <text:p>-12.097</text:p>
          </table:table-cell>
          <table:table-cell office:value-type="float" office:value="-7.097" calcext:value-type="float">
            <text:p>-7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552002" calcext:value-type="float">
            <text:p>358.552002</text:p>
          </table:table-cell>
          <table:table-cell office:value-type="float" office:value="1.3152" calcext:value-type="float">
            <text:p>1.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02" calcext:value-type="float">
            <text:p>-11.902</text:p>
          </table:table-cell>
          <table:table-cell office:value-type="float" office:value="-6.902" calcext:value-type="float">
            <text:p>-6.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652008" calcext:value-type="float">
            <text:p>358.652008</text:p>
          </table:table-cell>
          <table:table-cell office:value-type="float" office:value="1.3861" calcext:value-type="float">
            <text:p>1.3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35" calcext:value-type="float">
            <text:p>-11.935</text:p>
          </table:table-cell>
          <table:table-cell office:value-type="float" office:value="-6.935" calcext:value-type="float">
            <text:p>-6.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752014" calcext:value-type="float">
            <text:p>358.752014</text:p>
          </table:table-cell>
          <table:table-cell office:value-type="float" office:value="1.3933" calcext:value-type="float">
            <text:p>1.3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99" calcext:value-type="float">
            <text:p>-11.999</text:p>
          </table:table-cell>
          <table:table-cell office:value-type="float" office:value="-6.999" calcext:value-type="float">
            <text:p>-6.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85199" calcext:value-type="float">
            <text:p>358.85199</text:p>
          </table:table-cell>
          <table:table-cell office:value-type="float" office:value="1.3885" calcext:value-type="float">
            <text:p>1.3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49" calcext:value-type="float">
            <text:p>-11.849</text:p>
          </table:table-cell>
          <table:table-cell office:value-type="float" office:value="-6.849" calcext:value-type="float">
            <text:p>-6.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.951996" calcext:value-type="float">
            <text:p>358.951996</text:p>
          </table:table-cell>
          <table:table-cell office:value-type="float" office:value="1.3893" calcext:value-type="float">
            <text:p>1.3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42" calcext:value-type="float">
            <text:p>-12.042</text:p>
          </table:table-cell>
          <table:table-cell office:value-type="float" office:value="-7.042" calcext:value-type="float">
            <text:p>-7.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053009" calcext:value-type="float">
            <text:p>359.053009</text:p>
          </table:table-cell>
          <table:table-cell office:value-type="float" office:value="1.3925" calcext:value-type="float">
            <text:p>1.3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85" calcext:value-type="float">
            <text:p>-11.985</text:p>
          </table:table-cell>
          <table:table-cell office:value-type="float" office:value="-6.985" calcext:value-type="float">
            <text:p>-6.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153015" calcext:value-type="float">
            <text:p>359.153015</text:p>
          </table:table-cell>
          <table:table-cell office:value-type="float" office:value="1.3893" calcext:value-type="float">
            <text:p>1.3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99" calcext:value-type="float">
            <text:p>-11.899</text:p>
          </table:table-cell>
          <table:table-cell office:value-type="float" office:value="-6.899" calcext:value-type="float">
            <text:p>-6.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252991" calcext:value-type="float">
            <text:p>359.252991</text:p>
          </table:table-cell>
          <table:table-cell office:value-type="float" office:value="1.3595" calcext:value-type="float">
            <text:p>1.3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32" calcext:value-type="float">
            <text:p>-11.832</text:p>
          </table:table-cell>
          <table:table-cell office:value-type="float" office:value="-6.832" calcext:value-type="float">
            <text:p>-6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354004" calcext:value-type="float">
            <text:p>359.354004</text:p>
          </table:table-cell>
          <table:table-cell office:value-type="float" office:value="1.3619" calcext:value-type="float">
            <text:p>1.3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23" calcext:value-type="float">
            <text:p>-11.923</text:p>
          </table:table-cell>
          <table:table-cell office:value-type="float" office:value="-6.923" calcext:value-type="float">
            <text:p>-6.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45401" calcext:value-type="float">
            <text:p>359.45401</text:p>
          </table:table-cell>
          <table:table-cell office:value-type="float" office:value="1.353" calcext:value-type="float">
            <text:p>1.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81" calcext:value-type="float">
            <text:p>-11.981</text:p>
          </table:table-cell>
          <table:table-cell office:value-type="float" office:value="-6.981" calcext:value-type="float">
            <text:p>-6.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553986" calcext:value-type="float">
            <text:p>359.553986</text:p>
          </table:table-cell>
          <table:table-cell office:value-type="float" office:value="1.3538" calcext:value-type="float">
            <text:p>1.3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01" calcext:value-type="float">
            <text:p>-12.001</text:p>
          </table:table-cell>
          <table:table-cell office:value-type="float" office:value="-7.001" calcext:value-type="float">
            <text:p>-7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654999" calcext:value-type="float">
            <text:p>359.654999</text:p>
          </table:table-cell>
          <table:table-cell office:value-type="float" office:value="1.3579" calcext:value-type="float">
            <text:p>1.3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23" calcext:value-type="float">
            <text:p>-12.023</text:p>
          </table:table-cell>
          <table:table-cell office:value-type="float" office:value="-7.023" calcext:value-type="float">
            <text:p>-7.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756012" calcext:value-type="float">
            <text:p>359.756012</text:p>
          </table:table-cell>
          <table:table-cell office:value-type="float" office:value="1.3667" calcext:value-type="float">
            <text:p>1.3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01" calcext:value-type="float">
            <text:p>-12.001</text:p>
          </table:table-cell>
          <table:table-cell office:value-type="float" office:value="-7.001" calcext:value-type="float">
            <text:p>-7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856995" calcext:value-type="float">
            <text:p>359.856995</text:p>
          </table:table-cell>
          <table:table-cell office:value-type="float" office:value="1.403" calcext:value-type="float">
            <text:p>1.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29" calcext:value-type="float">
            <text:p>-11.929</text:p>
          </table:table-cell>
          <table:table-cell office:value-type="float" office:value="-6.929" calcext:value-type="float">
            <text:p>-6.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.957001" calcext:value-type="float">
            <text:p>359.957001</text:p>
          </table:table-cell>
          <table:table-cell office:value-type="float" office:value="1.399" calcext:value-type="float">
            <text:p>1.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63" calcext:value-type="float">
            <text:p>-12.163</text:p>
          </table:table-cell>
          <table:table-cell office:value-type="float" office:value="-7.163" calcext:value-type="float">
            <text:p>-7.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057007" calcext:value-type="float">
            <text:p>360.057007</text:p>
          </table:table-cell>
          <table:table-cell office:value-type="float" office:value="1.403" calcext:value-type="float">
            <text:p>1.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07" calcext:value-type="float">
            <text:p>-12.007</text:p>
          </table:table-cell>
          <table:table-cell office:value-type="float" office:value="-7.007" calcext:value-type="float">
            <text:p>-7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15799" calcext:value-type="float">
            <text:p>360.15799</text:p>
          </table:table-cell>
          <table:table-cell office:value-type="float" office:value="1.3885" calcext:value-type="float">
            <text:p>1.3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65" calcext:value-type="float">
            <text:p>-12.065</text:p>
          </table:table-cell>
          <table:table-cell office:value-type="float" office:value="-7.065" calcext:value-type="float">
            <text:p>-7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259003" calcext:value-type="float">
            <text:p>360.259003</text:p>
          </table:table-cell>
          <table:table-cell office:value-type="float" office:value="1.3982" calcext:value-type="float">
            <text:p>1.3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1" calcext:value-type="float">
            <text:p>-12.141</text:p>
          </table:table-cell>
          <table:table-cell office:value-type="float" office:value="-7.141" calcext:value-type="float">
            <text:p>-7.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359985" calcext:value-type="float">
            <text:p>360.359985</text:p>
          </table:table-cell>
          <table:table-cell office:value-type="float" office:value="1.3974" calcext:value-type="float">
            <text:p>1.3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77" calcext:value-type="float">
            <text:p>-12.177</text:p>
          </table:table-cell>
          <table:table-cell office:value-type="float" office:value="-7.177" calcext:value-type="float">
            <text:p>-7.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459991" calcext:value-type="float">
            <text:p>360.459991</text:p>
          </table:table-cell>
          <table:table-cell office:value-type="float" office:value="1.4038" calcext:value-type="float">
            <text:p>1.4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15" calcext:value-type="float">
            <text:p>-12.115</text:p>
          </table:table-cell>
          <table:table-cell office:value-type="float" office:value="-7.115" calcext:value-type="float">
            <text:p>-7.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561005" calcext:value-type="float">
            <text:p>360.561005</text:p>
          </table:table-cell>
          <table:table-cell office:value-type="float" office:value="1.3982" calcext:value-type="float">
            <text:p>1.3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" calcext:value-type="float">
            <text:p>-12.21</text:p>
          </table:table-cell>
          <table:table-cell office:value-type="float" office:value="-7.21" calcext:value-type="float">
            <text:p>-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661987" calcext:value-type="float">
            <text:p>360.661987</text:p>
          </table:table-cell>
          <table:table-cell office:value-type="float" office:value="1.3917" calcext:value-type="float">
            <text:p>1.3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82" calcext:value-type="float">
            <text:p>-12.182</text:p>
          </table:table-cell>
          <table:table-cell office:value-type="float" office:value="-7.182" calcext:value-type="float">
            <text:p>-7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763" calcext:value-type="float">
            <text:p>360.763</text:p>
          </table:table-cell>
          <table:table-cell office:value-type="float" office:value="1.3966" calcext:value-type="float">
            <text:p>1.3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95" calcext:value-type="float">
            <text:p>-12.095</text:p>
          </table:table-cell>
          <table:table-cell office:value-type="float" office:value="-7.095" calcext:value-type="float">
            <text:p>-7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864014" calcext:value-type="float">
            <text:p>360.864014</text:p>
          </table:table-cell>
          <table:table-cell office:value-type="float" office:value="1.3909" calcext:value-type="float">
            <text:p>1.3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05" calcext:value-type="float">
            <text:p>-12.205</text:p>
          </table:table-cell>
          <table:table-cell office:value-type="float" office:value="-7.205" calcext:value-type="float">
            <text:p>-7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.963989" calcext:value-type="float">
            <text:p>360.963989</text:p>
          </table:table-cell>
          <table:table-cell office:value-type="float" office:value="1.3829" calcext:value-type="float">
            <text:p>1.3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74" calcext:value-type="float">
            <text:p>-12.074</text:p>
          </table:table-cell>
          <table:table-cell office:value-type="float" office:value="-7.074" calcext:value-type="float">
            <text:p>-7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065002" calcext:value-type="float">
            <text:p>361.065002</text:p>
          </table:table-cell>
          <table:table-cell office:value-type="float" office:value="1.3933" calcext:value-type="float">
            <text:p>1.3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81" calcext:value-type="float">
            <text:p>-12.181</text:p>
          </table:table-cell>
          <table:table-cell office:value-type="float" office:value="-7.181" calcext:value-type="float">
            <text:p>-7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166992" calcext:value-type="float">
            <text:p>361.166992</text:p>
          </table:table-cell>
          <table:table-cell office:value-type="float" office:value="1.4312" calcext:value-type="float">
            <text:p>1.4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3" calcext:value-type="float">
            <text:p>-12.13</text:p>
          </table:table-cell>
          <table:table-cell office:value-type="float" office:value="-7.13" calcext:value-type="float">
            <text:p>-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268005" calcext:value-type="float">
            <text:p>361.268005</text:p>
          </table:table-cell>
          <table:table-cell office:value-type="float" office:value="1.3087" calcext:value-type="float">
            <text:p>1.3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52" calcext:value-type="float">
            <text:p>-12.152</text:p>
          </table:table-cell>
          <table:table-cell office:value-type="float" office:value="-7.152" calcext:value-type="float">
            <text:p>-7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368011" calcext:value-type="float">
            <text:p>361.368011</text:p>
          </table:table-cell>
          <table:table-cell office:value-type="float" office:value="1.295" calcext:value-type="float">
            <text:p>1.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-7.362" calcext:value-type="float">
            <text:p>-7.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467987" calcext:value-type="float">
            <text:p>361.467987</text:p>
          </table:table-cell>
          <table:table-cell office:value-type="float" office:value="1.2676" calcext:value-type="float">
            <text:p>1.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92" calcext:value-type="float">
            <text:p>-12.392</text:p>
          </table:table-cell>
          <table:table-cell office:value-type="float" office:value="-7.392" calcext:value-type="float">
            <text:p>-7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567993" calcext:value-type="float">
            <text:p>361.567993</text:p>
          </table:table-cell>
          <table:table-cell office:value-type="float" office:value="1.262" calcext:value-type="float">
            <text:p>1.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41" calcext:value-type="float">
            <text:p>-12.341</text:p>
          </table:table-cell>
          <table:table-cell office:value-type="float" office:value="-7.341" calcext:value-type="float">
            <text:p>-7.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667999" calcext:value-type="float">
            <text:p>361.667999</text:p>
          </table:table-cell>
          <table:table-cell office:value-type="float" office:value="1.2579" calcext:value-type="float">
            <text:p>1.2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32" calcext:value-type="float">
            <text:p>-12.232</text:p>
          </table:table-cell>
          <table:table-cell office:value-type="float" office:value="-7.232" calcext:value-type="float">
            <text:p>-7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769012" calcext:value-type="float">
            <text:p>361.769012</text:p>
          </table:table-cell>
          <table:table-cell office:value-type="float" office:value="1.2483" calcext:value-type="float">
            <text:p>1.2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16" calcext:value-type="float">
            <text:p>-12.316</text:p>
          </table:table-cell>
          <table:table-cell office:value-type="float" office:value="-7.316" calcext:value-type="float">
            <text:p>-7.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868988" calcext:value-type="float">
            <text:p>361.868988</text:p>
          </table:table-cell>
          <table:table-cell office:value-type="float" office:value="1.2547" calcext:value-type="float">
            <text:p>1.2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37" calcext:value-type="float">
            <text:p>-12.237</text:p>
          </table:table-cell>
          <table:table-cell office:value-type="float" office:value="-7.237" calcext:value-type="float">
            <text:p>-7.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.970001" calcext:value-type="float">
            <text:p>361.970001</text:p>
          </table:table-cell>
          <table:table-cell office:value-type="float" office:value="1.2926" calcext:value-type="float">
            <text:p>1.2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84" calcext:value-type="float">
            <text:p>-12.184</text:p>
          </table:table-cell>
          <table:table-cell office:value-type="float" office:value="-7.184" calcext:value-type="float">
            <text:p>-7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071014" calcext:value-type="float">
            <text:p>362.071014</text:p>
          </table:table-cell>
          <table:table-cell office:value-type="float" office:value="1.2845" calcext:value-type="float">
            <text:p>1.2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15" calcext:value-type="float">
            <text:p>-12.015</text:p>
          </table:table-cell>
          <table:table-cell office:value-type="float" office:value="-7.015" calcext:value-type="float">
            <text:p>-7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17099" calcext:value-type="float">
            <text:p>362.17099</text:p>
          </table:table-cell>
          <table:table-cell office:value-type="float" office:value="1.2837" calcext:value-type="float">
            <text:p>1.2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36" calcext:value-type="float">
            <text:p>-12.036</text:p>
          </table:table-cell>
          <table:table-cell office:value-type="float" office:value="-7.036" calcext:value-type="float">
            <text:p>-7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272003" calcext:value-type="float">
            <text:p>362.272003</text:p>
          </table:table-cell>
          <table:table-cell office:value-type="float" office:value="1.2668" calcext:value-type="float">
            <text:p>1.2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18" calcext:value-type="float">
            <text:p>-12.118</text:p>
          </table:table-cell>
          <table:table-cell office:value-type="float" office:value="-7.118" calcext:value-type="float">
            <text:p>-7.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372009" calcext:value-type="float">
            <text:p>362.372009</text:p>
          </table:table-cell>
          <table:table-cell office:value-type="float" office:value="1.295" calcext:value-type="float">
            <text:p>1.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7" calcext:value-type="float">
            <text:p>-12.147</text:p>
          </table:table-cell>
          <table:table-cell office:value-type="float" office:value="-7.147" calcext:value-type="float">
            <text:p>-7.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471985" calcext:value-type="float">
            <text:p>362.471985</text:p>
          </table:table-cell>
          <table:table-cell office:value-type="float" office:value="1.2676" calcext:value-type="float">
            <text:p>1.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3" calcext:value-type="float">
            <text:p>-12.143</text:p>
          </table:table-cell>
          <table:table-cell office:value-type="float" office:value="-7.143" calcext:value-type="float">
            <text:p>-7.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571991" calcext:value-type="float">
            <text:p>362.571991</text:p>
          </table:table-cell>
          <table:table-cell office:value-type="float" office:value="1.2765" calcext:value-type="float">
            <text:p>1.2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97" calcext:value-type="float">
            <text:p>-12.097</text:p>
          </table:table-cell>
          <table:table-cell office:value-type="float" office:value="-7.097" calcext:value-type="float">
            <text:p>-7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673004" calcext:value-type="float">
            <text:p>362.673004</text:p>
          </table:table-cell>
          <table:table-cell office:value-type="float" office:value="1.2765" calcext:value-type="float">
            <text:p>1.2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899" calcext:value-type="float">
            <text:p>-11.899</text:p>
          </table:table-cell>
          <table:table-cell office:value-type="float" office:value="-6.899" calcext:value-type="float">
            <text:p>-6.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773987" calcext:value-type="float">
            <text:p>362.773987</text:p>
          </table:table-cell>
          <table:table-cell office:value-type="float" office:value="1.2781" calcext:value-type="float">
            <text:p>1.2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4" calcext:value-type="float">
            <text:p>-11.94</text:p>
          </table:table-cell>
          <table:table-cell office:value-type="float" office:value="-6.94" calcext:value-type="float">
            <text:p>-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875" calcext:value-type="float">
            <text:p>362.875</text:p>
          </table:table-cell>
          <table:table-cell office:value-type="float" office:value="1.2789" calcext:value-type="float">
            <text:p>1.2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38" calcext:value-type="float">
            <text:p>-11.938</text:p>
          </table:table-cell>
          <table:table-cell office:value-type="float" office:value="-6.938" calcext:value-type="float">
            <text:p>-6.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.976013" calcext:value-type="float">
            <text:p>362.976013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19" calcext:value-type="float">
            <text:p>-11.919</text:p>
          </table:table-cell>
          <table:table-cell office:value-type="float" office:value="-6.919" calcext:value-type="float">
            <text:p>-6.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076996" calcext:value-type="float">
            <text:p>363.076996</text:p>
          </table:table-cell>
          <table:table-cell office:value-type="float" office:value="1.2668" calcext:value-type="float">
            <text:p>1.2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13" calcext:value-type="float">
            <text:p>-11.913</text:p>
          </table:table-cell>
          <table:table-cell office:value-type="float" office:value="-6.913" calcext:value-type="float">
            <text:p>-6.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177002" calcext:value-type="float">
            <text:p>363.177002</text:p>
          </table:table-cell>
          <table:table-cell office:value-type="float" office:value="1.3047" calcext:value-type="float">
            <text:p>1.3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15" calcext:value-type="float">
            <text:p>-12.015</text:p>
          </table:table-cell>
          <table:table-cell office:value-type="float" office:value="-7.015" calcext:value-type="float">
            <text:p>-7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278015" calcext:value-type="float">
            <text:p>363.278015</text:p>
          </table:table-cell>
          <table:table-cell office:value-type="float" office:value="1.3119" calcext:value-type="float">
            <text:p>1.3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55" calcext:value-type="float">
            <text:p>-11.955</text:p>
          </table:table-cell>
          <table:table-cell office:value-type="float" office:value="-6.955" calcext:value-type="float">
            <text:p>-6.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378998" calcext:value-type="float">
            <text:p>363.378998</text:p>
          </table:table-cell>
          <table:table-cell office:value-type="float" office:value="1.2797" calcext:value-type="float">
            <text:p>1.2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48" calcext:value-type="float">
            <text:p>-11.948</text:p>
          </table:table-cell>
          <table:table-cell office:value-type="float" office:value="-6.948" calcext:value-type="float">
            <text:p>-6.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479004" calcext:value-type="float">
            <text:p>363.479004</text:p>
          </table:table-cell>
          <table:table-cell office:value-type="float" office:value="1.2725" calcext:value-type="float">
            <text:p>1.2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97" calcext:value-type="float">
            <text:p>-12.097</text:p>
          </table:table-cell>
          <table:table-cell office:value-type="float" office:value="-7.097" calcext:value-type="float">
            <text:p>-7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57901" calcext:value-type="float">
            <text:p>363.57901</text:p>
          </table:table-cell>
          <table:table-cell office:value-type="float" office:value="1.2797" calcext:value-type="float">
            <text:p>1.2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18" calcext:value-type="float">
            <text:p>-12.018</text:p>
          </table:table-cell>
          <table:table-cell office:value-type="float" office:value="-7.018" calcext:value-type="float">
            <text:p>-7.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678986" calcext:value-type="float">
            <text:p>363.678986</text:p>
          </table:table-cell>
          <table:table-cell office:value-type="float" office:value="1.2725" calcext:value-type="float">
            <text:p>1.2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84" calcext:value-type="float">
            <text:p>-11.984</text:p>
          </table:table-cell>
          <table:table-cell office:value-type="float" office:value="-6.984" calcext:value-type="float">
            <text:p>-6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778992" calcext:value-type="float">
            <text:p>363.778992</text:p>
          </table:table-cell>
          <table:table-cell office:value-type="float" office:value="1.2652" calcext:value-type="float">
            <text:p>1.2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86" calcext:value-type="float">
            <text:p>-11.986</text:p>
          </table:table-cell>
          <table:table-cell office:value-type="float" office:value="-6.986" calcext:value-type="float">
            <text:p>-6.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880005" calcext:value-type="float">
            <text:p>363.880005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66" calcext:value-type="float">
            <text:p>-12.066</text:p>
          </table:table-cell>
          <table:table-cell office:value-type="float" office:value="-7.066" calcext:value-type="float">
            <text:p>-7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980011" calcext:value-type="float">
            <text:p>363.980011</text:p>
          </table:table-cell>
          <table:table-cell office:value-type="float" office:value="1.2862" calcext:value-type="float">
            <text:p>1.2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19" calcext:value-type="float">
            <text:p>-12.019</text:p>
          </table:table-cell>
          <table:table-cell office:value-type="float" office:value="-7.019" calcext:value-type="float">
            <text:p>-7.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080994" calcext:value-type="float">
            <text:p>364.080994</text:p>
          </table:table-cell>
          <table:table-cell office:value-type="float" office:value="1.2797" calcext:value-type="float">
            <text:p>1.2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7.111" calcext:value-type="float">
            <text:p>-7.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181" calcext:value-type="float">
            <text:p>364.181</text:p>
          </table:table-cell>
          <table:table-cell office:value-type="float" office:value="1.287" calcext:value-type="float">
            <text:p>1.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11" calcext:value-type="float">
            <text:p>-12.111</text:p>
          </table:table-cell>
          <table:table-cell office:value-type="float" office:value="-7.111" calcext:value-type="float">
            <text:p>-7.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281006" calcext:value-type="float">
            <text:p>364.281006</text:p>
          </table:table-cell>
          <table:table-cell office:value-type="float" office:value="1.2765" calcext:value-type="float">
            <text:p>1.2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28" calcext:value-type="float">
            <text:p>-12.228</text:p>
          </table:table-cell>
          <table:table-cell office:value-type="float" office:value="-7.228" calcext:value-type="float">
            <text:p>-7.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381989" calcext:value-type="float">
            <text:p>364.381989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59" calcext:value-type="float">
            <text:p>-12.259</text:p>
          </table:table-cell>
          <table:table-cell office:value-type="float" office:value="-7.259" calcext:value-type="float">
            <text:p>-7.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483002" calcext:value-type="float">
            <text:p>364.483002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" calcext:value-type="float">
            <text:p>-12.14</text:p>
          </table:table-cell>
          <table:table-cell office:value-type="float" office:value="-7.14" calcext:value-type="float">
            <text:p>-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584015" calcext:value-type="float">
            <text:p>364.584015</text:p>
          </table:table-cell>
          <table:table-cell office:value-type="float" office:value="1.2845" calcext:value-type="float">
            <text:p>1.2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56" calcext:value-type="float">
            <text:p>-12.256</text:p>
          </table:table-cell>
          <table:table-cell office:value-type="float" office:value="-7.256" calcext:value-type="float">
            <text:p>-7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68399" calcext:value-type="float">
            <text:p>364.68399</text:p>
          </table:table-cell>
          <table:table-cell office:value-type="float" office:value="1.2797" calcext:value-type="float">
            <text:p>1.2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28" calcext:value-type="float">
            <text:p>-12.228</text:p>
          </table:table-cell>
          <table:table-cell office:value-type="float" office:value="-7.228" calcext:value-type="float">
            <text:p>-7.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783997" calcext:value-type="float">
            <text:p>364.783997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81" calcext:value-type="float">
            <text:p>-12.281</text:p>
          </table:table-cell>
          <table:table-cell office:value-type="float" office:value="-7.281" calcext:value-type="float">
            <text:p>-7.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884003" calcext:value-type="float">
            <text:p>364.884003</text:p>
          </table:table-cell>
          <table:table-cell office:value-type="float" office:value="1.2853" calcext:value-type="float">
            <text:p>1.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02" calcext:value-type="float">
            <text:p>-12.302</text:p>
          </table:table-cell>
          <table:table-cell office:value-type="float" office:value="-7.302" calcext:value-type="float">
            <text:p>-7.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984009" calcext:value-type="float">
            <text:p>364.984009</text:p>
          </table:table-cell>
          <table:table-cell office:value-type="float" office:value="1.2926" calcext:value-type="float">
            <text:p>1.2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08" calcext:value-type="float">
            <text:p>-12.308</text:p>
          </table:table-cell>
          <table:table-cell office:value-type="float" office:value="-7.308" calcext:value-type="float">
            <text:p>-7.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084015" calcext:value-type="float">
            <text:p>365.084015</text:p>
          </table:table-cell>
          <table:table-cell office:value-type="float" office:value="1.291" calcext:value-type="float">
            <text:p>1.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36" calcext:value-type="float">
            <text:p>-12.336</text:p>
          </table:table-cell>
          <table:table-cell office:value-type="float" office:value="-7.336" calcext:value-type="float">
            <text:p>-7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184998" calcext:value-type="float">
            <text:p>365.184998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3" calcext:value-type="float">
            <text:p>-12.33</text:p>
          </table:table-cell>
          <table:table-cell office:value-type="float" office:value="-7.33" calcext:value-type="float">
            <text:p>-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285004" calcext:value-type="float">
            <text:p>365.285004</text:p>
          </table:table-cell>
          <table:table-cell office:value-type="float" office:value="1.2789" calcext:value-type="float">
            <text:p>1.2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24" calcext:value-type="float">
            <text:p>-12.324</text:p>
          </table:table-cell>
          <table:table-cell office:value-type="float" office:value="-7.324" calcext:value-type="float">
            <text:p>-7.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38501" calcext:value-type="float">
            <text:p>365.38501</text:p>
          </table:table-cell>
          <table:table-cell office:value-type="float" office:value="1.2805" calcext:value-type="float">
            <text:p>1.2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49" calcext:value-type="float">
            <text:p>-12.249</text:p>
          </table:table-cell>
          <table:table-cell office:value-type="float" office:value="-7.249" calcext:value-type="float">
            <text:p>-7.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485992" calcext:value-type="float">
            <text:p>365.485992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86" calcext:value-type="float">
            <text:p>-12.286</text:p>
          </table:table-cell>
          <table:table-cell office:value-type="float" office:value="-7.286" calcext:value-type="float">
            <text:p>-7.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587006" calcext:value-type="float">
            <text:p>365.587006</text:p>
          </table:table-cell>
          <table:table-cell office:value-type="float" office:value="1.2749" calcext:value-type="float">
            <text:p>1.2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45" calcext:value-type="float">
            <text:p>-12.245</text:p>
          </table:table-cell>
          <table:table-cell office:value-type="float" office:value="-7.245" calcext:value-type="float">
            <text:p>-7.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687988" calcext:value-type="float">
            <text:p>365.687988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68" calcext:value-type="float">
            <text:p>-12.368</text:p>
          </table:table-cell>
          <table:table-cell office:value-type="float" office:value="-7.368" calcext:value-type="float">
            <text:p>-7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787994" calcext:value-type="float">
            <text:p>365.787994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87" calcext:value-type="float">
            <text:p>-12.287</text:p>
          </table:table-cell>
          <table:table-cell office:value-type="float" office:value="-7.287" calcext:value-type="float">
            <text:p>-7.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888" calcext:value-type="float">
            <text:p>365.888</text:p>
          </table:table-cell>
          <table:table-cell office:value-type="float" office:value="1.3111" calcext:value-type="float">
            <text:p>1.3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01" calcext:value-type="float">
            <text:p>-12.301</text:p>
          </table:table-cell>
          <table:table-cell office:value-type="float" office:value="-7.301" calcext:value-type="float">
            <text:p>-7.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.988007" calcext:value-type="float">
            <text:p>365.988007</text:p>
          </table:table-cell>
          <table:table-cell office:value-type="float" office:value="1.2853" calcext:value-type="float">
            <text:p>1.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79" calcext:value-type="float">
            <text:p>-12.279</text:p>
          </table:table-cell>
          <table:table-cell office:value-type="float" office:value="-7.279" calcext:value-type="float">
            <text:p>-7.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088013" calcext:value-type="float">
            <text:p>366.088013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64" calcext:value-type="float">
            <text:p>-12.164</text:p>
          </table:table-cell>
          <table:table-cell office:value-type="float" office:value="-7.164" calcext:value-type="float">
            <text:p>-7.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187988" calcext:value-type="float">
            <text:p>366.187988</text:p>
          </table:table-cell>
          <table:table-cell office:value-type="float" office:value="1.3087" calcext:value-type="float">
            <text:p>1.3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16" calcext:value-type="float">
            <text:p>-12.316</text:p>
          </table:table-cell>
          <table:table-cell office:value-type="float" office:value="-7.316" calcext:value-type="float">
            <text:p>-7.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289001" calcext:value-type="float">
            <text:p>366.289001</text:p>
          </table:table-cell>
          <table:table-cell office:value-type="float" office:value="1.2805" calcext:value-type="float">
            <text:p>1.2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68" calcext:value-type="float">
            <text:p>-12.268</text:p>
          </table:table-cell>
          <table:table-cell office:value-type="float" office:value="-7.268" calcext:value-type="float">
            <text:p>-7.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390015" calcext:value-type="float">
            <text:p>366.390015</text:p>
          </table:table-cell>
          <table:table-cell office:value-type="float" office:value="1.2853" calcext:value-type="float">
            <text:p>1.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5" calcext:value-type="float">
            <text:p>-12.145</text:p>
          </table:table-cell>
          <table:table-cell office:value-type="float" office:value="-7.145" calcext:value-type="float">
            <text:p>-7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48999" calcext:value-type="float">
            <text:p>366.48999</text:p>
          </table:table-cell>
          <table:table-cell office:value-type="float" office:value="1.2837" calcext:value-type="float">
            <text:p>1.2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25" calcext:value-type="float">
            <text:p>-12.325</text:p>
          </table:table-cell>
          <table:table-cell office:value-type="float" office:value="-7.325" calcext:value-type="float">
            <text:p>-7.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589996" calcext:value-type="float">
            <text:p>366.589996</text:p>
          </table:table-cell>
          <table:table-cell office:value-type="float" office:value="1.2773" calcext:value-type="float">
            <text:p>1.2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4" calcext:value-type="float">
            <text:p>-12.144</text:p>
          </table:table-cell>
          <table:table-cell office:value-type="float" office:value="-7.144" calcext:value-type="float">
            <text:p>-7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69101" calcext:value-type="float">
            <text:p>366.69101</text:p>
          </table:table-cell>
          <table:table-cell office:value-type="float" office:value="1.3031" calcext:value-type="float">
            <text:p>1.3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01" calcext:value-type="float">
            <text:p>-12.101</text:p>
          </table:table-cell>
          <table:table-cell office:value-type="float" office:value="-7.101" calcext:value-type="float">
            <text:p>-7.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790985" calcext:value-type="float">
            <text:p>366.790985</text:p>
          </table:table-cell>
          <table:table-cell office:value-type="float" office:value="1.2837" calcext:value-type="float">
            <text:p>1.2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14" calcext:value-type="float">
            <text:p>-12.014</text:p>
          </table:table-cell>
          <table:table-cell office:value-type="float" office:value="-7.014" calcext:value-type="float">
            <text:p>-7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890991" calcext:value-type="float">
            <text:p>366.890991</text:p>
          </table:table-cell>
          <table:table-cell office:value-type="float" office:value="1.2773" calcext:value-type="float">
            <text:p>1.2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82" calcext:value-type="float">
            <text:p>-11.982</text:p>
          </table:table-cell>
          <table:table-cell office:value-type="float" office:value="-6.982" calcext:value-type="float">
            <text:p>-6.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992004" calcext:value-type="float">
            <text:p>366.992004</text:p>
          </table:table-cell>
          <table:table-cell office:value-type="float" office:value="1.2765" calcext:value-type="float">
            <text:p>1.2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79" calcext:value-type="float">
            <text:p>-12.079</text:p>
          </table:table-cell>
          <table:table-cell office:value-type="float" office:value="-7.079" calcext:value-type="float">
            <text:p>-7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09201" calcext:value-type="float">
            <text:p>367.09201</text:p>
          </table:table-cell>
          <table:table-cell office:value-type="float" office:value="1.2749" calcext:value-type="float">
            <text:p>1.2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36" calcext:value-type="float">
            <text:p>-12.136</text:p>
          </table:table-cell>
          <table:table-cell office:value-type="float" office:value="-7.136" calcext:value-type="float">
            <text:p>-7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191986" calcext:value-type="float">
            <text:p>367.191986</text:p>
          </table:table-cell>
          <table:table-cell office:value-type="float" office:value="1.2837" calcext:value-type="float">
            <text:p>1.2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49" calcext:value-type="float">
            <text:p>-12.149</text:p>
          </table:table-cell>
          <table:table-cell office:value-type="float" office:value="-7.149" calcext:value-type="float">
            <text:p>-7.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291992" calcext:value-type="float">
            <text:p>367.291992</text:p>
          </table:table-cell>
          <table:table-cell office:value-type="float" office:value="1.2797" calcext:value-type="float">
            <text:p>1.2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64" calcext:value-type="float">
            <text:p>-12.164</text:p>
          </table:table-cell>
          <table:table-cell office:value-type="float" office:value="-7.164" calcext:value-type="float">
            <text:p>-7.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391998" calcext:value-type="float">
            <text:p>367.391998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6" calcext:value-type="float">
            <text:p>-12.216</text:p>
          </table:table-cell>
          <table:table-cell office:value-type="float" office:value="-7.216" calcext:value-type="float">
            <text:p>-7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492004" calcext:value-type="float">
            <text:p>367.492004</text:p>
          </table:table-cell>
          <table:table-cell office:value-type="float" office:value="1.2805" calcext:value-type="float">
            <text:p>1.2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85" calcext:value-type="float">
            <text:p>-12.185</text:p>
          </table:table-cell>
          <table:table-cell office:value-type="float" office:value="-7.185" calcext:value-type="float">
            <text:p>-7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592987" calcext:value-type="float">
            <text:p>367.592987</text:p>
          </table:table-cell>
          <table:table-cell office:value-type="float" office:value="1.2918" calcext:value-type="float">
            <text:p>1.2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2" calcext:value-type="float">
            <text:p>-12.212</text:p>
          </table:table-cell>
          <table:table-cell office:value-type="float" office:value="-7.212" calcext:value-type="float">
            <text:p>-7.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694" calcext:value-type="float">
            <text:p>367.694</text:p>
          </table:table-cell>
          <table:table-cell office:value-type="float" office:value="1.2805" calcext:value-type="float">
            <text:p>1.2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06" calcext:value-type="float">
            <text:p>-12.306</text:p>
          </table:table-cell>
          <table:table-cell office:value-type="float" office:value="-7.306" calcext:value-type="float">
            <text:p>-7.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794006" calcext:value-type="float">
            <text:p>367.794006</text:p>
          </table:table-cell>
          <table:table-cell office:value-type="float" office:value="1.316" calcext:value-type="float">
            <text:p>1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67" calcext:value-type="float">
            <text:p>-12.267</text:p>
          </table:table-cell>
          <table:table-cell office:value-type="float" office:value="-7.267" calcext:value-type="float">
            <text:p>-7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894012" calcext:value-type="float">
            <text:p>367.894012</text:p>
          </table:table-cell>
          <table:table-cell office:value-type="float" office:value="1.2813" calcext:value-type="float">
            <text:p>1.2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1" calcext:value-type="float">
            <text:p>-12.31</text:p>
          </table:table-cell>
          <table:table-cell office:value-type="float" office:value="-7.31" calcext:value-type="float">
            <text:p>-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.994995" calcext:value-type="float">
            <text:p>367.994995</text:p>
          </table:table-cell>
          <table:table-cell office:value-type="float" office:value="1.2781" calcext:value-type="float">
            <text:p>1.2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9" calcext:value-type="float">
            <text:p>-12.359</text:p>
          </table:table-cell>
          <table:table-cell office:value-type="float" office:value="-7.359" calcext:value-type="float">
            <text:p>-7.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096008" calcext:value-type="float">
            <text:p>368.096008</text:p>
          </table:table-cell>
          <table:table-cell office:value-type="float" office:value="1.2966" calcext:value-type="float">
            <text:p>1.2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79" calcext:value-type="float">
            <text:p>-12.379</text:p>
          </table:table-cell>
          <table:table-cell office:value-type="float" office:value="-7.379" calcext:value-type="float">
            <text:p>-7.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196014" calcext:value-type="float">
            <text:p>368.196014</text:p>
          </table:table-cell>
          <table:table-cell office:value-type="float" office:value="1.2862" calcext:value-type="float">
            <text:p>1.2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74" calcext:value-type="float">
            <text:p>-12.474</text:p>
          </table:table-cell>
          <table:table-cell office:value-type="float" office:value="-7.474" calcext:value-type="float">
            <text:p>-7.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29599" calcext:value-type="float">
            <text:p>368.29599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97" calcext:value-type="float">
            <text:p>-12.397</text:p>
          </table:table-cell>
          <table:table-cell office:value-type="float" office:value="-7.397" calcext:value-type="float">
            <text:p>-7.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395996" calcext:value-type="float">
            <text:p>368.395996</text:p>
          </table:table-cell>
          <table:table-cell office:value-type="float" office:value="1.2853" calcext:value-type="float">
            <text:p>1.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56" calcext:value-type="float">
            <text:p>-12.456</text:p>
          </table:table-cell>
          <table:table-cell office:value-type="float" office:value="-7.456" calcext:value-type="float">
            <text:p>-7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496002" calcext:value-type="float">
            <text:p>368.496002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7" calcext:value-type="float">
            <text:p>-12.37</text:p>
          </table:table-cell>
          <table:table-cell office:value-type="float" office:value="-7.37" calcext:value-type="float">
            <text:p>-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596008" calcext:value-type="float">
            <text:p>368.596008</text:p>
          </table:table-cell>
          <table:table-cell office:value-type="float" office:value="1.262" calcext:value-type="float">
            <text:p>1.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64" calcext:value-type="float">
            <text:p>-12.464</text:p>
          </table:table-cell>
          <table:table-cell office:value-type="float" office:value="-7.464" calcext:value-type="float">
            <text:p>-7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696014" calcext:value-type="float">
            <text:p>368.696014</text:p>
          </table:table-cell>
          <table:table-cell office:value-type="float" office:value="1.2845" calcext:value-type="float">
            <text:p>1.2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14" calcext:value-type="float">
            <text:p>-12.414</text:p>
          </table:table-cell>
          <table:table-cell office:value-type="float" office:value="-7.414" calcext:value-type="float">
            <text:p>-7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79599" calcext:value-type="float">
            <text:p>368.79599</text:p>
          </table:table-cell>
          <table:table-cell office:value-type="float" office:value="1.2692" calcext:value-type="float">
            <text:p>1.2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27" calcext:value-type="float">
            <text:p>-12.427</text:p>
          </table:table-cell>
          <table:table-cell office:value-type="float" office:value="-7.427" calcext:value-type="float">
            <text:p>-7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895996" calcext:value-type="float">
            <text:p>368.895996</text:p>
          </table:table-cell>
          <table:table-cell office:value-type="float" office:value="1.2845" calcext:value-type="float">
            <text:p>1.2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81" calcext:value-type="float">
            <text:p>-12.481</text:p>
          </table:table-cell>
          <table:table-cell office:value-type="float" office:value="-7.481" calcext:value-type="float">
            <text:p>-7.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.996002" calcext:value-type="float">
            <text:p>368.996002</text:p>
          </table:table-cell>
          <table:table-cell office:value-type="float" office:value="1.2821" calcext:value-type="float">
            <text:p>1.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58" calcext:value-type="float">
            <text:p>-12.458</text:p>
          </table:table-cell>
          <table:table-cell office:value-type="float" office:value="-7.458" calcext:value-type="float">
            <text:p>-7.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096008" calcext:value-type="float">
            <text:p>369.096008</text:p>
          </table:table-cell>
          <table:table-cell office:value-type="float" office:value="1.2781" calcext:value-type="float">
            <text:p>1.2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2" calcext:value-type="float">
            <text:p>-12.52</text:p>
          </table:table-cell>
          <table:table-cell office:value-type="float" office:value="-7.52" calcext:value-type="float">
            <text:p>-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196991" calcext:value-type="float">
            <text:p>369.196991</text:p>
          </table:table-cell>
          <table:table-cell office:value-type="float" office:value="1.2862" calcext:value-type="float">
            <text:p>1.2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03" calcext:value-type="float">
            <text:p>-12.503</text:p>
          </table:table-cell>
          <table:table-cell office:value-type="float" office:value="-7.503" calcext:value-type="float">
            <text:p>-7.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296997" calcext:value-type="float">
            <text:p>369.296997</text:p>
          </table:table-cell>
          <table:table-cell office:value-type="float" office:value="1.2974" calcext:value-type="float">
            <text:p>1.2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67" calcext:value-type="float">
            <text:p>-12.467</text:p>
          </table:table-cell>
          <table:table-cell office:value-type="float" office:value="-7.467" calcext:value-type="float">
            <text:p>-7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39801" calcext:value-type="float">
            <text:p>369.39801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17" calcext:value-type="float">
            <text:p>-12.317</text:p>
          </table:table-cell>
          <table:table-cell office:value-type="float" office:value="-7.317" calcext:value-type="float">
            <text:p>-7.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498993" calcext:value-type="float">
            <text:p>369.498993</text:p>
          </table:table-cell>
          <table:table-cell office:value-type="float" office:value="1.2789" calcext:value-type="float">
            <text:p>1.2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2" calcext:value-type="float">
            <text:p>-12.32</text:p>
          </table:table-cell>
          <table:table-cell office:value-type="float" office:value="-7.32" calcext:value-type="float">
            <text:p>-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600006" calcext:value-type="float">
            <text:p>369.600006</text:p>
          </table:table-cell>
          <table:table-cell office:value-type="float" office:value="1.2676" calcext:value-type="float">
            <text:p>1.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85" calcext:value-type="float">
            <text:p>-12.485</text:p>
          </table:table-cell>
          <table:table-cell office:value-type="float" office:value="-7.485" calcext:value-type="float">
            <text:p>-7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700012" calcext:value-type="float">
            <text:p>369.700012</text:p>
          </table:table-cell>
          <table:table-cell office:value-type="float" office:value="1.2862" calcext:value-type="float">
            <text:p>1.2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15" calcext:value-type="float">
            <text:p>-12.515</text:p>
          </table:table-cell>
          <table:table-cell office:value-type="float" office:value="-7.515" calcext:value-type="float">
            <text:p>-7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799988" calcext:value-type="float">
            <text:p>369.799988</text:p>
          </table:table-cell>
          <table:table-cell office:value-type="float" office:value="1.2773" calcext:value-type="float">
            <text:p>1.2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89" calcext:value-type="float">
            <text:p>-12.389</text:p>
          </table:table-cell>
          <table:table-cell office:value-type="float" office:value="-7.389" calcext:value-type="float">
            <text:p>-7.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.899994" calcext:value-type="float">
            <text:p>369.899994</text:p>
          </table:table-cell>
          <table:table-cell office:value-type="float" office:value="1.3055" calcext:value-type="float">
            <text:p>1.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54" calcext:value-type="float">
            <text:p>-12.354</text:p>
          </table:table-cell>
          <table:table-cell office:value-type="float" office:value="-7.354" calcext:value-type="float">
            <text:p>-7.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2845" calcext:value-type="float">
            <text:p>1.2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31" calcext:value-type="float">
            <text:p>-12.431</text:p>
          </table:table-cell>
          <table:table-cell office:value-type="float" office:value="-7.431" calcext:value-type="float">
            <text:p>-7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100006" calcext:value-type="float">
            <text:p>370.100006</text:p>
          </table:table-cell>
          <table:table-cell office:value-type="float" office:value="1.2781" calcext:value-type="float">
            <text:p>1.2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63" calcext:value-type="float">
            <text:p>-12.363</text:p>
          </table:table-cell>
          <table:table-cell office:value-type="float" office:value="-7.363" calcext:value-type="float">
            <text:p>-7.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200989" calcext:value-type="float">
            <text:p>370.200989</text:p>
          </table:table-cell>
          <table:table-cell office:value-type="float" office:value="1.2918" calcext:value-type="float">
            <text:p>1.2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54" calcext:value-type="float">
            <text:p>-12.254</text:p>
          </table:table-cell>
          <table:table-cell office:value-type="float" office:value="-7.254" calcext:value-type="float">
            <text:p>-7.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302002" calcext:value-type="float">
            <text:p>370.302002</text:p>
          </table:table-cell>
          <table:table-cell office:value-type="float" office:value="1.2934" calcext:value-type="float">
            <text:p>1.2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39" calcext:value-type="float">
            <text:p>-12.339</text:p>
          </table:table-cell>
          <table:table-cell office:value-type="float" office:value="-7.339" calcext:value-type="float">
            <text:p>-7.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403015" calcext:value-type="float">
            <text:p>370.403015</text:p>
          </table:table-cell>
          <table:table-cell office:value-type="float" office:value="1.2934" calcext:value-type="float">
            <text:p>1.2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44" calcext:value-type="float">
            <text:p>-12.344</text:p>
          </table:table-cell>
          <table:table-cell office:value-type="float" office:value="-7.344" calcext:value-type="float">
            <text:p>-7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503998" calcext:value-type="float">
            <text:p>370.503998</text:p>
          </table:table-cell>
          <table:table-cell office:value-type="float" office:value="1.3007" calcext:value-type="float">
            <text:p>1.3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96" calcext:value-type="float">
            <text:p>-12.296</text:p>
          </table:table-cell>
          <table:table-cell office:value-type="float" office:value="-7.296" calcext:value-type="float">
            <text:p>-7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604004" calcext:value-type="float">
            <text:p>370.604004</text:p>
          </table:table-cell>
          <table:table-cell office:value-type="float" office:value="1.2878" calcext:value-type="float">
            <text:p>1.2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33" calcext:value-type="float">
            <text:p>-12.233</text:p>
          </table:table-cell>
          <table:table-cell office:value-type="float" office:value="-7.233" calcext:value-type="float">
            <text:p>-7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70401" calcext:value-type="float">
            <text:p>370.70401</text:p>
          </table:table-cell>
          <table:table-cell office:value-type="float" office:value="1.2837" calcext:value-type="float">
            <text:p>1.2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94" calcext:value-type="float">
            <text:p>-12.094</text:p>
          </table:table-cell>
          <table:table-cell office:value-type="float" office:value="-7.094" calcext:value-type="float">
            <text:p>-7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803986" calcext:value-type="float">
            <text:p>370.803986</text:p>
          </table:table-cell>
          <table:table-cell office:value-type="float" office:value="1.2999" calcext:value-type="float">
            <text:p>1.2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39" calcext:value-type="float">
            <text:p>-12.239</text:p>
          </table:table-cell>
          <table:table-cell office:value-type="float" office:value="-7.239" calcext:value-type="float">
            <text:p>-7.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.903992" calcext:value-type="float">
            <text:p>370.903992</text:p>
          </table:table-cell>
          <table:table-cell office:value-type="float" office:value="1.2757" calcext:value-type="float">
            <text:p>1.2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17" calcext:value-type="float">
            <text:p>-12.217</text:p>
          </table:table-cell>
          <table:table-cell office:value-type="float" office:value="-7.217" calcext:value-type="float">
            <text:p>-7.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003998" calcext:value-type="float">
            <text:p>371.003998</text:p>
          </table:table-cell>
          <table:table-cell office:value-type="float" office:value="1.2942" calcext:value-type="float">
            <text:p>1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82" calcext:value-type="float">
            <text:p>-12.182</text:p>
          </table:table-cell>
          <table:table-cell office:value-type="float" office:value="-7.182" calcext:value-type="float">
            <text:p>-7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105011" calcext:value-type="float">
            <text:p>371.105011</text:p>
          </table:table-cell>
          <table:table-cell office:value-type="float" office:value="1.2918" calcext:value-type="float">
            <text:p>1.2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16" calcext:value-type="float">
            <text:p>-12.316</text:p>
          </table:table-cell>
          <table:table-cell office:value-type="float" office:value="-7.316" calcext:value-type="float">
            <text:p>-7.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204987" calcext:value-type="float">
            <text:p>371.204987</text:p>
          </table:table-cell>
          <table:table-cell office:value-type="float" office:value="1.2821" calcext:value-type="float">
            <text:p>1.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16" calcext:value-type="float">
            <text:p>-12.416</text:p>
          </table:table-cell>
          <table:table-cell office:value-type="float" office:value="-7.416" calcext:value-type="float">
            <text:p>-7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306" calcext:value-type="float">
            <text:p>371.306</text:p>
          </table:table-cell>
          <table:table-cell office:value-type="float" office:value="1.2958" calcext:value-type="float">
            <text:p>1.2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73" calcext:value-type="float">
            <text:p>-12.373</text:p>
          </table:table-cell>
          <table:table-cell office:value-type="float" office:value="-7.373" calcext:value-type="float">
            <text:p>-7.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406006" calcext:value-type="float">
            <text:p>371.406006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22" calcext:value-type="float">
            <text:p>-12.322</text:p>
          </table:table-cell>
          <table:table-cell office:value-type="float" office:value="-7.322" calcext:value-type="float">
            <text:p>-7.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506989" calcext:value-type="float">
            <text:p>371.506989</text:p>
          </table:table-cell>
          <table:table-cell office:value-type="float" office:value="1.3007" calcext:value-type="float">
            <text:p>1.3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67" calcext:value-type="float">
            <text:p>-12.367</text:p>
          </table:table-cell>
          <table:table-cell office:value-type="float" office:value="-7.367" calcext:value-type="float">
            <text:p>-7.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606995" calcext:value-type="float">
            <text:p>371.606995</text:p>
          </table:table-cell>
          <table:table-cell office:value-type="float" office:value="1.2894" calcext:value-type="float">
            <text:p>1.2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188" calcext:value-type="float">
            <text:p>-12.188</text:p>
          </table:table-cell>
          <table:table-cell office:value-type="float" office:value="-7.188" calcext:value-type="float">
            <text:p>-7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707001" calcext:value-type="float">
            <text:p>371.707001</text:p>
          </table:table-cell>
          <table:table-cell office:value-type="float" office:value="1.2942" calcext:value-type="float">
            <text:p>1.2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99" calcext:value-type="float">
            <text:p>-12.399</text:p>
          </table:table-cell>
          <table:table-cell office:value-type="float" office:value="-7.399" calcext:value-type="float">
            <text:p>-7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807007" calcext:value-type="float">
            <text:p>371.807007</text:p>
          </table:table-cell>
          <table:table-cell office:value-type="float" office:value="1.3111" calcext:value-type="float">
            <text:p>1.3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96" calcext:value-type="float">
            <text:p>-11.996</text:p>
          </table:table-cell>
          <table:table-cell office:value-type="float" office:value="-6.996" calcext:value-type="float">
            <text:p>-6.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.90799" calcext:value-type="float">
            <text:p>371.90799</text:p>
          </table:table-cell>
          <table:table-cell office:value-type="float" office:value="1.2684" calcext:value-type="float">
            <text:p>1.2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23" calcext:value-type="float">
            <text:p>-12.523</text:p>
          </table:table-cell>
          <table:table-cell office:value-type="float" office:value="-7.523" calcext:value-type="float">
            <text:p>-7.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007996" calcext:value-type="float">
            <text:p>372.007996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" calcext:value-type="float">
            <text:p>-12.4</text:p>
          </table:table-cell>
          <table:table-cell office:value-type="float" office:value="-7.4" calcext:value-type="float">
            <text:p>-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108002" calcext:value-type="float">
            <text:p>372.108002</text:p>
          </table:table-cell>
          <table:table-cell office:value-type="float" office:value="1.2733" calcext:value-type="float">
            <text:p>1.2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69" calcext:value-type="float">
            <text:p>-12.369</text:p>
          </table:table-cell>
          <table:table-cell office:value-type="float" office:value="-7.369" calcext:value-type="float">
            <text:p>-7.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209015" calcext:value-type="float">
            <text:p>372.209015</text:p>
          </table:table-cell>
          <table:table-cell office:value-type="float" office:value="1.2886" calcext:value-type="float">
            <text:p>1.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09" calcext:value-type="float">
            <text:p>-12.409</text:p>
          </table:table-cell>
          <table:table-cell office:value-type="float" office:value="-7.409" calcext:value-type="float">
            <text:p>-7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30899" calcext:value-type="float">
            <text:p>372.30899</text:p>
          </table:table-cell>
          <table:table-cell office:value-type="float" office:value="1.2829" calcext:value-type="float">
            <text:p>1.2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4" calcext:value-type="float">
            <text:p>-12.44</text:p>
          </table:table-cell>
          <table:table-cell office:value-type="float" office:value="-7.44" calcext:value-type="float">
            <text:p>-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408997" calcext:value-type="float">
            <text:p>372.408997</text:p>
          </table:table-cell>
          <table:table-cell office:value-type="float" office:value="1.2821" calcext:value-type="float">
            <text:p>1.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617" calcext:value-type="float">
            <text:p>-12.617</text:p>
          </table:table-cell>
          <table:table-cell office:value-type="float" office:value="-7.617" calcext:value-type="float">
            <text:p>-7.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.509003" calcext:value-type="float">
            <text:p>372.509003</text:p>
          </table:table-cell>
          <table:table-cell office:value-type="float" office:value="1.2821" calcext:value-type="float">
            <text:p>1.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366" calcext:value-type="float">
            <text:p>-12.366</text:p>
          </table:table-cell>
          <table:table-cell office:value-type="float" office:value="-7.366" calcext:value-type="float">
            <text:p>-7.36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2T12:45:49.389000000</dc:date>
    <meta:editing-duration>PT1M54S</meta:editing-duration>
    <meta:editing-cycles>1</meta:editing-cycles>
    <meta:generator>LibreOffice/7.5.1.2$Windows_X86_64 LibreOffice_project/fcbaee479e84c6cd81291587d2ee68cba099e129</meta:generator>
    <meta:document-statistic meta:table-count="1" meta:cell-count="38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201cm" style:legend-expansion="high" chart:style-name="ch2"/>
        <chart:plot-area chart:style-name="ch3" table:cell-range-address="realsteady_sleep_realsteady.A1:realsteady_sleep_realsteady.B475" chart:data-source-has-labels="row" svg:x="0.32cm" svg:y="0.18cm" svg:width="12.164cm" svg:height="8.64cm">
          <chart:coordinate-region svg:x="1.232cm" svg:y="0.379cm" svg:width="10.97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alsteady_sleep_realsteady.B2:realsteady_sleep_realsteady.B475" chart:label-cell-address="realsteady_sleep_realsteady.B1:realsteady_sleep_realsteady.B1" chart:class="chart:scatter">
            <chart:domain table:cell-range-address="realsteady_sleep_realsteady.A2:realsteady_sleep_realsteady.A475"/>
            <chart:data-point chart:repeated="4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ye_voltage</text:p>
                <draw:g>
                  <svg:desc>realsteady_sleep_realsteady.B1:realsteady_sleep_realstead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4.97699">
                <text:p>324.97699</text:p>
                <draw:g>
                  <svg:desc>realsteady_sleep_realsteady.A2:realsteady_sleep_realsteady.A475</svg:desc>
                </draw:g>
              </table:table-cell>
              <table:table-cell office:value-type="float" office:value="1.3095">
                <text:p>1.3095</text:p>
                <draw:g>
                  <svg:desc>realsteady_sleep_realsteady.B2:realsteady_sleep_realsteady.B4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5.076996">
                <text:p>325.076996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5.178009">
                <text:p>325.178009</text:p>
              </table:table-cell>
              <table:table-cell office:value-type="float" office:value="1.2902">
                <text:p>1.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.278992">
                <text:p>325.278992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.380005">
                <text:p>325.380005</text:p>
              </table:table-cell>
              <table:table-cell office:value-type="float" office:value="1.2918">
                <text:p>1.2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.480011">
                <text:p>325.480011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.580994">
                <text:p>325.580994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.682007">
                <text:p>325.682007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5.782013">
                <text:p>325.782013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.882996">
                <text:p>325.882996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.983002">
                <text:p>325.983002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6.084015">
                <text:p>326.084015</text:p>
              </table:table-cell>
              <table:table-cell office:value-type="float" office:value="1.2918">
                <text:p>1.2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6.184998">
                <text:p>326.184998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.286011">
                <text:p>326.286011</text:p>
              </table:table-cell>
              <table:table-cell office:value-type="float" office:value="1.2926">
                <text:p>1.2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6.385986">
                <text:p>326.385986</text:p>
              </table:table-cell>
              <table:table-cell office:value-type="float" office:value="1.2918">
                <text:p>1.2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.485992">
                <text:p>326.485992</text:p>
              </table:table-cell>
              <table:table-cell office:value-type="float" office:value="1.2902">
                <text:p>1.2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.587006">
                <text:p>326.587006</text:p>
              </table:table-cell>
              <table:table-cell office:value-type="float" office:value="1.2765">
                <text:p>1.2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6.687988">
                <text:p>326.687988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.787994">
                <text:p>326.787994</text:p>
              </table:table-cell>
              <table:table-cell office:value-type="float" office:value="1.2878">
                <text:p>1.2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.888">
                <text:p>326.888</text:p>
              </table:table-cell>
              <table:table-cell office:value-type="float" office:value="1.2853">
                <text:p>1.2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6.989014">
                <text:p>326.989014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7.089996">
                <text:p>327.089996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7.190002">
                <text:p>327.190002</text:p>
              </table:table-cell>
              <table:table-cell office:value-type="float" office:value="1.2902">
                <text:p>1.2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7.290985">
                <text:p>327.290985</text:p>
              </table:table-cell>
              <table:table-cell office:value-type="float" office:value="1.2926">
                <text:p>1.2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.390991">
                <text:p>327.390991</text:p>
              </table:table-cell>
              <table:table-cell office:value-type="float" office:value="1.2789">
                <text:p>1.2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.490997">
                <text:p>327.490997</text:p>
              </table:table-cell>
              <table:table-cell office:value-type="float" office:value="1.2902">
                <text:p>1.2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7.59201">
                <text:p>327.59201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.692993">
                <text:p>327.692993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.794006">
                <text:p>327.794006</text:p>
              </table:table-cell>
              <table:table-cell office:value-type="float" office:value="1.2918">
                <text:p>1.29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7.894989">
                <text:p>327.894989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.994995">
                <text:p>327.994995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8.095001">
                <text:p>328.095001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8.196014">
                <text:p>328.196014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8.29599">
                <text:p>328.29599</text:p>
              </table:table-cell>
              <table:table-cell office:value-type="float" office:value="1.3426">
                <text:p>1.34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8.395996">
                <text:p>328.395996</text:p>
              </table:table-cell>
              <table:table-cell office:value-type="float" office:value="1.3555">
                <text:p>1.3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8.496002">
                <text:p>328.496002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.596008">
                <text:p>328.596008</text:p>
              </table:table-cell>
              <table:table-cell office:value-type="float" office:value="1.3547">
                <text:p>1.3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.696014">
                <text:p>328.696014</text:p>
              </table:table-cell>
              <table:table-cell office:value-type="float" office:value="1.3522">
                <text:p>1.3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.79599">
                <text:p>328.79599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8.895996">
                <text:p>328.895996</text:p>
              </table:table-cell>
              <table:table-cell office:value-type="float" office:value="1.3595">
                <text:p>1.3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.997009">
                <text:p>328.997009</text:p>
              </table:table-cell>
              <table:table-cell office:value-type="float" office:value="1.3538">
                <text:p>1.3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9.096985">
                <text:p>329.096985</text:p>
              </table:table-cell>
              <table:table-cell office:value-type="float" office:value="1.3506">
                <text:p>1.3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9.197998">
                <text:p>329.197998</text:p>
              </table:table-cell>
              <table:table-cell office:value-type="float" office:value="1.3651">
                <text:p>1.3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9.299011">
                <text:p>329.299011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9.399994">
                <text:p>329.399994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9.501007">
                <text:p>329.501007</text:p>
              </table:table-cell>
              <table:table-cell office:value-type="float" office:value="1.3039">
                <text:p>1.3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9.601013">
                <text:p>329.601013</text:p>
              </table:table-cell>
              <table:table-cell office:value-type="float" office:value="1.3079">
                <text:p>1.3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9.700989">
                <text:p>329.700989</text:p>
              </table:table-cell>
              <table:table-cell office:value-type="float" office:value="1.3055">
                <text:p>1.3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9.802002">
                <text:p>329.802002</text:p>
              </table:table-cell>
              <table:table-cell office:value-type="float" office:value="1.3047">
                <text:p>1.3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9.903015">
                <text:p>329.903015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0.003998">
                <text:p>330.003998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0.105011">
                <text:p>330.105011</text:p>
              </table:table-cell>
              <table:table-cell office:value-type="float" office:value="1.2902">
                <text:p>1.2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0.205994">
                <text:p>330.205994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0.307007">
                <text:p>330.307007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0.40799">
                <text:p>330.40799</text:p>
              </table:table-cell>
              <table:table-cell office:value-type="float" office:value="1.3321">
                <text:p>1.3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0.507996">
                <text:p>330.507996</text:p>
              </table:table-cell>
              <table:table-cell office:value-type="float" office:value="1.3506">
                <text:p>1.35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0.608002">
                <text:p>330.608002</text:p>
              </table:table-cell>
              <table:table-cell office:value-type="float" office:value="1.3184">
                <text:p>1.3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0.709015">
                <text:p>330.709015</text:p>
              </table:table-cell>
              <table:table-cell office:value-type="float" office:value="1.3289">
                <text:p>1.32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0.80899">
                <text:p>330.80899</text:p>
              </table:table-cell>
              <table:table-cell office:value-type="float" office:value="1.3321">
                <text:p>1.33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.908997">
                <text:p>330.908997</text:p>
              </table:table-cell>
              <table:table-cell office:value-type="float" office:value="1.2918">
                <text:p>1.2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1.009003">
                <text:p>331.009003</text:p>
              </table:table-cell>
              <table:table-cell office:value-type="float" office:value="1.3007">
                <text:p>1.3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.109009">
                <text:p>331.109009</text:p>
              </table:table-cell>
              <table:table-cell office:value-type="float" office:value="1.3393">
                <text:p>1.3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209015">
                <text:p>331.209015</text:p>
              </table:table-cell>
              <table:table-cell office:value-type="float" office:value="1.3023">
                <text:p>1.3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1.30899">
                <text:p>331.30899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1.410004">
                <text:p>331.410004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1.510986">
                <text:p>331.510986</text:p>
              </table:table-cell>
              <table:table-cell office:value-type="float" office:value="1.2789">
                <text:p>1.2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1.610992">
                <text:p>331.610992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.712006">
                <text:p>331.712006</text:p>
              </table:table-cell>
              <table:table-cell office:value-type="float" office:value="1.2853">
                <text:p>1.2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1.812012">
                <text:p>331.812012</text:p>
              </table:table-cell>
              <table:table-cell office:value-type="float" office:value="1.3087">
                <text:p>1.3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1.911987">
                <text:p>331.911987</text:p>
              </table:table-cell>
              <table:table-cell office:value-type="float" office:value="1.3595">
                <text:p>1.3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2.013">
                <text:p>332.013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2.113007">
                <text:p>332.113007</text:p>
              </table:table-cell>
              <table:table-cell office:value-type="float" office:value="1.2805">
                <text:p>1.28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2.213989">
                <text:p>332.213989</text:p>
              </table:table-cell>
              <table:table-cell office:value-type="float" office:value="1.3281">
                <text:p>1.3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2.315002">
                <text:p>332.315002</text:p>
              </table:table-cell>
              <table:table-cell office:value-type="float" office:value="1.3152">
                <text:p>1.3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2.415985">
                <text:p>332.415985</text:p>
              </table:table-cell>
              <table:table-cell office:value-type="float" office:value="1.3361">
                <text:p>1.3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2.515991">
                <text:p>332.515991</text:p>
              </table:table-cell>
              <table:table-cell office:value-type="float" office:value="1.3256">
                <text:p>1.32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.615997">
                <text:p>332.615997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2.71701">
                <text:p>332.71701</text:p>
              </table:table-cell>
              <table:table-cell office:value-type="float" office:value="1.3232">
                <text:p>1.3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2.816986">
                <text:p>332.816986</text:p>
              </table:table-cell>
              <table:table-cell office:value-type="float" office:value="1.3232">
                <text:p>1.3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2.917999">
                <text:p>332.917999</text:p>
              </table:table-cell>
              <table:table-cell office:value-type="float" office:value="1.3248">
                <text:p>1.32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3.018005">
                <text:p>333.018005</text:p>
              </table:table-cell>
              <table:table-cell office:value-type="float" office:value="1.3869">
                <text:p>1.38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3.118988">
                <text:p>333.118988</text:p>
              </table:table-cell>
              <table:table-cell office:value-type="float" office:value="1.3256">
                <text:p>1.3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3.218994">
                <text:p>333.218994</text:p>
              </table:table-cell>
              <table:table-cell office:value-type="float" office:value="1.3248">
                <text:p>1.3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3.319">
                <text:p>333.319</text:p>
              </table:table-cell>
              <table:table-cell office:value-type="float" office:value="1.3248">
                <text:p>1.3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3.420013">
                <text:p>333.42001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3.519989">
                <text:p>333.519989</text:p>
              </table:table-cell>
              <table:table-cell office:value-type="float" office:value="1.3321">
                <text:p>1.3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3.619995">
                <text:p>333.619995</text:p>
              </table:table-cell>
              <table:table-cell office:value-type="float" office:value="1.3297">
                <text:p>1.3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3.721008">
                <text:p>333.72100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3.821991">
                <text:p>333.821991</text:p>
              </table:table-cell>
              <table:table-cell office:value-type="float" office:value="1.3256">
                <text:p>1.3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3.923004">
                <text:p>333.923004</text:p>
              </table:table-cell>
              <table:table-cell office:value-type="float" office:value="1.4352">
                <text:p>1.4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4.023987">
                <text:p>334.02398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4.123993">
                <text:p>334.123993</text:p>
              </table:table-cell>
              <table:table-cell office:value-type="float" office:value="1.3232">
                <text:p>1.32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4.225006">
                <text:p>334.225006</text:p>
              </table:table-cell>
              <table:table-cell office:value-type="float" office:value="1.3482">
                <text:p>1.3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4.325989">
                <text:p>334.325989</text:p>
              </table:table-cell>
              <table:table-cell office:value-type="float" office:value="1.3079">
                <text:p>1.30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4.425995">
                <text:p>334.425995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.527008">
                <text:p>334.527008</text:p>
              </table:table-cell>
              <table:table-cell office:value-type="float" office:value="1.3095">
                <text:p>1.30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.627991">
                <text:p>334.627991</text:p>
              </table:table-cell>
              <table:table-cell office:value-type="float" office:value="1.3176">
                <text:p>1.3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4.727997">
                <text:p>334.727997</text:p>
              </table:table-cell>
              <table:table-cell office:value-type="float" office:value="1.3152">
                <text:p>1.3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4.828003">
                <text:p>334.828003</text:p>
              </table:table-cell>
              <table:table-cell office:value-type="float" office:value="1.3216">
                <text:p>1.3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4.928009">
                <text:p>334.928009</text:p>
              </table:table-cell>
              <table:table-cell office:value-type="float" office:value="1.3039">
                <text:p>1.30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5.028992">
                <text:p>335.028992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5.128998">
                <text:p>335.128998</text:p>
              </table:table-cell>
              <table:table-cell office:value-type="float" office:value="1.3152">
                <text:p>1.31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5.230011">
                <text:p>335.230011</text:p>
              </table:table-cell>
              <table:table-cell office:value-type="float" office:value="1.3055">
                <text:p>1.3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5.329987">
                <text:p>335.329987</text:p>
              </table:table-cell>
              <table:table-cell office:value-type="float" office:value="1.3192">
                <text:p>1.31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5.429993">
                <text:p>335.429993</text:p>
              </table:table-cell>
              <table:table-cell office:value-type="float" office:value="1.3345">
                <text:p>1.3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5.531006">
                <text:p>335.531006</text:p>
              </table:table-cell>
              <table:table-cell office:value-type="float" office:value="1.3208">
                <text:p>1.32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5.631012">
                <text:p>335.631012</text:p>
              </table:table-cell>
              <table:table-cell office:value-type="float" office:value="1.3619">
                <text:p>1.36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5.731995">
                <text:p>335.731995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5.833008">
                <text:p>335.833008</text:p>
              </table:table-cell>
              <table:table-cell office:value-type="float" office:value="1.3216">
                <text:p>1.32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5.933014">
                <text:p>335.933014</text:p>
              </table:table-cell>
              <table:table-cell office:value-type="float" office:value="1.3232">
                <text:p>1.3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6.033997">
                <text:p>336.033997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6.134003">
                <text:p>336.134003</text:p>
              </table:table-cell>
              <table:table-cell office:value-type="float" office:value="1.3071">
                <text:p>1.30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6.234009">
                <text:p>336.234009</text:p>
              </table:table-cell>
              <table:table-cell office:value-type="float" office:value="1.3216">
                <text:p>1.32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6.334015">
                <text:p>336.334015</text:p>
              </table:table-cell>
              <table:table-cell office:value-type="float" office:value="1.3297">
                <text:p>1.32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6.434998">
                <text:p>336.434998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6.536011">
                <text:p>336.536011</text:p>
              </table:table-cell>
              <table:table-cell office:value-type="float" office:value="1.3216">
                <text:p>1.32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.635986">
                <text:p>336.63598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6.737">
                <text:p>336.737</text:p>
              </table:table-cell>
              <table:table-cell office:value-type="float" office:value="1.3256">
                <text:p>1.32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6.837006">
                <text:p>336.837006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6.937012">
                <text:p>336.937012</text:p>
              </table:table-cell>
              <table:table-cell office:value-type="float" office:value="1.3248">
                <text:p>1.3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7.037994">
                <text:p>337.037994</text:p>
              </table:table-cell>
              <table:table-cell office:value-type="float" office:value="1.3353">
                <text:p>1.3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7.138">
                <text:p>337.138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7.239014">
                <text:p>337.239014</text:p>
              </table:table-cell>
              <table:table-cell office:value-type="float" office:value="1.3216">
                <text:p>1.32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7.339996">
                <text:p>337.339996</text:p>
              </table:table-cell>
              <table:table-cell office:value-type="float" office:value="1.3216">
                <text:p>1.32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7.44101">
                <text:p>337.4410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7.541992">
                <text:p>337.541992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7.641998">
                <text:p>337.641998</text:p>
              </table:table-cell>
              <table:table-cell office:value-type="float" office:value="1.3184">
                <text:p>1.31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7.742004">
                <text:p>337.742004</text:p>
              </table:table-cell>
              <table:table-cell office:value-type="float" office:value="1.3176">
                <text:p>1.31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7.842987">
                <text:p>337.842987</text:p>
              </table:table-cell>
              <table:table-cell office:value-type="float" office:value="1.3442">
                <text:p>1.34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7.942993">
                <text:p>337.942993</text:p>
              </table:table-cell>
              <table:table-cell office:value-type="float" office:value="1.3208">
                <text:p>1.32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.042999">
                <text:p>338.042999</text:p>
              </table:table-cell>
              <table:table-cell office:value-type="float" office:value="1.3273">
                <text:p>1.32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8.143005">
                <text:p>338.143005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8.243988">
                <text:p>338.243988</text:p>
              </table:table-cell>
              <table:table-cell office:value-type="float" office:value="1.3385">
                <text:p>1.33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8.343994">
                <text:p>338.343994</text:p>
              </table:table-cell>
              <table:table-cell office:value-type="float" office:value="1.3466">
                <text:p>1.34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8.445007">
                <text:p>338.445007</text:p>
              </table:table-cell>
              <table:table-cell office:value-type="float" office:value="1.3232">
                <text:p>1.32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8.54599">
                <text:p>338.54599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8.647003">
                <text:p>338.647003</text:p>
              </table:table-cell>
              <table:table-cell office:value-type="float" office:value="1.3232">
                <text:p>1.32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8.747986">
                <text:p>338.747986</text:p>
              </table:table-cell>
              <table:table-cell office:value-type="float" office:value="1.3136">
                <text:p>1.3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.848999">
                <text:p>338.848999</text:p>
              </table:table-cell>
              <table:table-cell office:value-type="float" office:value="1.3329">
                <text:p>1.33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8.950012">
                <text:p>338.950012</text:p>
              </table:table-cell>
              <table:table-cell office:value-type="float" office:value="1.3506">
                <text:p>1.35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9.050995">
                <text:p>339.050995</text:p>
              </table:table-cell>
              <table:table-cell office:value-type="float" office:value="1.3289">
                <text:p>1.32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9.152008">
                <text:p>339.152008</text:p>
              </table:table-cell>
              <table:table-cell office:value-type="float" office:value="1.3256">
                <text:p>1.32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9.252991">
                <text:p>339.252991</text:p>
              </table:table-cell>
              <table:table-cell office:value-type="float" office:value="1.3264">
                <text:p>1.32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9.354004">
                <text:p>339.354004</text:p>
              </table:table-cell>
              <table:table-cell office:value-type="float" office:value="1.3256">
                <text:p>1.3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9.45401">
                <text:p>339.45401</text:p>
              </table:table-cell>
              <table:table-cell office:value-type="float" office:value="1.3256">
                <text:p>1.32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9.553986">
                <text:p>339.553986</text:p>
              </table:table-cell>
              <table:table-cell office:value-type="float" office:value="1.3651">
                <text:p>1.36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9.654999">
                <text:p>339.654999</text:p>
              </table:table-cell>
              <table:table-cell office:value-type="float" office:value="1.3385">
                <text:p>1.33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9.756012">
                <text:p>339.756012</text:p>
              </table:table-cell>
              <table:table-cell office:value-type="float" office:value="1.3974">
                <text:p>1.39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9.856995">
                <text:p>339.856995</text:p>
              </table:table-cell>
              <table:table-cell office:value-type="float" office:value="1.4046">
                <text:p>1.40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9.958008">
                <text:p>339.958008</text:p>
              </table:table-cell>
              <table:table-cell office:value-type="float" office:value="1.4014">
                <text:p>1.4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0.05899">
                <text:p>340.05899</text:p>
              </table:table-cell>
              <table:table-cell office:value-type="float" office:value="1.4038">
                <text:p>1.40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0.158997">
                <text:p>340.158997</text:p>
              </table:table-cell>
              <table:table-cell office:value-type="float" office:value="1.4248">
                <text:p>1.42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0.26001">
                <text:p>340.26001</text:p>
              </table:table-cell>
              <table:table-cell office:value-type="float" office:value="1.4054">
                <text:p>1.40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0.360992">
                <text:p>340.360992</text:p>
              </table:table-cell>
              <table:table-cell office:value-type="float" office:value="1.3555">
                <text:p>1.35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.460999">
                <text:p>340.460999</text:p>
              </table:table-cell>
              <table:table-cell office:value-type="float" office:value="1.2596">
                <text:p>1.25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0.561005">
                <text:p>340.561005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0.661011">
                <text:p>340.661011</text:p>
              </table:table-cell>
              <table:table-cell office:value-type="float" office:value="1.1959">
                <text:p>1.19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0.761993">
                <text:p>340.761993</text:p>
              </table:table-cell>
              <table:table-cell office:value-type="float" office:value="1.1999">
                <text:p>1.19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0.862">
                <text:p>340.862</text:p>
              </table:table-cell>
              <table:table-cell office:value-type="float" office:value="1.1967">
                <text:p>1.19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0.963013">
                <text:p>340.963013</text:p>
              </table:table-cell>
              <table:table-cell office:value-type="float" office:value="1.2112">
                <text:p>1.2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1.063995">
                <text:p>341.063995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1.165985">
                <text:p>341.165985</text:p>
              </table:table-cell>
              <table:table-cell office:value-type="float" office:value="1.2539">
                <text:p>1.25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1.265991">
                <text:p>341.265991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1.367004">
                <text:p>341.367004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1.467987">
                <text:p>341.467987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1.567993">
                <text:p>341.567993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.667999">
                <text:p>341.667999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1.769012">
                <text:p>341.769012</text:p>
              </table:table-cell>
              <table:table-cell office:value-type="float" office:value="1.2459">
                <text:p>1.2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1.868988">
                <text:p>341.868988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1.970001">
                <text:p>341.970001</text:p>
              </table:table-cell>
              <table:table-cell office:value-type="float" office:value="1.2692">
                <text:p>1.26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.070007">
                <text:p>342.070007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2.17099">
                <text:p>342.17099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2.270996">
                <text:p>342.270996</text:p>
              </table:table-cell>
              <table:table-cell office:value-type="float" office:value="1.2515">
                <text:p>1.25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2.372009">
                <text:p>342.372009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2.472992">
                <text:p>342.472992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2.572998">
                <text:p>342.572998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2.673004">
                <text:p>342.673004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2.77301">
                <text:p>342.77301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2.872986">
                <text:p>342.872986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2.973999">
                <text:p>342.973999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3.075012">
                <text:p>343.075012</text:p>
              </table:table-cell>
              <table:table-cell office:value-type="float" office:value="1.2459">
                <text:p>1.24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3.174988">
                <text:p>343.174988</text:p>
              </table:table-cell>
              <table:table-cell office:value-type="float" office:value="1.2733">
                <text:p>1.27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3.274994">
                <text:p>343.274994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3.375">
                <text:p>343.375</text:p>
              </table:table-cell>
              <table:table-cell office:value-type="float" office:value="1.2628">
                <text:p>1.26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3.476013">
                <text:p>343.476013</text:p>
              </table:table-cell>
              <table:table-cell office:value-type="float" office:value="1.2418">
                <text:p>1.24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3.576996">
                <text:p>343.576996</text:p>
              </table:table-cell>
              <table:table-cell office:value-type="float" office:value="1.2418">
                <text:p>1.24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3.677002">
                <text:p>343.677002</text:p>
              </table:table-cell>
              <table:table-cell office:value-type="float" office:value="1.2515">
                <text:p>1.25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3.777008">
                <text:p>343.777008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3.877991">
                <text:p>343.877991</text:p>
              </table:table-cell>
              <table:table-cell office:value-type="float" office:value="1.2434">
                <text:p>1.24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3.979004">
                <text:p>343.979004</text:p>
              </table:table-cell>
              <table:table-cell office:value-type="float" office:value="1.2588">
                <text:p>1.2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4.079987">
                <text:p>344.079987</text:p>
              </table:table-cell>
              <table:table-cell office:value-type="float" office:value="1.2459">
                <text:p>1.2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4.181">
                <text:p>344.181</text:p>
              </table:table-cell>
              <table:table-cell office:value-type="float" office:value="1.2241">
                <text:p>1.22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4.281006">
                <text:p>344.281006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4.381012">
                <text:p>344.381012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4.480988">
                <text:p>344.480988</text:p>
              </table:table-cell>
              <table:table-cell office:value-type="float" office:value="1.2434">
                <text:p>1.24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4.582001">
                <text:p>344.582001</text:p>
              </table:table-cell>
              <table:table-cell office:value-type="float" office:value="1.2265">
                <text:p>1.22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4.683014">
                <text:p>344.683014</text:p>
              </table:table-cell>
              <table:table-cell office:value-type="float" office:value="1.2305">
                <text:p>1.23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4.78299">
                <text:p>344.78299</text:p>
              </table:table-cell>
              <table:table-cell office:value-type="float" office:value="1.2459">
                <text:p>1.24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4.884003">
                <text:p>344.884003</text:p>
              </table:table-cell>
              <table:table-cell office:value-type="float" office:value="1.2523">
                <text:p>1.25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4.984009">
                <text:p>344.984009</text:p>
              </table:table-cell>
              <table:table-cell office:value-type="float" office:value="1.2354">
                <text:p>1.23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5.084991">
                <text:p>345.084991</text:p>
              </table:table-cell>
              <table:table-cell office:value-type="float" office:value="1.2402">
                <text:p>1.24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5.186005">
                <text:p>345.186005</text:p>
              </table:table-cell>
              <table:table-cell office:value-type="float" office:value="1.2547">
                <text:p>1.25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5.286987">
                <text:p>345.286987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5.388">
                <text:p>345.388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5.488007">
                <text:p>345.488007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5.588989">
                <text:p>345.588989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5.690002">
                <text:p>345.690002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5.790009">
                <text:p>345.790009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5.890991">
                <text:p>345.890991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5.990997">
                <text:p>345.990997</text:p>
              </table:table-cell>
              <table:table-cell office:value-type="float" office:value="1.2451">
                <text:p>1.24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6.09201">
                <text:p>346.09201</text:p>
              </table:table-cell>
              <table:table-cell office:value-type="float" office:value="1.2467">
                <text:p>1.24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6.191986">
                <text:p>346.191986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6.291992">
                <text:p>346.291992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6.393005">
                <text:p>346.393005</text:p>
              </table:table-cell>
              <table:table-cell office:value-type="float" office:value="1.2475">
                <text:p>1.24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6.493988">
                <text:p>346.493988</text:p>
              </table:table-cell>
              <table:table-cell office:value-type="float" office:value="1.2467">
                <text:p>1.24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6.595001">
                <text:p>346.595001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6.696014">
                <text:p>346.696014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6.79599">
                <text:p>346.79599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6.895996">
                <text:p>346.895996</text:p>
              </table:table-cell>
              <table:table-cell office:value-type="float" office:value="1.2475">
                <text:p>1.24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6.996002">
                <text:p>346.996002</text:p>
              </table:table-cell>
              <table:table-cell office:value-type="float" office:value="1.2338">
                <text:p>1.23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7.096985">
                <text:p>347.096985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7.196991">
                <text:p>347.196991</text:p>
              </table:table-cell>
              <table:table-cell office:value-type="float" office:value="1.2467">
                <text:p>1.24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7.296997">
                <text:p>347.296997</text:p>
              </table:table-cell>
              <table:table-cell office:value-type="float" office:value="1.2354">
                <text:p>1.23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7.398987">
                <text:p>347.398987</text:p>
              </table:table-cell>
              <table:table-cell office:value-type="float" office:value="1.2249">
                <text:p>1.22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7.5">
                <text:p>347.5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7.600006">
                <text:p>347.600006</text:p>
              </table:table-cell>
              <table:table-cell office:value-type="float" office:value="1.2418">
                <text:p>1.2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7.700989">
                <text:p>347.700989</text:p>
              </table:table-cell>
              <table:table-cell office:value-type="float" office:value="1.2555">
                <text:p>1.25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7.800995">
                <text:p>347.800995</text:p>
              </table:table-cell>
              <table:table-cell office:value-type="float" office:value="1.2362">
                <text:p>1.23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7.902008">
                <text:p>347.902008</text:p>
              </table:table-cell>
              <table:table-cell office:value-type="float" office:value="1.2596">
                <text:p>1.25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8.002991">
                <text:p>348.002991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8.104004">
                <text:p>348.104004</text:p>
              </table:table-cell>
              <table:table-cell office:value-type="float" office:value="1.2507">
                <text:p>1.25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8.204987">
                <text:p>348.204987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8.304993">
                <text:p>348.304993</text:p>
              </table:table-cell>
              <table:table-cell office:value-type="float" office:value="1.2338">
                <text:p>1.23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8.404999">
                <text:p>348.404999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8.506012">
                <text:p>348.506012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8.606995">
                <text:p>348.606995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8.708008">
                <text:p>348.708008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8.80899">
                <text:p>348.80899</text:p>
              </table:table-cell>
              <table:table-cell office:value-type="float" office:value="1.2338">
                <text:p>1.23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8.908997">
                <text:p>348.908997</text:p>
              </table:table-cell>
              <table:table-cell office:value-type="float" office:value="1.2346">
                <text:p>1.23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009003">
                <text:p>349.009003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109009">
                <text:p>349.109009</text:p>
              </table:table-cell>
              <table:table-cell office:value-type="float" office:value="1.2475">
                <text:p>1.24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209015">
                <text:p>349.209015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30899">
                <text:p>349.30899</text:p>
              </table:table-cell>
              <table:table-cell office:value-type="float" office:value="1.2354">
                <text:p>1.23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410004">
                <text:p>349.410004</text:p>
              </table:table-cell>
              <table:table-cell office:value-type="float" office:value="1.2265">
                <text:p>1.22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510986">
                <text:p>349.510986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610992">
                <text:p>349.610992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710999">
                <text:p>349.710999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812012">
                <text:p>349.812012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912994">
                <text:p>349.912994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0.013">
                <text:p>350.013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0.113007">
                <text:p>350.113007</text:p>
              </table:table-cell>
              <table:table-cell office:value-type="float" office:value="1.2346">
                <text:p>1.23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0.213013">
                <text:p>350.213013</text:p>
              </table:table-cell>
              <table:table-cell office:value-type="float" office:value="1.2346">
                <text:p>1.23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0.313995">
                <text:p>350.313995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0.414001">
                <text:p>350.414001</text:p>
              </table:table-cell>
              <table:table-cell office:value-type="float" office:value="1.2434">
                <text:p>1.24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0.514008">
                <text:p>350.514008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0.61499">
                <text:p>350.61499</text:p>
              </table:table-cell>
              <table:table-cell office:value-type="float" office:value="1.2338">
                <text:p>1.23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0.716003">
                <text:p>350.716003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0.81601">
                <text:p>350.81601</text:p>
              </table:table-cell>
              <table:table-cell office:value-type="float" office:value="1.2354">
                <text:p>1.23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0.915985">
                <text:p>350.915985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1.016998">
                <text:p>351.016998</text:p>
              </table:table-cell>
              <table:table-cell office:value-type="float" office:value="1.2434">
                <text:p>1.24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1.118011">
                <text:p>351.118011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1.218994">
                <text:p>351.218994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1.319">
                <text:p>351.319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1.420013">
                <text:p>351.420013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1.519989">
                <text:p>351.519989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1.619995">
                <text:p>351.619995</text:p>
              </table:table-cell>
              <table:table-cell office:value-type="float" office:value="1.2467">
                <text:p>1.24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1.721008">
                <text:p>351.721008</text:p>
              </table:table-cell>
              <table:table-cell office:value-type="float" office:value="1.2394">
                <text:p>1.23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1.821014">
                <text:p>351.821014</text:p>
              </table:table-cell>
              <table:table-cell office:value-type="float" office:value="1.2346">
                <text:p>1.23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1.921997">
                <text:p>351.921997</text:p>
              </table:table-cell>
              <table:table-cell office:value-type="float" office:value="1.2314">
                <text:p>1.23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2.02301">
                <text:p>352.02301</text:p>
              </table:table-cell>
              <table:table-cell office:value-type="float" office:value="1.2579">
                <text:p>1.25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2.123993">
                <text:p>352.123993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2.223999">
                <text:p>352.223999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2.325012">
                <text:p>352.325012</text:p>
              </table:table-cell>
              <table:table-cell office:value-type="float" office:value="1.2297">
                <text:p>1.22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2.424988">
                <text:p>352.424988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2.524994">
                <text:p>352.524994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2.626007">
                <text:p>352.626007</text:p>
              </table:table-cell>
              <table:table-cell office:value-type="float" office:value="1.2354">
                <text:p>1.23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2.72699">
                <text:p>352.72699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2.828003">
                <text:p>352.828003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2.928986">
                <text:p>352.928986</text:p>
              </table:table-cell>
              <table:table-cell office:value-type="float" office:value="1.2467">
                <text:p>1.24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3.029999">
                <text:p>353.029999</text:p>
              </table:table-cell>
              <table:table-cell office:value-type="float" office:value="1.2402">
                <text:p>1.24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3.130005">
                <text:p>353.130005</text:p>
              </table:table-cell>
              <table:table-cell office:value-type="float" office:value="1.2426">
                <text:p>1.24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3.230011">
                <text:p>353.230011</text:p>
              </table:table-cell>
              <table:table-cell office:value-type="float" office:value="1.2386">
                <text:p>1.23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3.329987">
                <text:p>353.329987</text:p>
              </table:table-cell>
              <table:table-cell office:value-type="float" office:value="1.2507">
                <text:p>1.25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3.431">
                <text:p>353.431</text:p>
              </table:table-cell>
              <table:table-cell office:value-type="float" office:value="1.2676">
                <text:p>1.26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3.531006">
                <text:p>353.531006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3.631989">
                <text:p>353.631989</text:p>
              </table:table-cell>
              <table:table-cell office:value-type="float" office:value="1.2507">
                <text:p>1.25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3.731995">
                <text:p>353.731995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3.832001">
                <text:p>353.832001</text:p>
              </table:table-cell>
              <table:table-cell office:value-type="float" office:value="1.2797">
                <text:p>1.27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3.932007">
                <text:p>353.932007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4.032013">
                <text:p>354.032013</text:p>
              </table:table-cell>
              <table:table-cell office:value-type="float" office:value="1.2346">
                <text:p>1.23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4.132996">
                <text:p>354.132996</text:p>
              </table:table-cell>
              <table:table-cell office:value-type="float" office:value="1.2499">
                <text:p>1.24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4.234009">
                <text:p>354.234009</text:p>
              </table:table-cell>
              <table:table-cell office:value-type="float" office:value="1.2539">
                <text:p>1.25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4.334991">
                <text:p>354.334991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4.436005">
                <text:p>354.436005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4.536987">
                <text:p>354.536987</text:p>
              </table:table-cell>
              <table:table-cell office:value-type="float" office:value="1.2467">
                <text:p>1.24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4.638">
                <text:p>354.638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4.738007">
                <text:p>354.738007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4.838013">
                <text:p>354.838013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4.938995">
                <text:p>354.938995</text:p>
              </table:table-cell>
              <table:table-cell office:value-type="float" office:value="1.2378">
                <text:p>1.23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5.039001">
                <text:p>355.039001</text:p>
              </table:table-cell>
              <table:table-cell office:value-type="float" office:value="1.2515">
                <text:p>1.25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5.139008">
                <text:p>355.139008</text:p>
              </table:table-cell>
              <table:table-cell office:value-type="float" office:value="1.2563">
                <text:p>1.25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5.239014">
                <text:p>355.239014</text:p>
              </table:table-cell>
              <table:table-cell office:value-type="float" office:value="1.2491">
                <text:p>1.24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5.338989">
                <text:p>355.338989</text:p>
              </table:table-cell>
              <table:table-cell office:value-type="float" office:value="1.2579">
                <text:p>1.25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5.438995">
                <text:p>355.438995</text:p>
              </table:table-cell>
              <table:table-cell office:value-type="float" office:value="1.2741">
                <text:p>1.27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5.539001">
                <text:p>355.539001</text:p>
              </table:table-cell>
              <table:table-cell office:value-type="float" office:value="1.1919">
                <text:p>1.19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5.640015">
                <text:p>355.640015</text:p>
              </table:table-cell>
              <table:table-cell office:value-type="float" office:value="1.2346">
                <text:p>1.23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5.73999">
                <text:p>355.73999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5.839996">
                <text:p>355.839996</text:p>
              </table:table-cell>
              <table:table-cell office:value-type="float" office:value="1.3941">
                <text:p>1.39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5.94101">
                <text:p>355.94101</text:p>
              </table:table-cell>
              <table:table-cell office:value-type="float" office:value="1.3885">
                <text:p>1.38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6.040985">
                <text:p>356.040985</text:p>
              </table:table-cell>
              <table:table-cell office:value-type="float" office:value="1.3732">
                <text:p>1.37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6.141998">
                <text:p>356.141998</text:p>
              </table:table-cell>
              <table:table-cell office:value-type="float" office:value="1.3788">
                <text:p>1.37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6.242004">
                <text:p>356.242004</text:p>
              </table:table-cell>
              <table:table-cell office:value-type="float" office:value="1.3853">
                <text:p>1.38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.34201">
                <text:p>356.34201</text:p>
              </table:table-cell>
              <table:table-cell office:value-type="float" office:value="1.3909">
                <text:p>1.39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6.442993">
                <text:p>356.442993</text:p>
              </table:table-cell>
              <table:table-cell office:value-type="float" office:value="1.4256">
                <text:p>1.42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6.542999">
                <text:p>356.542999</text:p>
              </table:table-cell>
              <table:table-cell office:value-type="float" office:value="1.3901">
                <text:p>1.39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6.643005">
                <text:p>356.643005</text:p>
              </table:table-cell>
              <table:table-cell office:value-type="float" office:value="1.3974">
                <text:p>1.39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6.743988">
                <text:p>356.743988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6.843994">
                <text:p>356.843994</text:p>
              </table:table-cell>
              <table:table-cell office:value-type="float" office:value="1.4288">
                <text:p>1.42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6.945007">
                <text:p>356.945007</text:p>
              </table:table-cell>
              <table:table-cell office:value-type="float" office:value="1.3917">
                <text:p>1.39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7.04599">
                <text:p>357.04599</text:p>
              </table:table-cell>
              <table:table-cell office:value-type="float" office:value="1.3949">
                <text:p>1.39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7.145996">
                <text:p>357.145996</text:p>
              </table:table-cell>
              <table:table-cell office:value-type="float" office:value="1.3538">
                <text:p>1.3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7.247009">
                <text:p>357.247009</text:p>
              </table:table-cell>
              <table:table-cell office:value-type="float" office:value="1.3579">
                <text:p>1.35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7.347992">
                <text:p>357.347992</text:p>
              </table:table-cell>
              <table:table-cell office:value-type="float" office:value="1.3764">
                <text:p>1.37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7.447998">
                <text:p>357.447998</text:p>
              </table:table-cell>
              <table:table-cell office:value-type="float" office:value="1.3498">
                <text:p>1.34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7.548004">
                <text:p>357.548004</text:p>
              </table:table-cell>
              <table:table-cell office:value-type="float" office:value="1.3748">
                <text:p>1.37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7.64801">
                <text:p>357.64801</text:p>
              </table:table-cell>
              <table:table-cell office:value-type="float" office:value="1.3377">
                <text:p>1.33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7.747986">
                <text:p>357.747986</text:p>
              </table:table-cell>
              <table:table-cell office:value-type="float" office:value="1.2966">
                <text:p>1.29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7.848999">
                <text:p>357.848999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7.950012">
                <text:p>357.950012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8.050995">
                <text:p>358.050995</text:p>
              </table:table-cell>
              <table:table-cell office:value-type="float" office:value="1.2781">
                <text:p>1.27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8.151001">
                <text:p>358.151001</text:p>
              </table:table-cell>
              <table:table-cell office:value-type="float" office:value="1.3079">
                <text:p>1.30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8.251007">
                <text:p>358.251007</text:p>
              </table:table-cell>
              <table:table-cell office:value-type="float" office:value="1.2926">
                <text:p>1.29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8.351013">
                <text:p>358.351013</text:p>
              </table:table-cell>
              <table:table-cell office:value-type="float" office:value="1.3224">
                <text:p>1.32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8.451996">
                <text:p>358.451996</text:p>
              </table:table-cell>
              <table:table-cell office:value-type="float" office:value="1.3136">
                <text:p>1.31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8.552002">
                <text:p>358.552002</text:p>
              </table:table-cell>
              <table:table-cell office:value-type="float" office:value="1.3152">
                <text:p>1.31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8.652008">
                <text:p>358.652008</text:p>
              </table:table-cell>
              <table:table-cell office:value-type="float" office:value="1.3861">
                <text:p>1.38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8.752014">
                <text:p>358.752014</text:p>
              </table:table-cell>
              <table:table-cell office:value-type="float" office:value="1.3933">
                <text:p>1.39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8.85199">
                <text:p>358.85199</text:p>
              </table:table-cell>
              <table:table-cell office:value-type="float" office:value="1.3885">
                <text:p>1.38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8.951996">
                <text:p>358.951996</text:p>
              </table:table-cell>
              <table:table-cell office:value-type="float" office:value="1.3893">
                <text:p>1.38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9.053009">
                <text:p>359.053009</text:p>
              </table:table-cell>
              <table:table-cell office:value-type="float" office:value="1.3925">
                <text:p>1.39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9.153015">
                <text:p>359.153015</text:p>
              </table:table-cell>
              <table:table-cell office:value-type="float" office:value="1.3893">
                <text:p>1.38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9.252991">
                <text:p>359.252991</text:p>
              </table:table-cell>
              <table:table-cell office:value-type="float" office:value="1.3595">
                <text:p>1.35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9.354004">
                <text:p>359.354004</text:p>
              </table:table-cell>
              <table:table-cell office:value-type="float" office:value="1.3619">
                <text:p>1.36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9.45401">
                <text:p>359.4540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9.553986">
                <text:p>359.553986</text:p>
              </table:table-cell>
              <table:table-cell office:value-type="float" office:value="1.3538">
                <text:p>1.35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9.654999">
                <text:p>359.654999</text:p>
              </table:table-cell>
              <table:table-cell office:value-type="float" office:value="1.3579">
                <text:p>1.35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9.756012">
                <text:p>359.756012</text:p>
              </table:table-cell>
              <table:table-cell office:value-type="float" office:value="1.3667">
                <text:p>1.3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9.856995">
                <text:p>359.856995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9.957001">
                <text:p>359.957001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0.057007">
                <text:p>360.057007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0.15799">
                <text:p>360.15799</text:p>
              </table:table-cell>
              <table:table-cell office:value-type="float" office:value="1.3885">
                <text:p>1.38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0.259003">
                <text:p>360.259003</text:p>
              </table:table-cell>
              <table:table-cell office:value-type="float" office:value="1.3982">
                <text:p>1.39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0.359985">
                <text:p>360.359985</text:p>
              </table:table-cell>
              <table:table-cell office:value-type="float" office:value="1.3974">
                <text:p>1.39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0.459991">
                <text:p>360.459991</text:p>
              </table:table-cell>
              <table:table-cell office:value-type="float" office:value="1.4038">
                <text:p>1.40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0.561005">
                <text:p>360.561005</text:p>
              </table:table-cell>
              <table:table-cell office:value-type="float" office:value="1.3982">
                <text:p>1.39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0.661987">
                <text:p>360.661987</text:p>
              </table:table-cell>
              <table:table-cell office:value-type="float" office:value="1.3917">
                <text:p>1.39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0.763">
                <text:p>360.763</text:p>
              </table:table-cell>
              <table:table-cell office:value-type="float" office:value="1.3966">
                <text:p>1.39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0.864014">
                <text:p>360.864014</text:p>
              </table:table-cell>
              <table:table-cell office:value-type="float" office:value="1.3909">
                <text:p>1.39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.963989">
                <text:p>360.963989</text:p>
              </table:table-cell>
              <table:table-cell office:value-type="float" office:value="1.3829">
                <text:p>1.38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.065002">
                <text:p>361.065002</text:p>
              </table:table-cell>
              <table:table-cell office:value-type="float" office:value="1.3933">
                <text:p>1.39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.166992">
                <text:p>361.166992</text:p>
              </table:table-cell>
              <table:table-cell office:value-type="float" office:value="1.4312">
                <text:p>1.43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.268005">
                <text:p>361.268005</text:p>
              </table:table-cell>
              <table:table-cell office:value-type="float" office:value="1.3087">
                <text:p>1.30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1.368011">
                <text:p>361.368011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1.467987">
                <text:p>361.467987</text:p>
              </table:table-cell>
              <table:table-cell office:value-type="float" office:value="1.2676">
                <text:p>1.26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1.567993">
                <text:p>361.567993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1.667999">
                <text:p>361.667999</text:p>
              </table:table-cell>
              <table:table-cell office:value-type="float" office:value="1.2579">
                <text:p>1.25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1.769012">
                <text:p>361.769012</text:p>
              </table:table-cell>
              <table:table-cell office:value-type="float" office:value="1.2483">
                <text:p>1.24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1.868988">
                <text:p>361.868988</text:p>
              </table:table-cell>
              <table:table-cell office:value-type="float" office:value="1.2547">
                <text:p>1.25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1.970001">
                <text:p>361.970001</text:p>
              </table:table-cell>
              <table:table-cell office:value-type="float" office:value="1.2926">
                <text:p>1.29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2.071014">
                <text:p>362.071014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2.17099">
                <text:p>362.17099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2.272003">
                <text:p>362.272003</text:p>
              </table:table-cell>
              <table:table-cell office:value-type="float" office:value="1.2668">
                <text:p>1.26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2.372009">
                <text:p>362.372009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2.471985">
                <text:p>362.471985</text:p>
              </table:table-cell>
              <table:table-cell office:value-type="float" office:value="1.2676">
                <text:p>1.26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2.571991">
                <text:p>362.571991</text:p>
              </table:table-cell>
              <table:table-cell office:value-type="float" office:value="1.2765">
                <text:p>1.27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2.673004">
                <text:p>362.673004</text:p>
              </table:table-cell>
              <table:table-cell office:value-type="float" office:value="1.2765">
                <text:p>1.27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2.773987">
                <text:p>362.773987</text:p>
              </table:table-cell>
              <table:table-cell office:value-type="float" office:value="1.2781">
                <text:p>1.27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2.875">
                <text:p>362.875</text:p>
              </table:table-cell>
              <table:table-cell office:value-type="float" office:value="1.2789">
                <text:p>1.27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2.976013">
                <text:p>362.976013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3.076996">
                <text:p>363.076996</text:p>
              </table:table-cell>
              <table:table-cell office:value-type="float" office:value="1.2668">
                <text:p>1.26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3.177002">
                <text:p>363.177002</text:p>
              </table:table-cell>
              <table:table-cell office:value-type="float" office:value="1.3047">
                <text:p>1.30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3.278015">
                <text:p>363.278015</text:p>
              </table:table-cell>
              <table:table-cell office:value-type="float" office:value="1.3119">
                <text:p>1.31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3.378998">
                <text:p>363.378998</text:p>
              </table:table-cell>
              <table:table-cell office:value-type="float" office:value="1.2797">
                <text:p>1.27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3.479004">
                <text:p>363.479004</text:p>
              </table:table-cell>
              <table:table-cell office:value-type="float" office:value="1.2725">
                <text:p>1.27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3.57901">
                <text:p>363.57901</text:p>
              </table:table-cell>
              <table:table-cell office:value-type="float" office:value="1.2797">
                <text:p>1.27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3.678986">
                <text:p>363.678986</text:p>
              </table:table-cell>
              <table:table-cell office:value-type="float" office:value="1.2725">
                <text:p>1.27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3.778992">
                <text:p>363.778992</text:p>
              </table:table-cell>
              <table:table-cell office:value-type="float" office:value="1.2652">
                <text:p>1.26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3.880005">
                <text:p>363.880005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3.980011">
                <text:p>363.980011</text:p>
              </table:table-cell>
              <table:table-cell office:value-type="float" office:value="1.2862">
                <text:p>1.28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4.080994">
                <text:p>364.080994</text:p>
              </table:table-cell>
              <table:table-cell office:value-type="float" office:value="1.2797">
                <text:p>1.27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4.181">
                <text:p>364.181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4.281006">
                <text:p>364.281006</text:p>
              </table:table-cell>
              <table:table-cell office:value-type="float" office:value="1.2765">
                <text:p>1.27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4.381989">
                <text:p>364.381989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64.483002">
                <text:p>364.483002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4.584015">
                <text:p>364.584015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64.68399">
                <text:p>364.68399</text:p>
              </table:table-cell>
              <table:table-cell office:value-type="float" office:value="1.2797">
                <text:p>1.27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64.783997">
                <text:p>364.783997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4.884003">
                <text:p>364.884003</text:p>
              </table:table-cell>
              <table:table-cell office:value-type="float" office:value="1.2853">
                <text:p>1.28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4.984009">
                <text:p>364.984009</text:p>
              </table:table-cell>
              <table:table-cell office:value-type="float" office:value="1.2926">
                <text:p>1.29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65.084015">
                <text:p>365.084015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5.184998">
                <text:p>365.184998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5.285004">
                <text:p>365.285004</text:p>
              </table:table-cell>
              <table:table-cell office:value-type="float" office:value="1.2789">
                <text:p>1.27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65.38501">
                <text:p>365.38501</text:p>
              </table:table-cell>
              <table:table-cell office:value-type="float" office:value="1.2805">
                <text:p>1.28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5.485992">
                <text:p>365.485992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65.587006">
                <text:p>365.587006</text:p>
              </table:table-cell>
              <table:table-cell office:value-type="float" office:value="1.2749">
                <text:p>1.27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5.687988">
                <text:p>365.687988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5.787994">
                <text:p>365.787994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5.888">
                <text:p>365.888</text:p>
              </table:table-cell>
              <table:table-cell office:value-type="float" office:value="1.3111">
                <text:p>1.31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5.988007">
                <text:p>365.988007</text:p>
              </table:table-cell>
              <table:table-cell office:value-type="float" office:value="1.2853">
                <text:p>1.28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6.088013">
                <text:p>366.088013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6.187988">
                <text:p>366.187988</text:p>
              </table:table-cell>
              <table:table-cell office:value-type="float" office:value="1.3087">
                <text:p>1.30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6.289001">
                <text:p>366.289001</text:p>
              </table:table-cell>
              <table:table-cell office:value-type="float" office:value="1.2805">
                <text:p>1.28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6.390015">
                <text:p>366.390015</text:p>
              </table:table-cell>
              <table:table-cell office:value-type="float" office:value="1.2853">
                <text:p>1.28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6.48999">
                <text:p>366.48999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6.589996">
                <text:p>366.589996</text:p>
              </table:table-cell>
              <table:table-cell office:value-type="float" office:value="1.2773">
                <text:p>1.27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6.69101">
                <text:p>366.69101</text:p>
              </table:table-cell>
              <table:table-cell office:value-type="float" office:value="1.3031">
                <text:p>1.30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6.790985">
                <text:p>366.790985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6.890991">
                <text:p>366.890991</text:p>
              </table:table-cell>
              <table:table-cell office:value-type="float" office:value="1.2773">
                <text:p>1.27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6.992004">
                <text:p>366.992004</text:p>
              </table:table-cell>
              <table:table-cell office:value-type="float" office:value="1.2765">
                <text:p>1.27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7.09201">
                <text:p>367.09201</text:p>
              </table:table-cell>
              <table:table-cell office:value-type="float" office:value="1.2749">
                <text:p>1.27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7.191986">
                <text:p>367.191986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7.291992">
                <text:p>367.291992</text:p>
              </table:table-cell>
              <table:table-cell office:value-type="float" office:value="1.2797">
                <text:p>1.27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7.391998">
                <text:p>367.391998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7.492004">
                <text:p>367.492004</text:p>
              </table:table-cell>
              <table:table-cell office:value-type="float" office:value="1.2805">
                <text:p>1.28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7.592987">
                <text:p>367.592987</text:p>
              </table:table-cell>
              <table:table-cell office:value-type="float" office:value="1.2918">
                <text:p>1.29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7.694">
                <text:p>367.694</text:p>
              </table:table-cell>
              <table:table-cell office:value-type="float" office:value="1.2805">
                <text:p>1.28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7.794006">
                <text:p>367.794006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7.894012">
                <text:p>367.894012</text:p>
              </table:table-cell>
              <table:table-cell office:value-type="float" office:value="1.2813">
                <text:p>1.28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7.994995">
                <text:p>367.994995</text:p>
              </table:table-cell>
              <table:table-cell office:value-type="float" office:value="1.2781">
                <text:p>1.27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8.096008">
                <text:p>368.096008</text:p>
              </table:table-cell>
              <table:table-cell office:value-type="float" office:value="1.2966">
                <text:p>1.29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8.196014">
                <text:p>368.196014</text:p>
              </table:table-cell>
              <table:table-cell office:value-type="float" office:value="1.2862">
                <text:p>1.28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8.29599">
                <text:p>368.29599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8.395996">
                <text:p>368.395996</text:p>
              </table:table-cell>
              <table:table-cell office:value-type="float" office:value="1.2853">
                <text:p>1.28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8.496002">
                <text:p>368.496002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8.596008">
                <text:p>368.596008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8.696014">
                <text:p>368.696014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8.79599">
                <text:p>368.79599</text:p>
              </table:table-cell>
              <table:table-cell office:value-type="float" office:value="1.2692">
                <text:p>1.26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8.895996">
                <text:p>368.895996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8.996002">
                <text:p>368.996002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9.096008">
                <text:p>369.096008</text:p>
              </table:table-cell>
              <table:table-cell office:value-type="float" office:value="1.2781">
                <text:p>1.27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9.196991">
                <text:p>369.196991</text:p>
              </table:table-cell>
              <table:table-cell office:value-type="float" office:value="1.2862">
                <text:p>1.28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9.296997">
                <text:p>369.296997</text:p>
              </table:table-cell>
              <table:table-cell office:value-type="float" office:value="1.2974">
                <text:p>1.29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9.39801">
                <text:p>369.39801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9.498993">
                <text:p>369.498993</text:p>
              </table:table-cell>
              <table:table-cell office:value-type="float" office:value="1.2789">
                <text:p>1.27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9.600006">
                <text:p>369.600006</text:p>
              </table:table-cell>
              <table:table-cell office:value-type="float" office:value="1.2676">
                <text:p>1.26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9.700012">
                <text:p>369.700012</text:p>
              </table:table-cell>
              <table:table-cell office:value-type="float" office:value="1.2862">
                <text:p>1.28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9.799988">
                <text:p>369.799988</text:p>
              </table:table-cell>
              <table:table-cell office:value-type="float" office:value="1.2773">
                <text:p>1.27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9.899994">
                <text:p>369.899994</text:p>
              </table:table-cell>
              <table:table-cell office:value-type="float" office:value="1.3055">
                <text:p>1.30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0">
                <text:p>370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0.100006">
                <text:p>370.100006</text:p>
              </table:table-cell>
              <table:table-cell office:value-type="float" office:value="1.2781">
                <text:p>1.27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70.200989">
                <text:p>370.200989</text:p>
              </table:table-cell>
              <table:table-cell office:value-type="float" office:value="1.2918">
                <text:p>1.29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0.302002">
                <text:p>370.302002</text:p>
              </table:table-cell>
              <table:table-cell office:value-type="float" office:value="1.2934">
                <text:p>1.29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70.403015">
                <text:p>370.403015</text:p>
              </table:table-cell>
              <table:table-cell office:value-type="float" office:value="1.2934">
                <text:p>1.29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70.503998">
                <text:p>370.503998</text:p>
              </table:table-cell>
              <table:table-cell office:value-type="float" office:value="1.3007">
                <text:p>1.30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70.604004">
                <text:p>370.604004</text:p>
              </table:table-cell>
              <table:table-cell office:value-type="float" office:value="1.2878">
                <text:p>1.28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0.70401">
                <text:p>370.70401</text:p>
              </table:table-cell>
              <table:table-cell office:value-type="float" office:value="1.2837">
                <text:p>1.28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70.803986">
                <text:p>370.803986</text:p>
              </table:table-cell>
              <table:table-cell office:value-type="float" office:value="1.2999">
                <text:p>1.299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0.903992">
                <text:p>370.903992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1.003998">
                <text:p>371.003998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1.105011">
                <text:p>371.105011</text:p>
              </table:table-cell>
              <table:table-cell office:value-type="float" office:value="1.2918">
                <text:p>1.29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71.204987">
                <text:p>371.204987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1.306">
                <text:p>371.306</text:p>
              </table:table-cell>
              <table:table-cell office:value-type="float" office:value="1.2958">
                <text:p>1.29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1.406006">
                <text:p>371.406006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1.506989">
                <text:p>371.506989</text:p>
              </table:table-cell>
              <table:table-cell office:value-type="float" office:value="1.3007">
                <text:p>1.30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1.606995">
                <text:p>371.606995</text:p>
              </table:table-cell>
              <table:table-cell office:value-type="float" office:value="1.2894">
                <text:p>1.28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71.707001">
                <text:p>371.707001</text:p>
              </table:table-cell>
              <table:table-cell office:value-type="float" office:value="1.2942">
                <text:p>1.29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1.807007">
                <text:p>371.807007</text:p>
              </table:table-cell>
              <table:table-cell office:value-type="float" office:value="1.3111">
                <text:p>1.31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71.90799">
                <text:p>371.90799</text:p>
              </table:table-cell>
              <table:table-cell office:value-type="float" office:value="1.2684">
                <text:p>1.26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2.007996">
                <text:p>372.007996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72.108002">
                <text:p>372.108002</text:p>
              </table:table-cell>
              <table:table-cell office:value-type="float" office:value="1.2733">
                <text:p>1.27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2.209015">
                <text:p>372.209015</text:p>
              </table:table-cell>
              <table:table-cell office:value-type="float" office:value="1.2886">
                <text:p>1.28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2.30899">
                <text:p>372.30899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2.408997">
                <text:p>372.408997</text:p>
              </table:table-cell>
              <table:table-cell office:value-type="float" office:value="1.2821">
                <text:p>1.28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2.509003">
                <text:p>372.509003</text:p>
              </table:table-cell>
              <table:table-cell office:value-type="float" office:value="1.2821">
                <text:p>1.2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